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36120538.46" calcext:value-type="float">
            <text:p>36120538,46</text:p>
          </table:table-cell>
          <table:table-cell table:formula="of:=[.G115]" office:value-type="float" office:value="28358078.56" calcext:value-type="float">
            <text:p>28358078,56</text:p>
          </table:table-cell>
          <table:table-cell table:formula="of:=[.L115]" office:value-type="float" office:value="42552628.8" calcext:value-type="float">
            <text:p>42552628,8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12.17" calcext:value-type="float">
            <text:p>12,17</text:p>
          </table:table-cell>
          <table:table-cell table:formula="of:=[.H115]" office:value-type="float" office:value="30.698" calcext:value-type="float">
            <text:p>30,698</text:p>
          </table:table-cell>
          <table:table-cell table:formula="of:=[.M115]" office:value-type="float" office:value="11.986" calcext:value-type="float">
            <text:p>11,986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1.964" calcext:value-type="float">
            <text:p>1,964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9.53" calcext:value-type="float">
            <text:p>9,53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7127232.6975744" calcext:value-type="float">
            <text:p>17127232,6975744</text:p>
          </table:table-cell>
          <table:table-cell table:formula="of:=[.G116]" office:value-type="float" office:value="12358526.3516184" calcext:value-type="float">
            <text:p>12358526,3516184</text:p>
          </table:table-cell>
          <table:table-cell table:formula="of:=[.L116]" office:value-type="float" office:value="9907265.58353675" calcext:value-type="float">
            <text:p>9907265,58353675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2.97323056623599" calcext:value-type="float">
            <text:p>2,97323056623599</text:p>
          </table:table-cell>
          <table:table-cell table:formula="of:=[.H116]" office:value-type="float" office:value="3.40314501601093" calcext:value-type="float">
            <text:p>3,40314501601093</text:p>
          </table:table-cell>
          <table:table-cell table:formula="of:=[.M116]" office:value-type="float" office:value="3.65918078263428" calcext:value-type="float">
            <text:p>3,65918078263428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480000000000001" calcext:value-type="float">
            <text:p>0,048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774144689318476" calcext:value-type="float">
            <text:p>0,7741446893184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1411724.34" calcext:value-type="float">
            <text:p>21411724,34</text:p>
          </table:table-cell>
          <table:table-cell table:formula="of:=[.G225]" office:value-type="float" office:value="14907910.16" calcext:value-type="float">
            <text:p>14907910,16</text:p>
          </table:table-cell>
          <table:table-cell table:formula="of:=[.L225]" office:value-type="float" office:value="22223717.06" calcext:value-type="float">
            <text:p>22223717,06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26.868" calcext:value-type="float">
            <text:p>26,868</text:p>
          </table:table-cell>
          <table:table-cell table:formula="of:=[.H225]" office:value-type="float" office:value="62.802" calcext:value-type="float">
            <text:p>62,802</text:p>
          </table:table-cell>
          <table:table-cell table:formula="of:=[.M225]" office:value-type="float" office:value="26.35" calcext:value-type="float">
            <text:p>26,35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3.16" calcext:value-type="float">
            <text:p>3,16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5.01" calcext:value-type="float">
            <text:p>5,01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6243528.26670859" calcext:value-type="float">
            <text:p>6243528,26670859</text:p>
          </table:table-cell>
          <table:table-cell table:formula="of:=[.G226]" office:value-type="float" office:value="7939815.89709156" calcext:value-type="float">
            <text:p>7939815,89709156</text:p>
          </table:table-cell>
          <table:table-cell table:formula="of:=[.L226]" office:value-type="float" office:value="5696351.08156711" calcext:value-type="float">
            <text:p>5696351,08156711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5.41292674992005" calcext:value-type="float">
            <text:p>5,41292674992005</text:p>
          </table:table-cell>
          <table:table-cell table:formula="of:=[.H226]" office:value-type="float" office:value="3.83105677326766" calcext:value-type="float">
            <text:p>3,83105677326766</text:p>
          </table:table-cell>
          <table:table-cell table:formula="of:=[.M226]" office:value-type="float" office:value="4.97124732838751" calcext:value-type="float">
            <text:p>4,97124732838751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565685424949238" calcext:value-type="float">
            <text:p>0,056568542494924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299999999999999" calcext:value-type="float">
            <text:p>0,0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8825421.16" calcext:value-type="float">
            <text:p>8825421,16</text:p>
          </table:table-cell>
          <table:table-cell table:formula="of:=[.G340]" office:value-type="float" office:value="6014697.96" calcext:value-type="float">
            <text:p>6014697,96</text:p>
          </table:table-cell>
          <table:table-cell table:formula="of:=[.L340]" office:value-type="float" office:value="6871218.56" calcext:value-type="float">
            <text:p>6871218,56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42.722" calcext:value-type="float">
            <text:p>42,722</text:p>
          </table:table-cell>
          <table:table-cell table:formula="of:=[.H340]" office:value-type="float" office:value="96.244" calcext:value-type="float">
            <text:p>96,244</text:p>
          </table:table-cell>
          <table:table-cell table:formula="of:=[.M340]" office:value-type="float" office:value="46.376" calcext:value-type="float">
            <text:p>46,37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2.956" calcext:value-type="float">
            <text:p>2,956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6.868" calcext:value-type="float">
            <text:p>6,868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4005612.92192951" calcext:value-type="float">
            <text:p>4005612,92192951</text:p>
          </table:table-cell>
          <table:table-cell table:formula="of:=[.G341]" office:value-type="float" office:value="1953095.96351583" calcext:value-type="float">
            <text:p>1953095,96351583</text:p>
          </table:table-cell>
          <table:table-cell table:formula="of:=[.L341]" office:value-type="float" office:value="4469173.97644528" calcext:value-type="float">
            <text:p>4469173,97644528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4.63021770546483" calcext:value-type="float">
            <text:p>4,63021770546483</text:p>
          </table:table-cell>
          <table:table-cell table:formula="of:=[.H341]" office:value-type="float" office:value="3.53622171250616" calcext:value-type="float">
            <text:p>3,53622171250616</text:p>
          </table:table-cell>
          <table:table-cell table:formula="of:=[.M341]" office:value-type="float" office:value="5.84573553969045" calcext:value-type="float">
            <text:p>5,84573553969045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0697423830966509" calcext:value-type="float">
            <text:p>0,069742383096651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66476151587627" calcext:value-type="float">
            <text:p>0,0466476151587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3221470.46" calcext:value-type="float">
            <text:p>3221470,46</text:p>
          </table:table-cell>
          <table:table-cell table:formula="of:=[.G455]" office:value-type="float" office:value="5241288.54" calcext:value-type="float">
            <text:p>5241288,54</text:p>
          </table:table-cell>
          <table:table-cell table:formula="of:=[.L455]" office:value-type="float" office:value="3467752.58" calcext:value-type="float">
            <text:p>3467752,58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83.424" calcext:value-type="float">
            <text:p>83,424</text:p>
          </table:table-cell>
          <table:table-cell table:formula="of:=[.H455]" office:value-type="float" office:value="101.52" calcext:value-type="float">
            <text:p>101,52</text:p>
          </table:table-cell>
          <table:table-cell table:formula="of:=[.M455]" office:value-type="float" office:value="81.062" calcext:value-type="float">
            <text:p>81,06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4.592" calcext:value-type="float">
            <text:p>4,592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8.19999999999999" calcext:value-type="float">
            <text:p>8,1999999999999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403147.28614582" calcext:value-type="float">
            <text:p>1403147,28614582</text:p>
          </table:table-cell>
          <table:table-cell table:formula="of:=[.G456]" office:value-type="float" office:value="1511777.9404232" calcext:value-type="float">
            <text:p>1511777,9404232</text:p>
          </table:table-cell>
          <table:table-cell table:formula="of:=[.L456]" office:value-type="float" office:value="1693957.9287888" calcext:value-type="float">
            <text:p>1693957,9287888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2.8497410408667" calcext:value-type="float">
            <text:p>2,8497410408667</text:p>
          </table:table-cell>
          <table:table-cell table:formula="of:=[.H456]" office:value-type="float" office:value="0.805977667184395" calcext:value-type="float">
            <text:p>0,805977667184395</text:p>
          </table:table-cell>
          <table:table-cell table:formula="of:=[.M456]" office:value-type="float" office:value="6.58762142203087" calcext:value-type="float">
            <text:p>6,58762142203087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027129319932501" calcext:value-type="float">
            <text:p>0,027129319932501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2332566.32" calcext:value-type="float">
            <text:p>2332566,32</text:p>
          </table:table-cell>
          <table:table-cell table:formula="of:=[.G570]" office:value-type="float" office:value="4783873.44" calcext:value-type="float">
            <text:p>4783873,44</text:p>
          </table:table-cell>
          <table:table-cell table:formula="of:=[.L570]" office:value-type="float" office:value="2025238.38" calcext:value-type="float">
            <text:p>2025238,38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101.74" calcext:value-type="float">
            <text:p>101,74</text:p>
          </table:table-cell>
          <table:table-cell table:formula="of:=[.H570]" office:value-type="float" office:value="101.68" calcext:value-type="float">
            <text:p>101,68</text:p>
          </table:table-cell>
          <table:table-cell table:formula="of:=[.M570]" office:value-type="float" office:value="101.94" calcext:value-type="float">
            <text:p>101,94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6.494" calcext:value-type="float">
            <text:p>6,494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7.72999999999999" calcext:value-type="float">
            <text:p>7,72999999999999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887204.440212141" calcext:value-type="float">
            <text:p>887204,440212141</text:p>
          </table:table-cell>
          <table:table-cell table:formula="of:=[.G571]" office:value-type="float" office:value="2042979.77186874" calcext:value-type="float">
            <text:p>2042979,77186874</text:p>
          </table:table-cell>
          <table:table-cell table:formula="of:=[.L571]" office:value-type="float" office:value="737629.544340461" calcext:value-type="float">
            <text:p>737629,544340461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2.79864252808393" calcext:value-type="float">
            <text:p>2,79864252808393</text:p>
          </table:table-cell>
          <table:table-cell table:formula="of:=[.H571]" office:value-type="float" office:value="0.76" calcext:value-type="float">
            <text:p>0,76</text:p>
          </table:table-cell>
          <table:table-cell table:formula="of:=[.M571]" office:value-type="float" office:value="2.12988262587402" calcext:value-type="float">
            <text:p>2,12988262587402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0704556598152339" calcext:value-type="float">
            <text:p>0,070455659815234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53851648071345" calcext:value-type="float">
            <text:p>0,053851648071345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414557" calcext:value-type="float">
            <text:p>16414557</text:p>
          </table:table-cell>
          <table:table-cell office:value-type="float" office:value="188.2" calcext:value-type="float">
            <text:p>188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0217161" calcext:value-type="float">
            <text:p>40217161</text:p>
          </table:table-cell>
          <table:table-cell office:value-type="float" office:value="33.3" calcext:value-type="float">
            <text:p>3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7482056" calcext:value-type="float">
            <text:p>17482056</text:p>
          </table:table-cell>
          <table:table-cell office:value-type="float" office:value="166.7" calcext:value-type="float">
            <text:p>16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629720" calcext:value-type="float">
            <text:p>40629720</text:p>
          </table:table-cell>
          <table:table-cell office:value-type="float" office:value="164" calcext:value-type="float">
            <text:p>16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4003370" calcext:value-type="float">
            <text:p>3400337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532993" calcext:value-type="float">
            <text:p>45532993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242679" calcext:value-type="float">
            <text:p>40242679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6046323" calcext:value-type="float">
            <text:p>4604632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3722" calcext:value-type="float">
            <text:p>7383722</text:p>
          </table:table-cell>
          <table:table-cell office:value-type="float" office:value="79" calcext:value-type="float">
            <text:p>7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6724" calcext:value-type="float">
            <text:p>3636724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7353058" calcext:value-type="float">
            <text:p>37353058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423435" calcext:value-type="float">
            <text:p>51423435</text:p>
          </table:table-cell>
          <table:table-cell office:value-type="float" office:value="34" calcext:value-type="float">
            <text:p>3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9173" calcext:value-type="float">
            <text:p>2189173</text:p>
          </table:table-cell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4448921" calcext:value-type="float">
            <text:p>34448921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570654" calcext:value-type="float">
            <text:p>52570654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24843" calcext:value-type="float">
            <text:p>47124843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498694" calcext:value-type="float">
            <text:p>349869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933046" calcext:value-type="float">
            <text:p>48933046</text:p>
          </table:table-cell>
          <table:table-cell office:value-type="float" office:value="27.7" calcext:value-type="float">
            <text:p>27,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56350" calcext:value-type="float">
            <text:p>41756350</text:p>
          </table:table-cell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4978468" calcext:value-type="float">
            <text:p>44978468</text:p>
          </table:table-cell>
          <table:table-cell office:value-type="float" office:value="24.8" calcext:value-type="float">
            <text:p>24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680875" calcext:value-type="float">
            <text:p>39680875</text:p>
          </table:table-cell>
          <table:table-cell office:value-type="float" office:value="18" calcext:value-type="float">
            <text:p>1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45879" calcext:value-type="float">
            <text:p>48645879</text:p>
          </table:table-cell>
          <table:table-cell office:value-type="float" office:value="21.8" calcext:value-type="float">
            <text:p>21,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5843428" calcext:value-type="float">
            <text:p>4584342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78351" calcext:value-type="float">
            <text:p>50978351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45506" calcext:value-type="float">
            <text:p>39645506</text:p>
          </table:table-cell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8372639" calcext:value-type="float">
            <text:p>4837263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501143" calcext:value-type="float">
            <text:p>42501143</text:p>
          </table:table-cell>
          <table:table-cell office:value-type="float" office:value="17" calcext:value-type="float">
            <text:p>1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54741" calcext:value-type="float">
            <text:p>51654741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7260848" calcext:value-type="float">
            <text:p>37260848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065762" calcext:value-type="float">
            <text:p>46065762</text:p>
          </table:table-cell>
          <table:table-cell office:value-type="float" office:value="15" calcext:value-type="float">
            <text:p>1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52539" calcext:value-type="float">
            <text:p>40452539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6995509" calcext:value-type="float">
            <text:p>4699550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188454" calcext:value-type="float">
            <text:p>51188454</text:p>
          </table:table-cell>
          <table:table-cell office:value-type="float" office:value="20" calcext:value-type="float">
            <text:p>2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23262" calcext:value-type="float">
            <text:p>43723262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6786981" calcext:value-type="float">
            <text:p>36786981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767444" calcext:value-type="float">
            <text:p>4576744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74419" calcext:value-type="float">
            <text:p>40874419</text:p>
          </table:table-cell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5076102" calcext:value-type="float">
            <text:p>4507610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13822" calcext:value-type="float">
            <text:p>37213822</text:p>
          </table:table-cell>
          <table:table-cell office:value-type="float" office:value="17" calcext:value-type="float">
            <text:p>1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00870" calcext:value-type="float">
            <text:p>43600870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3494503" calcext:value-type="float">
            <text:p>33494503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481559" calcext:value-type="float">
            <text:p>44481559</text:p>
          </table:table-cell>
          <table:table-cell office:value-type="float" office:value="16.8" calcext:value-type="float">
            <text:p>16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37727" calcext:value-type="float">
            <text:p>48937727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3829130" calcext:value-type="float">
            <text:p>4382913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886742" calcext:value-type="float">
            <text:p>508867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9691" calcext:value-type="float">
            <text:p>8189691</text:p>
          </table:table-cell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955206" calcext:value-type="float">
            <text:p>39955206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37070" calcext:value-type="float">
            <text:p>50737070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2558" calcext:value-type="float">
            <text:p>6682558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12249" calcext:value-type="float">
            <text:p>4031224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573432" calcext:value-type="float">
            <text:p>49573432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5238" calcext:value-type="float">
            <text:p>1815238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12648" calcext:value-type="float">
            <text:p>40712648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512174" calcext:value-type="float">
            <text:p>50512174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0382" calcext:value-type="float">
            <text:p>2850382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604404" calcext:value-type="float">
            <text:p>3460440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407757" calcext:value-type="float">
            <text:p>41407757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88744" calcext:value-type="float">
            <text:p>40188744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025727" calcext:value-type="float">
            <text:p>4602572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66350" calcext:value-type="float">
            <text:p>43366350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4258" calcext:value-type="float">
            <text:p>9504258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01184" calcext:value-type="float">
            <text:p>48001184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759762" calcext:value-type="float">
            <text:p>49759762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40088" calcext:value-type="float">
            <text:p>3674008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19167" calcext:value-type="float">
            <text:p>35319167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973623" calcext:value-type="float">
            <text:p>38973623</text:p>
          </table:table-cell>
          <table:table-cell office:value-type="float" office:value="36.6" calcext:value-type="float">
            <text:p>36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89816" calcext:value-type="float">
            <text:p>50389816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226437" calcext:value-type="float">
            <text:p>3222643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36542" calcext:value-type="float">
            <text:p>48536542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04406" calcext:value-type="float">
            <text:p>36504406</text:p>
          </table:table-cell>
          <table:table-cell office:value-type="float" office:value="16.8" calcext:value-type="float">
            <text:p>16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936729" calcext:value-type="float">
            <text:p>35936729</text:p>
          </table:table-cell>
          <table:table-cell office:value-type="float" office:value="23.8" calcext:value-type="float">
            <text:p>23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61160" calcext:value-type="float">
            <text:p>50461160</text:p>
          </table:table-cell>
          <table:table-cell office:value-type="float" office:value="16" calcext:value-type="float">
            <text:p>16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3011" calcext:value-type="float">
            <text:p>3233011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844679" calcext:value-type="float">
            <text:p>41844679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73746" calcext:value-type="float">
            <text:p>4397374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76362" calcext:value-type="float">
            <text:p>43076362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403973" calcext:value-type="float">
            <text:p>3540397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47982" calcext:value-type="float">
            <text:p>50447982</text:p>
          </table:table-cell>
          <table:table-cell office:value-type="float" office:value="28" calcext:value-type="float">
            <text:p>2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64701" calcext:value-type="float">
            <text:p>14964701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499376" calcext:value-type="float">
            <text:p>44499376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62125" calcext:value-type="float">
            <text:p>37562125</text:p>
          </table:table-cell>
          <table:table-cell office:value-type="float" office:value="18" calcext:value-type="float">
            <text:p>1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82221" calcext:value-type="float">
            <text:p>4838222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307787" calcext:value-type="float">
            <text:p>40307787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18161" calcext:value-type="float">
            <text:p>50418161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67684" calcext:value-type="float">
            <text:p>38167684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023368" calcext:value-type="float">
            <text:p>43023368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97458" calcext:value-type="float">
            <text:p>37497458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2968" calcext:value-type="float">
            <text:p>8212968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7527" calcext:value-type="float">
            <text:p>382752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60052" calcext:value-type="float">
            <text:p>36360052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20225" calcext:value-type="float">
            <text:p>3732022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27378" calcext:value-type="float">
            <text:p>47927378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10785" calcext:value-type="float">
            <text:p>38210785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36832" calcext:value-type="float">
            <text:p>42936832</text:p>
          </table:table-cell>
          <table:table-cell office:value-type="float" office:value="15.8" calcext:value-type="float">
            <text:p>15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050260" calcext:value-type="float">
            <text:p>7050260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18103" calcext:value-type="float">
            <text:p>37418103</text:p>
          </table:table-cell>
          <table:table-cell office:value-type="float" office:value="10.9" calcext:value-type="float">
            <text:p>10,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81292" calcext:value-type="float">
            <text:p>38081292</text:p>
          </table:table-cell>
          <table:table-cell office:value-type="float" office:value="17" calcext:value-type="float">
            <text:p>1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336061" calcext:value-type="float">
            <text:p>43336061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660983" calcext:value-type="float">
            <text:p>38660983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51062" calcext:value-type="float">
            <text:p>36351062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428029" calcext:value-type="float">
            <text:p>4542802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650" calcext:value-type="float">
            <text:p>2342650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61047" calcext:value-type="float">
            <text:p>49261047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982216" calcext:value-type="float">
            <text:p>33982216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873823" calcext:value-type="float">
            <text:p>4387382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66574" calcext:value-type="float">
            <text:p>40066574</text:p>
          </table:table-cell>
          <table:table-cell office:value-type="float" office:value="24" calcext:value-type="float">
            <text:p>2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639450" calcext:value-type="float">
            <text:p>46639450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37069" calcext:value-type="float">
            <text:p>37937069</text:p>
          </table:table-cell>
          <table:table-cell office:value-type="float" office:value="15" calcext:value-type="float">
            <text:p>1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8378" calcext:value-type="float">
            <text:p>1978378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9174971" calcext:value-type="float">
            <text:p>39174971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159692" calcext:value-type="float">
            <text:p>51159692</text:p>
          </table:table-cell>
          <table:table-cell office:value-type="float" office:value="17" calcext:value-type="float">
            <text:p>1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99647" calcext:value-type="float">
            <text:p>48999647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186459" calcext:value-type="float">
            <text:p>47186459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760595" calcext:value-type="float">
            <text:p>51760595</text:p>
          </table:table-cell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7369" calcext:value-type="float">
            <text:p>49397369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361688" calcext:value-type="float">
            <text:p>3336168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398612" calcext:value-type="float">
            <text:p>49398612</text:p>
          </table:table-cell>
          <table:table-cell office:value-type="float" office:value="11" calcext:value-type="float">
            <text:p>1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08094" calcext:value-type="float">
            <text:p>50508094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976857" calcext:value-type="float">
            <text:p>7976857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85885" calcext:value-type="float">
            <text:p>48885885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15247" calcext:value-type="float">
            <text:p>39315247</text:p>
          </table:table-cell>
          <table:table-cell office:value-type="float" office:value="14.9" calcext:value-type="float">
            <text:p>14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999386" calcext:value-type="float">
            <text:p>32999386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06636" calcext:value-type="float">
            <text:p>50206636</text:p>
          </table:table-cell>
          <table:table-cell office:value-type="float" office:value="8.9" calcext:value-type="float">
            <text:p>8,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29066" calcext:value-type="float">
            <text:p>47429066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089224" calcext:value-type="float">
            <text:p>32089224</text:p>
          </table:table-cell>
          <table:table-cell office:value-type="float" office:value="33.7" calcext:value-type="float">
            <text:p>33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0196" calcext:value-type="float">
            <text:p>1430196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08368" calcext:value-type="float">
            <text:p>36008368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801599" calcext:value-type="float">
            <text:p>28801599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14096" calcext:value-type="float">
            <text:p>36914096</text:p>
          </table:table-cell>
          <table:table-cell office:value-type="float" office:value="9" calcext:value-type="float">
            <text:p>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62450" calcext:value-type="float">
            <text:p>4266245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377848" calcext:value-type="float">
            <text:p>47377848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08902" calcext:value-type="float">
            <text:p>37808902</text:p>
          </table:table-cell>
          <table:table-cell office:value-type="float" office:value="9" calcext:value-type="float">
            <text:p>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1062" calcext:value-type="float">
            <text:p>37261062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491338" calcext:value-type="float">
            <text:p>45491338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05450" calcext:value-type="float">
            <text:p>37005450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4956" calcext:value-type="float">
            <text:p>2604956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792512" calcext:value-type="float">
            <text:p>42792512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04285" calcext:value-type="float">
            <text:p>50904285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53853" calcext:value-type="float">
            <text:p>49853853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597784" calcext:value-type="float">
            <text:p>7597784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70329" calcext:value-type="float">
            <text:p>38170329</text:p>
          </table:table-cell>
          <table:table-cell office:value-type="float" office:value="18" calcext:value-type="float">
            <text:p>1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38382" calcext:value-type="float">
            <text:p>43438382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996893" calcext:value-type="float">
            <text:p>4699689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91783" calcext:value-type="float">
            <text:p>49991783</text:p>
          </table:table-cell>
          <table:table-cell office:value-type="float" office:value="16" calcext:value-type="float">
            <text:p>1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1262" calcext:value-type="float">
            <text:p>3871262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813871" calcext:value-type="float">
            <text:p>3813871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7620" calcext:value-type="float">
            <text:p>1487620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57715" calcext:value-type="float">
            <text:p>51057715</text:p>
          </table:table-cell>
          <table:table-cell office:value-type="float" office:value="12.9" calcext:value-type="float">
            <text:p>12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598386" calcext:value-type="float">
            <text:p>42598386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438234" calcext:value-type="float">
            <text:p>48438234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13984" calcext:value-type="float">
            <text:p>37613984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124504" calcext:value-type="float">
            <text:p>43124504</text:p>
          </table:table-cell>
          <table:table-cell office:value-type="float" office:value="28.7" calcext:value-type="float">
            <text:p>28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11503" calcext:value-type="float">
            <text:p>48711503</text:p>
          </table:table-cell>
          <table:table-cell office:value-type="float" office:value="17.8" calcext:value-type="float">
            <text:p>17,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62892" calcext:value-type="float">
            <text:p>37162892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789536" calcext:value-type="float">
            <text:p>41789536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151307" calcext:value-type="float">
            <text:p>43151307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16110" calcext:value-type="float">
            <text:p>34916110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018728" calcext:value-type="float">
            <text:p>701872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384133" calcext:value-type="float">
            <text:p>51384133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9346" calcext:value-type="float">
            <text:p>6709346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796571" calcext:value-type="float">
            <text:p>47796571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02293" calcext:value-type="float">
            <text:p>50402293</text:p>
          </table:table-cell>
          <table:table-cell office:value-type="float" office:value="21" calcext:value-type="float">
            <text:p>2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53299" calcext:value-type="float">
            <text:p>48153299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487073" calcext:value-type="float">
            <text:p>8487073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789099" calcext:value-type="float">
            <text:p>48789099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95993" calcext:value-type="float">
            <text:p>51695993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736062" calcext:value-type="float">
            <text:p>34736062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9326" calcext:value-type="float">
            <text:p>37079326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5271" calcext:value-type="float">
            <text:p>607527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620256" calcext:value-type="float">
            <text:p>28620256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82617" calcext:value-type="float">
            <text:p>44282617</text:p>
          </table:table-cell>
          <table:table-cell office:value-type="float" office:value="19" calcext:value-type="float">
            <text:p>1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22164" calcext:value-type="float">
            <text:p>49022164</text:p>
          </table:table-cell>
          <table:table-cell office:value-type="float" office:value="12.9" calcext:value-type="float">
            <text:p>12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424782" calcext:value-type="float">
            <text:p>14424782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95449" calcext:value-type="float">
            <text:p>48095449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97084" calcext:value-type="float">
            <text:p>43697084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908766" calcext:value-type="float">
            <text:p>14908766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59977" calcext:value-type="float">
            <text:p>37059977</text:p>
          </table:table-cell>
          <table:table-cell office:value-type="float" office:value="7.9" calcext:value-type="float">
            <text:p>7,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3276" calcext:value-type="float">
            <text:p>3123276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4656009" calcext:value-type="float">
            <text:p>44656009</text:p>
          </table:table-cell>
          <table:table-cell office:value-type="float" office:value="27.7" calcext:value-type="float">
            <text:p>27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140316" calcext:value-type="float">
            <text:p>43140316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01630" calcext:value-type="float">
            <text:p>51101630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964755" calcext:value-type="float">
            <text:p>12964755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50167" calcext:value-type="float">
            <text:p>36750167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2477" calcext:value-type="float">
            <text:p>7482477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262879" calcext:value-type="float">
            <text:p>10262879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871115" calcext:value-type="float">
            <text:p>51871115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1018" calcext:value-type="float">
            <text:p>49391018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977976" calcext:value-type="float">
            <text:p>31977976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26826" calcext:value-type="float">
            <text:p>38426826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85693" calcext:value-type="float">
            <text:p>48085693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789019" calcext:value-type="float">
            <text:p>43789019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310583" calcext:value-type="float">
            <text:p>51310583</text:p>
          </table:table-cell>
          <table:table-cell office:value-type="float" office:value="18" calcext:value-type="float">
            <text:p>1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05894" calcext:value-type="float">
            <text:p>50105894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124758" calcext:value-type="float">
            <text:p>31124758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13900" calcext:value-type="float">
            <text:p>37913900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71354" calcext:value-type="float">
            <text:p>43371354</text:p>
          </table:table-cell>
          <table:table-cell office:value-type="float" office:value="14.9" calcext:value-type="float">
            <text:p>14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524298" calcext:value-type="float">
            <text:p>34524298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17568" calcext:value-type="float">
            <text:p>50717568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6384" calcext:value-type="float">
            <text:p>3736384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144719" calcext:value-type="float">
            <text:p>28144719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368131" calcext:value-type="float">
            <text:p>44368131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59855" calcext:value-type="float">
            <text:p>51459855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322837" calcext:value-type="float">
            <text:p>37322837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60372" calcext:value-type="float">
            <text:p>49160372</text:p>
          </table:table-cell>
          <table:table-cell office:value-type="float" office:value="11.9" calcext:value-type="float">
            <text:p>11,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3483" calcext:value-type="float">
            <text:p>755348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375909" calcext:value-type="float">
            <text:p>8375909</text:p>
          </table:table-cell>
          <table:table-cell office:value-type="float" office:value="30.7" calcext:value-type="float">
            <text:p>30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753209" calcext:value-type="float">
            <text:p>37753209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56246" calcext:value-type="float">
            <text:p>375562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527040" calcext:value-type="float">
            <text:p>38527040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754578" calcext:value-type="float">
            <text:p>35754578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79901" calcext:value-type="float">
            <text:p>500799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559360" calcext:value-type="float">
            <text:p>31559360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94538" calcext:value-type="float">
            <text:p>37694538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72986" calcext:value-type="float">
            <text:p>368729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458715" calcext:value-type="float">
            <text:p>36458715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56260" calcext:value-type="float">
            <text:p>37056260</text:p>
          </table:table-cell>
          <table:table-cell office:value-type="float" office:value="13" calcext:value-type="float">
            <text:p>13</text:p>
          </table:table-cell>
          <table:table-cell office:value-type="float" office:value="9.7" calcext:value-type="float">
            <text:p>9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5359" calcext:value-type="float">
            <text:p>255535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988095" calcext:value-type="float">
            <text:p>35988095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9477" calcext:value-type="float">
            <text:p>49239477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48212" calcext:value-type="float">
            <text:p>360482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428570" calcext:value-type="float">
            <text:p>3142857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33088" calcext:value-type="float">
            <text:p>38533088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72739" calcext:value-type="float">
            <text:p>37572739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201144" calcext:value-type="float">
            <text:p>42201144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556492" calcext:value-type="float">
            <text:p>43556492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00380" calcext:value-type="float">
            <text:p>500003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65352" calcext:value-type="float">
            <text:p>7365352</text:p>
          </table:table-cell>
          <table:table-cell office:value-type="float" office:value="25.7" calcext:value-type="float">
            <text:p>25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237032" calcext:value-type="float">
            <text:p>52237032</text:p>
          </table:table-cell>
          <table:table-cell office:value-type="float" office:value="7.9" calcext:value-type="float">
            <text:p>7,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52753" calcext:value-type="float">
            <text:p>366527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264184" calcext:value-type="float">
            <text:p>27264184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40184" calcext:value-type="float">
            <text:p>42940184</text:p>
          </table:table-cell>
          <table:table-cell office:value-type="float" office:value="16" calcext:value-type="float">
            <text:p>16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25344" calcext:value-type="float">
            <text:p>508253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768241" calcext:value-type="float">
            <text:p>11768241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354650" calcext:value-type="float">
            <text:p>51354650</text:p>
          </table:table-cell>
          <table:table-cell office:value-type="float" office:value="14" calcext:value-type="float">
            <text:p>1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79802" calcext:value-type="float">
            <text:p>486798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035585" calcext:value-type="float">
            <text:p>3203558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03343" calcext:value-type="float">
            <text:p>48803343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18469" calcext:value-type="float">
            <text:p>4931846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696507" calcext:value-type="float">
            <text:p>37696507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24074" calcext:value-type="float">
            <text:p>48124074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64564" calcext:value-type="float">
            <text:p>5096456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510720" calcext:value-type="float">
            <text:p>4251072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64199" calcext:value-type="float">
            <text:p>36264199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95776" calcext:value-type="float">
            <text:p>374957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213397" calcext:value-type="float">
            <text:p>36213397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108" calcext:value-type="float">
            <text:p>1368108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06364" calcext:value-type="float">
            <text:p>49206364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140650" calcext:value-type="float">
            <text:p>34140650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99883" calcext:value-type="float">
            <text:p>37599883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11960" calcext:value-type="float">
            <text:p>3761196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803686" calcext:value-type="float">
            <text:p>24803686</text:p>
          </table:table-cell>
          <table:table-cell office:value-type="float" office:value="31.7" calcext:value-type="float">
            <text:p>31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15522" calcext:value-type="float">
            <text:p>50715522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68213" calcext:value-type="float">
            <text:p>383682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486665" calcext:value-type="float">
            <text:p>37486665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31407" calcext:value-type="float">
            <text:p>44831407</text:p>
          </table:table-cell>
          <table:table-cell office:value-type="float" office:value="10.9" calcext:value-type="float">
            <text:p>10,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0556" calcext:value-type="float">
            <text:p>36505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881501" calcext:value-type="float">
            <text:p>32881501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992511" calcext:value-type="float">
            <text:p>37992511</text:p>
          </table:table-cell>
          <table:table-cell office:value-type="float" office:value="13" calcext:value-type="float">
            <text:p>1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67852" calcext:value-type="float">
            <text:p>499678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85177" calcext:value-type="float">
            <text:p>3885177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49217" calcext:value-type="float">
            <text:p>2949217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41107" calcext:value-type="float">
            <text:p>517411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640601" calcext:value-type="float">
            <text:p>32640601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744852" calcext:value-type="float">
            <text:p>38744852</text:p>
          </table:table-cell>
          <table:table-cell office:value-type="float" office:value="14" calcext:value-type="float">
            <text:p>14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92684" calcext:value-type="float">
            <text:p>438926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250783" calcext:value-type="float">
            <text:p>23250783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63092" calcext:value-type="float">
            <text:p>49663092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733" calcext:value-type="float">
            <text:p>25607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421372" calcext:value-type="float">
            <text:p>36421372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023009" calcext:value-type="float">
            <text:p>44023009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47063" calcext:value-type="float">
            <text:p>384470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406864" calcext:value-type="float">
            <text:p>9406864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02504" calcext:value-type="float">
            <text:p>47902504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98708" calcext:value-type="float">
            <text:p>8798708</text:p>
          </table:table-cell>
          <table:table-cell office:value-type="float" office:value="8.9" calcext:value-type="float">
            <text:p>8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683996" calcext:value-type="float">
            <text:p>36683996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72002" calcext:value-type="float">
            <text:p>50272002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21837" calcext:value-type="float">
            <text:p>372218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441677" calcext:value-type="float">
            <text:p>23441677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060230" calcext:value-type="float">
            <text:p>43060230</text:p>
          </table:table-cell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48597" calcext:value-type="float">
            <text:p>4774859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155430" calcext:value-type="float">
            <text:p>33155430</text:p>
          </table:table-cell>
          <table:table-cell office:value-type="float" office:value="25.7" calcext:value-type="float">
            <text:p>25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28259" calcext:value-type="float">
            <text:p>50928259</text:p>
          </table:table-cell>
          <table:table-cell office:value-type="float" office:value="11.9" calcext:value-type="float">
            <text:p>11,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35495" calcext:value-type="float">
            <text:p>435354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91289" calcext:value-type="float">
            <text:p>669128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570736" calcext:value-type="float">
            <text:p>36570736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08657" calcext:value-type="float">
            <text:p>367086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054549" calcext:value-type="float">
            <text:p>39054549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99523" calcext:value-type="float">
            <text:p>49999523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48145" calcext:value-type="float">
            <text:p>509481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281486" calcext:value-type="float">
            <text:p>32281486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85755" calcext:value-type="float">
            <text:p>37885755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9136" calcext:value-type="float">
            <text:p>88991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900540" calcext:value-type="float">
            <text:p>30900540</text:p>
          </table:table-cell>
          <table:table-cell office:value-type="float" office:value="34.7" calcext:value-type="float">
            <text:p>34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70096" calcext:value-type="float">
            <text:p>49170096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15875" calcext:value-type="float">
            <text:p>501158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172232" calcext:value-type="float">
            <text:p>38172232</text:p>
          </table:table-cell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43666" calcext:value-type="float">
            <text:p>38543666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24203" calcext:value-type="float">
            <text:p>515242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539083" calcext:value-type="float">
            <text:p>7539083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485262" calcext:value-type="float">
            <text:p>43485262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34528609.21" calcext:value-type="float">
            <text:p>34528609,21</text:p>
          </table:table-cell>
          <table:table-cell table:formula="of:=AVERAGE([.C11:.C110])" office:value-type="float" office:value="18.567" calcext:value-type="float">
            <text:p>18,567</text:p>
          </table:table-cell>
          <table:table-cell table:formula="of:=AVERAGE([.D11:.D110])" office:value-type="float" office:value="1.832" calcext:value-type="float">
            <text:p>1,832</text:p>
          </table:table-cell>
          <table:table-cell table:number-columns-repeated="2"/>
          <table:table-cell table:formula="of:=AVERAGE([.G11:.G110])" office:value-type="float" office:value="32407317.34" calcext:value-type="float">
            <text:p>32407317,34</text:p>
          </table:table-cell>
          <table:table-cell table:formula="of:=AVERAGE([.H11:.H110])" office:value-type="float" office:value="27.651" calcext:value-type="float">
            <text:p>27,651</text:p>
          </table:table-cell>
          <table:table-cell table:formula="of:=AVERAGE([.I11:.I110])" office:value-type="float" office:value="1.797" calcext:value-type="float">
            <text:p>1,797</text:p>
          </table:table-cell>
          <table:table-cell table:number-columns-repeated="2"/>
          <table:table-cell table:formula="of:=AVERAGE([.L11:.L110])" office:value-type="float" office:value="41913146.2" calcext:value-type="float">
            <text:p>41913146,2</text:p>
          </table:table-cell>
          <table:table-cell table:formula="of:=AVERAGE([.M11:.M110])" office:value-type="float" office:value="18.549" calcext:value-type="float">
            <text:p>18,549</text:p>
          </table:table-cell>
          <table:table-cell table:formula="of:=AVERAGE([.N11:.N110])" office:value-type="float" office:value="7.693" calcext:value-type="float">
            <text:p>7,6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7339240.8379646" calcext:value-type="float">
            <text:p>17339240,8379646</text:p>
          </table:table-cell>
          <table:table-cell table:formula="of:=STDEVP([.C11:.C110])" office:value-type="float" office:value="23.6166299670381" calcext:value-type="float">
            <text:p>23,6166299670381</text:p>
          </table:table-cell>
          <table:table-cell table:formula="of:=STDEVP([.D11:.D110])" office:value-type="float" office:value="0.219034243898072" calcext:value-type="float">
            <text:p>0,219034243898072</text:p>
          </table:table-cell>
          <table:table-cell table:number-columns-repeated="2"/>
          <table:table-cell table:formula="of:=STDEVP([.G11:.G110])" office:value-type="float" office:value="13075488.0267082" calcext:value-type="float">
            <text:p>13075488,0267082</text:p>
          </table:table-cell>
          <table:table-cell table:formula="of:=STDEVP([.H11:.H110])" office:value-type="float" office:value="4.62816367472024" calcext:value-type="float">
            <text:p>4,62816367472024</text:p>
          </table:table-cell>
          <table:table-cell table:formula="of:=STDEVP([.I11:.I110])" office:value-type="float" office:value="0.0170587221092319" calcext:value-type="float">
            <text:p>0,017058722109232</text:p>
          </table:table-cell>
          <table:table-cell table:number-columns-repeated="2"/>
          <table:table-cell table:formula="of:=STDEVP([.L11:.L110])" office:value-type="float" office:value="11595180.9550635" calcext:value-type="float">
            <text:p>11595180,9550635</text:p>
          </table:table-cell>
          <table:table-cell table:formula="of:=STDEVP([.M11:.M110])" office:value-type="float" office:value="25.5072832540041" calcext:value-type="float">
            <text:p>25,5072832540041</text:p>
          </table:table-cell>
          <table:table-cell table:formula="of:=STDEVP([.N11:.N110])" office:value-type="float" office:value="2.24148410656868" calcext:value-type="float">
            <text:p>2,24148410656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0127659" calcext:value-type="float">
            <text:p>40127659</text:p>
          </table:table-cell>
          <table:table-cell table:formula="of:=MEDIAN([.C11:.C110])" office:value-type="float" office:value="14" calcext:value-type="float">
            <text:p>14</text:p>
          </table:table-cell>
          <table:table-cell table:formula="of:=MEDIAN([.D11:.D110])" office:value-type="float" office:value="1.9" calcext:value-type="float">
            <text:p>1,9</text:p>
          </table:table-cell>
          <table:table-cell table:number-columns-repeated="2"/>
          <table:table-cell table:formula="of:=MEDIAN([.G11:.G110])" office:value-type="float" office:value="35670351" calcext:value-type="float">
            <text:p>35670351</text:p>
          </table:table-cell>
          <table:table-cell table:formula="of:=MEDIAN([.H11:.H110])" office:value-type="float" office:value="27" calcext:value-type="float">
            <text:p>27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44152813" calcext:value-type="float">
            <text:p>44152813</text:p>
          </table:table-cell>
          <table:table-cell table:formula="of:=MEDIAN([.M11:.M110])" office:value-type="float" office:value="12" calcext:value-type="float">
            <text:p>12</text:p>
          </table:table-cell>
          <table:table-cell table:formula="of:=MEDIAN([.N11:.N110])"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2936679.96" calcext:value-type="float">
            <text:p>32936679,96</text:p>
          </table:table-cell>
          <table:table-cell table:formula="of:=AVERAGE([.C11:.C60])" office:value-type="float" office:value="24.964" calcext:value-type="float">
            <text:p>24,964</text:p>
          </table:table-cell>
          <table:table-cell table:formula="of:=AVERAGE([.D11:.D60])" office:value-type="float" office:value="1.7" calcext:value-type="float">
            <text:p>1,7</text:p>
          </table:table-cell>
          <table:table-cell table:number-columns-repeated="2"/>
          <table:table-cell table:formula="of:=AVERAGE([.G11:.G60])" office:value-type="float" office:value="36456556.12" calcext:value-type="float">
            <text:p>36456556,12</text:p>
          </table:table-cell>
          <table:table-cell table:formula="of:=AVERAGE([.H11:.H60])" office:value-type="float" office:value="24.604" calcext:value-type="float">
            <text:p>24,604</text:p>
          </table:table-cell>
          <table:table-cell table:formula="of:=AVERAGE([.I11:.I60])" office:value-type="float" office:value="1.794" calcext:value-type="float">
            <text:p>1,794</text:p>
          </table:table-cell>
          <table:table-cell table:number-columns-repeated="2"/>
          <table:table-cell table:formula="of:=AVERAGE([.L11:.L60])" office:value-type="float" office:value="41273663.6" calcext:value-type="float">
            <text:p>41273663,6</text:p>
          </table:table-cell>
          <table:table-cell table:formula="of:=AVERAGE([.M11:.M60])" office:value-type="float" office:value="25.112" calcext:value-type="float">
            <text:p>25,112</text:p>
          </table:table-cell>
          <table:table-cell table:formula="of:=AVERAGE([.N11:.N60])" office:value-type="float" office:value="5.856" calcext:value-type="float">
            <text:p>5,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36120538.46" calcext:value-type="float">
            <text:p>36120538,46</text:p>
          </table:table-cell>
          <table:table-cell table:formula="of:=AVERAGE([.C61:.C110])" office:value-type="float" office:value="12.17" calcext:value-type="float">
            <text:p>12,17</text:p>
          </table:table-cell>
          <table:table-cell table:formula="of:=AVERAGE([.D61:.D110])" office:value-type="float" office:value="1.964" calcext:value-type="float">
            <text:p>1,964</text:p>
          </table:table-cell>
          <table:table-cell table:number-columns-repeated="2"/>
          <table:table-cell table:formula="of:=AVERAGE([.G61:.G110])" office:value-type="float" office:value="28358078.56" calcext:value-type="float">
            <text:p>28358078,56</text:p>
          </table:table-cell>
          <table:table-cell table:formula="of:=AVERAGE([.H61:.H110])" office:value-type="float" office:value="30.698" calcext:value-type="float">
            <text:p>30,698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42552628.8" calcext:value-type="float">
            <text:p>42552628,8</text:p>
          </table:table-cell>
          <table:table-cell table:formula="of:=AVERAGE([.M61:.M110])" office:value-type="float" office:value="11.986" calcext:value-type="float">
            <text:p>11,986</text:p>
          </table:table-cell>
          <table:table-cell table:formula="of:=AVERAGE([.N61:.N110])" office:value-type="float" office:value="9.53" calcext:value-type="float">
            <text:p>9,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7127232.6975744" calcext:value-type="float">
            <text:p>17127232,6975744</text:p>
          </table:table-cell>
          <table:table-cell table:formula="of:=STDEVP([.C61:.C110])" office:value-type="float" office:value="2.97323056623599" calcext:value-type="float">
            <text:p>2,97323056623599</text:p>
          </table:table-cell>
          <table:table-cell table:formula="of:=STDEVP([.D61:.D110])" office:value-type="float" office:value="0.0480000000000001" calcext:value-type="float">
            <text:p>0,048</text:p>
          </table:table-cell>
          <table:table-cell table:number-columns-repeated="2"/>
          <table:table-cell table:formula="of:=STDEVP([.G61:.G110])" office:value-type="float" office:value="12358526.3516184" calcext:value-type="float">
            <text:p>12358526,3516184</text:p>
          </table:table-cell>
          <table:table-cell table:formula="of:=STDEVP([.H61:.H110])" office:value-type="float" office:value="3.40314501601093" calcext:value-type="float">
            <text:p>3,40314501601093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9907265.58353675" calcext:value-type="float">
            <text:p>9907265,58353675</text:p>
          </table:table-cell>
          <table:table-cell table:formula="of:=STDEVP([.M61:.M110])" office:value-type="float" office:value="3.65918078263428" calcext:value-type="float">
            <text:p>3,65918078263428</text:p>
          </table:table-cell>
          <table:table-cell table:formula="of:=STDEVP([.N61:.N110])" office:value-type="float" office:value="0.774144689318476" calcext:value-type="float">
            <text:p>0,774144689318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0127659" calcext:value-type="float">
            <text:p>40127659</text:p>
          </table:table-cell>
          <table:table-cell table:formula="of:=MEDIAN([.C11:.C60])" office:value-type="float" office:value="16" calcext:value-type="float">
            <text:p>16</text:p>
          </table:table-cell>
          <table:table-cell table:formula="of:=MEDIAN([.D11:.D60])" office:value-type="float" office:value="1.8" calcext:value-type="float">
            <text:p>1,8</text:p>
          </table:table-cell>
          <table:table-cell table:number-columns-repeated="2"/>
          <table:table-cell table:formula="of:=MEDIAN([.G11:.G60])" office:value-type="float" office:value="40262474" calcext:value-type="float">
            <text:p>40262474</text:p>
          </table:table-cell>
          <table:table-cell table:formula="of:=MEDIAN([.H11:.H60])" office:value-type="float" office:value="24" calcext:value-type="float">
            <text:p>24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5007276" calcext:value-type="float">
            <text:p>45007276</text:p>
          </table:table-cell>
          <table:table-cell table:formula="of:=MEDIAN([.M11:.M60])" office:value-type="float" office:value="16" calcext:value-type="float">
            <text:p>16</text:p>
          </table:table-cell>
          <table:table-cell table:formula="of:=MEDIAN([.N11:.N60])" office:value-type="float" office:value="6.25" calcext:value-type="float">
            <text:p>6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40909208.5" calcext:value-type="float">
            <text:p>40909208,5</text:p>
          </table:table-cell>
          <table:table-cell table:formula="of:=MEDIAN([.C61:.C110])" office:value-type="float" office:value="12" calcext:value-type="float">
            <text:p>12</text:p>
          </table:table-cell>
          <table:table-cell table:formula="of:=MEDIAN([.D61:.D110])" office:value-type="float" office:value="2" calcext:value-type="float">
            <text:p>2</text:p>
          </table:table-cell>
          <table:table-cell table:number-columns-repeated="2"/>
          <table:table-cell table:formula="of:=MEDIAN([.G61:.G110])" office:value-type="float" office:value="32158535.5" calcext:value-type="float">
            <text:p>32158535,5</text:p>
          </table:table-cell>
          <table:table-cell table:formula="of:=MEDIAN([.H61:.H110])" office:value-type="float" office:value="30" calcext:value-type="float">
            <text:p>30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43789750.5" calcext:value-type="float">
            <text:p>43789750,5</text:p>
          </table:table-cell>
          <table:table-cell table:formula="of:=MEDIAN([.M61:.M110])" office:value-type="float" office:value="11" calcext:value-type="float">
            <text:p>11</text:p>
          </table:table-cell>
          <table:table-cell table:formula="of:=MEDIAN([.N61:.N110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810459" calcext:value-type="float">
            <text:p>10810459</text:p>
          </table:table-cell>
          <table:table-cell office:value-type="float" office:value="87.5" calcext:value-type="float">
            <text:p>87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459213" calcext:value-type="float">
            <text:p>8459213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367702" calcext:value-type="float">
            <text:p>11367702</text:p>
          </table:table-cell>
          <table:table-cell office:value-type="float" office:value="246.7" calcext:value-type="float">
            <text:p>24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3633" calcext:value-type="float">
            <text:p>5453633</text:p>
          </table:table-cell>
          <table:table-cell office:value-type="float" office:value="163.4" calcext:value-type="float">
            <text:p>163,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327975" calcext:value-type="float">
            <text:p>7327975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84365" calcext:value-type="float">
            <text:p>5984365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70084" calcext:value-type="float">
            <text:p>24770084</text:p>
          </table:table-cell>
          <table:table-cell office:value-type="float" office:value="163" calcext:value-type="float">
            <text:p>1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6934" calcext:value-type="float">
            <text:p>7156934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2433" calcext:value-type="float">
            <text:p>24302433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97021" calcext:value-type="float">
            <text:p>23097021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61153" calcext:value-type="float">
            <text:p>1196115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09751" calcext:value-type="float">
            <text:p>22909751</text:p>
          </table:table-cell>
          <table:table-cell office:value-type="float" office:value="44" calcext:value-type="float">
            <text:p>4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51124" calcext:value-type="float">
            <text:p>24051124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51617" calcext:value-type="float">
            <text:p>485161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13080" calcext:value-type="float">
            <text:p>20813080</text:p>
          </table:table-cell>
          <table:table-cell office:value-type="float" office:value="35" calcext:value-type="float">
            <text:p>3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20602" calcext:value-type="float">
            <text:p>22220602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437190" calcext:value-type="float">
            <text:p>2643719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14254" calcext:value-type="float">
            <text:p>23714254</text:p>
          </table:table-cell>
          <table:table-cell office:value-type="float" office:value="46.5" calcext:value-type="float">
            <text:p>46,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80739" calcext:value-type="float">
            <text:p>2218073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495773" calcext:value-type="float">
            <text:p>2649577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00633" calcext:value-type="float">
            <text:p>5500633</text:p>
          </table:table-cell>
          <table:table-cell office:value-type="float" office:value="34" calcext:value-type="float">
            <text:p>3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69997" calcext:value-type="float">
            <text:p>23269997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843714" calcext:value-type="float">
            <text:p>7843714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79929" calcext:value-type="float">
            <text:p>24379929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79970" calcext:value-type="float">
            <text:p>25079970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578986" calcext:value-type="float">
            <text:p>357898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53365" calcext:value-type="float">
            <text:p>26153365</text:p>
          </table:table-cell>
          <table:table-cell office:value-type="float" office:value="74" calcext:value-type="float">
            <text:p>7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05989" calcext:value-type="float">
            <text:p>24305989</text:p>
          </table:table-cell>
          <table:table-cell office:value-type="float" office:value="52.5" calcext:value-type="float">
            <text:p>52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672469" calcext:value-type="float">
            <text:p>1667246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8919" calcext:value-type="float">
            <text:p>23658919</text:p>
          </table:table-cell>
          <table:table-cell office:value-type="float" office:value="75" calcext:value-type="float">
            <text:p>7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60190" calcext:value-type="float">
            <text:p>21960190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376429" calcext:value-type="float">
            <text:p>2137642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42833" calcext:value-type="float">
            <text:p>22642833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33246" calcext:value-type="float">
            <text:p>22633246</text:p>
          </table:table-cell>
          <table:table-cell office:value-type="float" office:value="65" calcext:value-type="float">
            <text:p>6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4355841" calcext:value-type="float">
            <text:p>2435584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84722" calcext:value-type="float">
            <text:p>24684722</text:p>
          </table:table-cell>
          <table:table-cell office:value-type="float" office:value="48" calcext:value-type="float">
            <text:p>4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75347" calcext:value-type="float">
            <text:p>26175347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282342" calcext:value-type="float">
            <text:p>6282342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70412" calcext:value-type="float">
            <text:p>24670412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87442" calcext:value-type="float">
            <text:p>21387442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687192" calcext:value-type="float">
            <text:p>668719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22215" calcext:value-type="float">
            <text:p>25222215</text:p>
          </table:table-cell>
          <table:table-cell office:value-type="float" office:value="41" calcext:value-type="float">
            <text:p>4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69318" calcext:value-type="float">
            <text:p>24569318</text:p>
          </table:table-cell>
          <table:table-cell office:value-type="float" office:value="28" calcext:value-type="float">
            <text:p>2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465394" calcext:value-type="float">
            <text:p>10465394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78780" calcext:value-type="float">
            <text:p>5878780</text:p>
          </table:table-cell>
          <table:table-cell office:value-type="float" office:value="35.6" calcext:value-type="float">
            <text:p>35,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20721" calcext:value-type="float">
            <text:p>24420721</text:p>
          </table:table-cell>
          <table:table-cell office:value-type="float" office:value="27" calcext:value-type="float">
            <text:p>2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2088602" calcext:value-type="float">
            <text:p>2208860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36169" calcext:value-type="float">
            <text:p>22836169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56338" calcext:value-type="float">
            <text:p>2956338</text:p>
          </table:table-cell>
          <table:table-cell office:value-type="float" office:value="24.8" calcext:value-type="float">
            <text:p>24,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6811032" calcext:value-type="float">
            <text:p>2681103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11711" calcext:value-type="float">
            <text:p>24011711</text:p>
          </table:table-cell>
          <table:table-cell office:value-type="float" office:value="24" calcext:value-type="float">
            <text:p>2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3924" calcext:value-type="float">
            <text:p>3313924</text:p>
          </table:table-cell>
          <table:table-cell office:value-type="float" office:value="27" calcext:value-type="float">
            <text:p>2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7382187" calcext:value-type="float">
            <text:p>1738218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44516" calcext:value-type="float">
            <text:p>24244516</text:p>
          </table:table-cell>
          <table:table-cell office:value-type="float" office:value="39" calcext:value-type="float">
            <text:p>3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27141" calcext:value-type="float">
            <text:p>21327141</text:p>
          </table:table-cell>
          <table:table-cell office:value-type="float" office:value="46" calcext:value-type="float">
            <text:p>4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3329670" calcext:value-type="float">
            <text:p>23329670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77405" calcext:value-type="float">
            <text:p>25077405</text:p>
          </table:table-cell>
          <table:table-cell office:value-type="float" office:value="29" calcext:value-type="float">
            <text:p>2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84880" calcext:value-type="float">
            <text:p>24084880</text:p>
          </table:table-cell>
          <table:table-cell office:value-type="float" office:value="32" calcext:value-type="float">
            <text:p>3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4827269" calcext:value-type="float">
            <text:p>24827269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9357" calcext:value-type="float">
            <text:p>23309357</text:p>
          </table:table-cell>
          <table:table-cell office:value-type="float" office:value="22" calcext:value-type="float">
            <text:p>2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64663" calcext:value-type="float">
            <text:p>23464663</text:p>
          </table:table-cell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052111" calcext:value-type="float">
            <text:p>7052111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350582" calcext:value-type="float">
            <text:p>21350582</text:p>
          </table:table-cell>
          <table:table-cell office:value-type="float" office:value="35" calcext:value-type="float">
            <text:p>3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40822" calcext:value-type="float">
            <text:p>24540822</text:p>
          </table:table-cell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512042" calcext:value-type="float">
            <text:p>7512042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01242" calcext:value-type="float">
            <text:p>24801242</text:p>
          </table:table-cell>
          <table:table-cell office:value-type="float" office:value="34.7" calcext:value-type="float">
            <text:p>34,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72731" calcext:value-type="float">
            <text:p>22772731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150151" calcext:value-type="float">
            <text:p>4150151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2337" calcext:value-type="float">
            <text:p>22712337</text:p>
          </table:table-cell>
          <table:table-cell office:value-type="float" office:value="26" calcext:value-type="float">
            <text:p>2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8786" calcext:value-type="float">
            <text:p>24718786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3038538" calcext:value-type="float">
            <text:p>23038538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8569" calcext:value-type="float">
            <text:p>23328569</text:p>
          </table:table-cell>
          <table:table-cell office:value-type="float" office:value="25" calcext:value-type="float">
            <text:p>2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14102" calcext:value-type="float">
            <text:p>22814102</text:p>
          </table:table-cell>
          <table:table-cell office:value-type="float" office:value="29.7" calcext:value-type="float">
            <text:p>29,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825310" calcext:value-type="float">
            <text:p>3825310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03806" calcext:value-type="float">
            <text:p>23803806</text:p>
          </table:table-cell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99181" calcext:value-type="float">
            <text:p>24399181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178854" calcext:value-type="float">
            <text:p>9178854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0759" calcext:value-type="float">
            <text:p>23000759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00679" calcext:value-type="float">
            <text:p>24000679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342543" calcext:value-type="float">
            <text:p>434254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1948" calcext:value-type="float">
            <text:p>23351948</text:p>
          </table:table-cell>
          <table:table-cell office:value-type="float" office:value="37" calcext:value-type="float">
            <text:p>3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59546" calcext:value-type="float">
            <text:p>24859546</text:p>
          </table:table-cell>
          <table:table-cell office:value-type="float" office:value="33" calcext:value-type="float">
            <text:p>3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1693743" calcext:value-type="float">
            <text:p>2169374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88567" calcext:value-type="float">
            <text:p>23088567</text:p>
          </table:table-cell>
          <table:table-cell office:value-type="float" office:value="48" calcext:value-type="float">
            <text:p>4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03717" calcext:value-type="float">
            <text:p>24803717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7264578" calcext:value-type="float">
            <text:p>27264578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90385" calcext:value-type="float">
            <text:p>24690385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47251" calcext:value-type="float">
            <text:p>24547251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604731" calcext:value-type="float">
            <text:p>660473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33232" calcext:value-type="float">
            <text:p>23833232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94479" calcext:value-type="float">
            <text:p>22594479</text:p>
          </table:table-cell>
          <table:table-cell office:value-type="float" office:value="21" calcext:value-type="float">
            <text:p>2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0219721" calcext:value-type="float">
            <text:p>20219721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52965" calcext:value-type="float">
            <text:p>23152965</text:p>
          </table:table-cell>
          <table:table-cell office:value-type="float" office:value="37.6" calcext:value-type="float">
            <text:p>37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2623" calcext:value-type="float">
            <text:p>22902623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953499" calcext:value-type="float">
            <text:p>595349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29536" calcext:value-type="float">
            <text:p>24929536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56495" calcext:value-type="float">
            <text:p>24756495</text:p>
          </table:table-cell>
          <table:table-cell office:value-type="float" office:value="20.8" calcext:value-type="float">
            <text:p>20,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993972" calcext:value-type="float">
            <text:p>699397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0413" calcext:value-type="float">
            <text:p>22940413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37828" calcext:value-type="float">
            <text:p>23637828</text:p>
          </table:table-cell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7059419" calcext:value-type="float">
            <text:p>2705941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27572" calcext:value-type="float">
            <text:p>24927572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59472" calcext:value-type="float">
            <text:p>21359472</text:p>
          </table:table-cell>
          <table:table-cell office:value-type="float" office:value="25" calcext:value-type="float">
            <text:p>2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4265405" calcext:value-type="float">
            <text:p>2426540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2303" calcext:value-type="float">
            <text:p>23322303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87623" calcext:value-type="float">
            <text:p>21287623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1702962" calcext:value-type="float">
            <text:p>2170296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77418" calcext:value-type="float">
            <text:p>24577418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94564" calcext:value-type="float">
            <text:p>2259456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838123" calcext:value-type="float">
            <text:p>1983812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12099" calcext:value-type="float">
            <text:p>22612099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0556" calcext:value-type="float">
            <text:p>26805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86077" calcext:value-type="float">
            <text:p>7286077</text:p>
          </table:table-cell>
          <table:table-cell office:value-type="float" office:value="66.3" calcext:value-type="float">
            <text:p>66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20915" calcext:value-type="float">
            <text:p>24920915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01885" calcext:value-type="float">
            <text:p>2410188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166358" calcext:value-type="float">
            <text:p>8166358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85554" calcext:value-type="float">
            <text:p>24985554</text:p>
          </table:table-cell>
          <table:table-cell office:value-type="float" office:value="52.5" calcext:value-type="float">
            <text:p>52,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48885" calcext:value-type="float">
            <text:p>2184888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34022" calcext:value-type="float">
            <text:p>8534022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4811" calcext:value-type="float">
            <text:p>25084811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89082" calcext:value-type="float">
            <text:p>2398908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04830" calcext:value-type="float">
            <text:p>8604830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8798" calcext:value-type="float">
            <text:p>2228798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40072" calcext:value-type="float">
            <text:p>24040072</text:p>
          </table:table-cell>
          <table:table-cell office:value-type="float" office:value="25.7" calcext:value-type="float">
            <text:p>25,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72505" calcext:value-type="float">
            <text:p>1287250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79984" calcext:value-type="float">
            <text:p>23279984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58331" calcext:value-type="float">
            <text:p>265583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97479" calcext:value-type="float">
            <text:p>929747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07628" calcext:value-type="float">
            <text:p>24707628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28342" calcext:value-type="float">
            <text:p>2432834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769529" calcext:value-type="float">
            <text:p>776952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23019" calcext:value-type="float">
            <text:p>23323019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37263" calcext:value-type="float">
            <text:p>2413726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739296" calcext:value-type="float">
            <text:p>773929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97967" calcext:value-type="float">
            <text:p>22797967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5999" calcext:value-type="float">
            <text:p>2471599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86356" calcext:value-type="float">
            <text:p>6886356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5106" calcext:value-type="float">
            <text:p>25005106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14199" calcext:value-type="float">
            <text:p>2501419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47520" calcext:value-type="float">
            <text:p>894752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99210" calcext:value-type="float">
            <text:p>23999210</text:p>
          </table:table-cell>
          <table:table-cell office:value-type="float" office:value="41" calcext:value-type="float">
            <text:p>4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94300" calcext:value-type="float">
            <text:p>2459430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394755" calcext:value-type="float">
            <text:p>7394755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6536" calcext:value-type="float">
            <text:p>22896536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9791" calcext:value-type="float">
            <text:p>2264979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97323" calcext:value-type="float">
            <text:p>1589732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2664" calcext:value-type="float">
            <text:p>1482664</text:p>
          </table:table-cell>
          <table:table-cell office:value-type="float" office:value="23.8" calcext:value-type="float">
            <text:p>23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08835" calcext:value-type="float">
            <text:p>2200883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671740" calcext:value-type="float">
            <text:p>2167174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7834" calcext:value-type="float">
            <text:p>23387834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7434" calcext:value-type="float">
            <text:p>2470743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70740" calcext:value-type="float">
            <text:p>7170740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09943" calcext:value-type="float">
            <text:p>22109943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04374" calcext:value-type="float">
            <text:p>22104374</text:p>
          </table:table-cell>
          <table:table-cell office:value-type="float" office:value="39.6" calcext:value-type="float">
            <text:p>39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35805" calcext:value-type="float">
            <text:p>663580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53065" calcext:value-type="float">
            <text:p>23253065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38821" calcext:value-type="float">
            <text:p>23638821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3361458" calcext:value-type="float">
            <text:p>23361458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02099" calcext:value-type="float">
            <text:p>24202099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9339" calcext:value-type="float">
            <text:p>2649339</text:p>
          </table:table-cell>
          <table:table-cell office:value-type="float" office:value="28" calcext:value-type="float">
            <text:p>2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2990400" calcext:value-type="float">
            <text:p>22990400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26154" calcext:value-type="float">
            <text:p>24626154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12194" calcext:value-type="float">
            <text:p>22612194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4461866" calcext:value-type="float">
            <text:p>14461866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95092" calcext:value-type="float">
            <text:p>24895092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16528" calcext:value-type="float">
            <text:p>22316528</text:p>
          </table:table-cell>
          <table:table-cell office:value-type="float" office:value="45" calcext:value-type="float">
            <text:p>45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0223610" calcext:value-type="float">
            <text:p>10223610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08245" calcext:value-type="float">
            <text:p>225082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79857" calcext:value-type="float">
            <text:p>21779857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5267363" calcext:value-type="float">
            <text:p>15267363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3786" calcext:value-type="float">
            <text:p>23383786</text:p>
          </table:table-cell>
          <table:table-cell office:value-type="float" office:value="26.7" calcext:value-type="float">
            <text:p>26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82348" calcext:value-type="float">
            <text:p>22782348</text:p>
          </table:table-cell>
          <table:table-cell office:value-type="float" office:value="23" calcext:value-type="float">
            <text:p>23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2591722" calcext:value-type="float">
            <text:p>2259172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48423" calcext:value-type="float">
            <text:p>237484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14939" calcext:value-type="float">
            <text:p>24514939</text:p>
          </table:table-cell>
          <table:table-cell office:value-type="float" office:value="22.8" calcext:value-type="float">
            <text:p>22,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1373119" calcext:value-type="float">
            <text:p>2137311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46992" calcext:value-type="float">
            <text:p>2434699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67693" calcext:value-type="float">
            <text:p>21467693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5641031" calcext:value-type="float">
            <text:p>15641031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44840" calcext:value-type="float">
            <text:p>252448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29791" calcext:value-type="float">
            <text:p>23129791</text:p>
          </table:table-cell>
          <table:table-cell office:value-type="float" office:value="26" calcext:value-type="float">
            <text:p>26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8718868" calcext:value-type="float">
            <text:p>871886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02479" calcext:value-type="float">
            <text:p>2530247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66593" calcext:value-type="float">
            <text:p>24266593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5052826" calcext:value-type="float">
            <text:p>5052826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0341" calcext:value-type="float">
            <text:p>2321034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95904" calcext:value-type="float">
            <text:p>22595904</text:p>
          </table:table-cell>
          <table:table-cell office:value-type="float" office:value="26" calcext:value-type="float">
            <text:p>26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2787653" calcext:value-type="float">
            <text:p>2278765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89230" calcext:value-type="float">
            <text:p>2388923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29608" calcext:value-type="float">
            <text:p>23529608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9539372" calcext:value-type="float">
            <text:p>1953937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4470" calcext:value-type="float">
            <text:p>237447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3620" calcext:value-type="float">
            <text:p>3403620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3865771" calcext:value-type="float">
            <text:p>23865771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1184" calcext:value-type="float">
            <text:p>2300118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39556" calcext:value-type="float">
            <text:p>25939556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0190996" calcext:value-type="float">
            <text:p>10190996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66330" calcext:value-type="float">
            <text:p>21566330</text:p>
          </table:table-cell>
          <table:table-cell office:value-type="float" office:value="25.7" calcext:value-type="float">
            <text:p>25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11521" calcext:value-type="float">
            <text:p>21911521</text:p>
          </table:table-cell>
          <table:table-cell office:value-type="float" office:value="27.7" calcext:value-type="float">
            <text:p>27,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005101" calcext:value-type="float">
            <text:p>7005101</text:p>
          </table:table-cell>
          <table:table-cell office:value-type="float" office:value="61.4" calcext:value-type="float">
            <text:p>61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44244" calcext:value-type="float">
            <text:p>2394424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85986" calcext:value-type="float">
            <text:p>2178598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21942192" calcext:value-type="float">
            <text:p>21942192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02563" calcext:value-type="float">
            <text:p>2520256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52141" calcext:value-type="float">
            <text:p>25652141</text:p>
          </table:table-cell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269163" calcext:value-type="float">
            <text:p>7269163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15174" calcext:value-type="float">
            <text:p>2551517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20154" calcext:value-type="float">
            <text:p>22120154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785042" calcext:value-type="float">
            <text:p>578504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83100" calcext:value-type="float">
            <text:p>2408310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4266" calcext:value-type="float">
            <text:p>3754266</text:p>
          </table:table-cell>
          <table:table-cell office:value-type="float" office:value="29" calcext:value-type="float">
            <text:p>2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489526" calcext:value-type="float">
            <text:p>748952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40843" calcext:value-type="float">
            <text:p>594084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7976" calcext:value-type="float">
            <text:p>3027976</text:p>
          </table:table-cell>
          <table:table-cell office:value-type="float" office:value="30" calcext:value-type="float">
            <text:p>3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9180165" calcext:value-type="float">
            <text:p>9180165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72562" calcext:value-type="float">
            <text:p>2207256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95826" calcext:value-type="float">
            <text:p>23295826</text:p>
          </table:table-cell>
          <table:table-cell office:value-type="float" office:value="27" calcext:value-type="float">
            <text:p>2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4674783" calcext:value-type="float">
            <text:p>24674783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6255" calcext:value-type="float">
            <text:p>2328625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42898" calcext:value-type="float">
            <text:p>24742898</text:p>
          </table:table-cell>
          <table:table-cell office:value-type="float" office:value="27" calcext:value-type="float">
            <text:p>2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818587" calcext:value-type="float">
            <text:p>881858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63230" calcext:value-type="float">
            <text:p>23863230</text:p>
          </table:table-cell>
          <table:table-cell office:value-type="float" office:value="23.8" calcext:value-type="float">
            <text:p>23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36178" calcext:value-type="float">
            <text:p>22436178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322512" calcext:value-type="float">
            <text:p>7322512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28306" calcext:value-type="float">
            <text:p>2542830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9080" calcext:value-type="float">
            <text:p>2509080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6522418" calcext:value-type="float">
            <text:p>2652241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98392" calcext:value-type="float">
            <text:p>2339839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20444" calcext:value-type="float">
            <text:p>23920444</text:p>
          </table:table-cell>
          <table:table-cell office:value-type="float" office:value="22.8" calcext:value-type="float">
            <text:p>22,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164830" calcext:value-type="float">
            <text:p>516483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199" calcext:value-type="float">
            <text:p>25001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28073" calcext:value-type="float">
            <text:p>24928073</text:p>
          </table:table-cell>
          <table:table-cell office:value-type="float" office:value="28" calcext:value-type="float">
            <text:p>2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765427" calcext:value-type="float">
            <text:p>4765427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55861" calcext:value-type="float">
            <text:p>2495586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34507" calcext:value-type="float">
            <text:p>24134507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910115" calcext:value-type="float">
            <text:p>691011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2698" calcext:value-type="float">
            <text:p>2508269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21709" calcext:value-type="float">
            <text:p>25021709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729654" calcext:value-type="float">
            <text:p>5729654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85421" calcext:value-type="float">
            <text:p>229854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80747" calcext:value-type="float">
            <text:p>20280747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6034073" calcext:value-type="float">
            <text:p>1603407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5500" calcext:value-type="float">
            <text:p>22855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92978" calcext:value-type="float">
            <text:p>23492978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1742936" calcext:value-type="float">
            <text:p>21742936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65167" calcext:value-type="float">
            <text:p>23665167</text:p>
          </table:table-cell>
          <table:table-cell office:value-type="float" office:value="22.8" calcext:value-type="float">
            <text:p>22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95013" calcext:value-type="float">
            <text:p>24095013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3008580" calcext:value-type="float">
            <text:p>2300858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49260" calcext:value-type="float">
            <text:p>2314926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02723" calcext:value-type="float">
            <text:p>23202723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440231" calcext:value-type="float">
            <text:p>4440231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75457" calcext:value-type="float">
            <text:p>2257545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71013" calcext:value-type="float">
            <text:p>22771013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4386542" calcext:value-type="float">
            <text:p>24386542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41534" calcext:value-type="float">
            <text:p>2274153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35101" calcext:value-type="float">
            <text:p>26635101</text:p>
          </table:table-cell>
          <table:table-cell office:value-type="float" office:value="25.7" calcext:value-type="float">
            <text:p>25,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8346383" calcext:value-type="float">
            <text:p>1834638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13024" calcext:value-type="float">
            <text:p>235130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99758" calcext:value-type="float">
            <text:p>22199758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1501531" calcext:value-type="float">
            <text:p>2150153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09014" calcext:value-type="float">
            <text:p>2510901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97565" calcext:value-type="float">
            <text:p>24297565</text:p>
          </table:table-cell>
          <table:table-cell office:value-type="float" office:value="26" calcext:value-type="float">
            <text:p>2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2444192" calcext:value-type="float">
            <text:p>2244419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00542" calcext:value-type="float">
            <text:p>2470054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40926" calcext:value-type="float">
            <text:p>25940926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4153489" calcext:value-type="float">
            <text:p>24153489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95673" calcext:value-type="float">
            <text:p>2509567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19992" calcext:value-type="float">
            <text:p>24119992</text:p>
          </table:table-cell>
          <table:table-cell office:value-type="float" office:value="26" calcext:value-type="float">
            <text:p>2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4422041" calcext:value-type="float">
            <text:p>24422041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82567" calcext:value-type="float">
            <text:p>2478256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25172" calcext:value-type="float">
            <text:p>24325172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871073" calcext:value-type="float">
            <text:p>6871073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79192" calcext:value-type="float">
            <text:p>23179192</text:p>
          </table:table-cell>
          <table:table-cell office:value-type="float" office:value="30.7" calcext:value-type="float">
            <text:p>30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17611" calcext:value-type="float">
            <text:p>23017611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3146368" calcext:value-type="float">
            <text:p>2314636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50845" calcext:value-type="float">
            <text:p>227508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47820" calcext:value-type="float">
            <text:p>22447820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034494" calcext:value-type="float">
            <text:p>503449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13519" calcext:value-type="float">
            <text:p>252135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70409" calcext:value-type="float">
            <text:p>21970409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416170" calcext:value-type="float">
            <text:p>541617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20646" calcext:value-type="float">
            <text:p>2472064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04653" calcext:value-type="float">
            <text:p>22504653</text:p>
          </table:table-cell>
          <table:table-cell office:value-type="float" office:value="22.8" calcext:value-type="float">
            <text:p>22,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8438817" calcext:value-type="float">
            <text:p>1843881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9533" calcext:value-type="float">
            <text:p>2361953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40346" calcext:value-type="float">
            <text:p>24240346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280104" calcext:value-type="float">
            <text:p>728010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71852" calcext:value-type="float">
            <text:p>2297185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80803" calcext:value-type="float">
            <text:p>23280803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1579421" calcext:value-type="float">
            <text:p>21579421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30429" calcext:value-type="float">
            <text:p>230304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64507" calcext:value-type="float">
            <text:p>23564507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796519" calcext:value-type="float">
            <text:p>8796519</text:p>
          </table:table-cell>
          <table:table-cell office:value-type="float" office:value="71.3" calcext:value-type="float">
            <text:p>71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0017" calcext:value-type="float">
            <text:p>2213001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49283" calcext:value-type="float">
            <text:p>24649283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3731466" calcext:value-type="float">
            <text:p>33731466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0090" calcext:value-type="float">
            <text:p>2508009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70439" calcext:value-type="float">
            <text:p>22870439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6168963" calcext:value-type="float">
            <text:p>16168963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50471" calcext:value-type="float">
            <text:p>24950471</text:p>
          </table:table-cell>
          <table:table-cell office:value-type="float" office:value="20.8" calcext:value-type="float">
            <text:p>20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1593764.84" calcext:value-type="float">
            <text:p>21593764,84</text:p>
          </table:table-cell>
          <table:table-cell table:formula="of:=AVERAGE([.C121:.C220])" office:value-type="float" office:value="31.528" calcext:value-type="float">
            <text:p>31,528</text:p>
          </table:table-cell>
          <table:table-cell table:formula="of:=AVERAGE([.D121:.D220])" office:value-type="float" office:value="2.924" calcext:value-type="float">
            <text:p>2,924</text:p>
          </table:table-cell>
          <table:table-cell table:number-columns-repeated="2"/>
          <table:table-cell table:formula="of:=AVERAGE([.G121:.G220])" office:value-type="float" office:value="14215499.82" calcext:value-type="float">
            <text:p>14215499,82</text:p>
          </table:table-cell>
          <table:table-cell table:formula="of:=AVERAGE([.H121:.H220])" office:value-type="float" office:value="62.804" calcext:value-type="float">
            <text:p>62,804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1910721.63" calcext:value-type="float">
            <text:p>21910721,63</text:p>
          </table:table-cell>
          <table:table-cell table:formula="of:=AVERAGE([.M121:.M220])" office:value-type="float" office:value="34.359" calcext:value-type="float">
            <text:p>34,359</text:p>
          </table:table-cell>
          <table:table-cell table:formula="of:=AVERAGE([.N121:.N220])" office:value-type="float" office:value="4.839" calcext:value-type="float">
            <text:p>4,8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6023450.625751" calcext:value-type="float">
            <text:p>6023450,625751</text:p>
          </table:table-cell>
          <table:table-cell table:formula="of:=STDEVP([.C121:.C220])" office:value-type="float" office:value="20.9745802341787" calcext:value-type="float">
            <text:p>20,9745802341787</text:p>
          </table:table-cell>
          <table:table-cell table:formula="of:=STDEVP([.D121:.D220])" office:value-type="float" office:value="0.398276286012612" calcext:value-type="float">
            <text:p>0,398276286012612</text:p>
          </table:table-cell>
          <table:table-cell table:number-columns-repeated="2"/>
          <table:table-cell table:formula="of:=STDEVP([.G121:.G220])" office:value-type="float" office:value="7948542.70129084" calcext:value-type="float">
            <text:p>7948542,70129084</text:p>
          </table:table-cell>
          <table:table-cell table:formula="of:=STDEVP([.H121:.H220])" office:value-type="float" office:value="4.9954563355113" calcext:value-type="float">
            <text:p>4,9954563355113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5941817.56317007" calcext:value-type="float">
            <text:p>5941817,56317007</text:p>
          </table:table-cell>
          <table:table-cell table:formula="of:=STDEVP([.M121:.M220])" office:value-type="float" office:value="31.3148114955208" calcext:value-type="float">
            <text:p>31,3148114955208</text:p>
          </table:table-cell>
          <table:table-cell table:formula="of:=STDEVP([.N121:.N220])" office:value-type="float" office:value="0.480810773589777" calcext:value-type="float">
            <text:p>0,4808107735897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3288314.5" calcext:value-type="float">
            <text:p>23288314,5</text:p>
          </table:table-cell>
          <table:table-cell table:formula="of:=MEDIAN([.C121:.C220])" office:value-type="float" office:value="26.5" calcext:value-type="float">
            <text:p>26,5</text:p>
          </table:table-cell>
          <table:table-cell table:formula="of:=MEDIAN([.D121:.D220])" office:value-type="float" office:value="3" calcext:value-type="float">
            <text:p>3</text:p>
          </table:table-cell>
          <table:table-cell table:number-columns-repeated="2"/>
          <table:table-cell table:formula="of:=MEDIAN([.G121:.G220])" office:value-type="float" office:value="10344502" calcext:value-type="float">
            <text:p>10344502</text:p>
          </table:table-cell>
          <table:table-cell table:formula="of:=MEDIAN([.H121:.H220])" office:value-type="float" office:value="62" calcext:value-type="float">
            <text:p>62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566278.5" calcext:value-type="float">
            <text:p>23566278,5</text:p>
          </table:table-cell>
          <table:table-cell table:formula="of:=MEDIAN([.M121:.M220])" office:value-type="float" office:value="27.5" calcext:value-type="float">
            <text:p>27,5</text:p>
          </table:table-cell>
          <table:table-cell table:formula="of:=MEDIAN([.N121:.N220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1775805.34" calcext:value-type="float">
            <text:p>21775805,34</text:p>
          </table:table-cell>
          <table:table-cell table:formula="of:=AVERAGE([.C121:.C170])" office:value-type="float" office:value="36.188" calcext:value-type="float">
            <text:p>36,188</text:p>
          </table:table-cell>
          <table:table-cell table:formula="of:=AVERAGE([.D121:.D170])" office:value-type="float" office:value="2.688" calcext:value-type="float">
            <text:p>2,688</text:p>
          </table:table-cell>
          <table:table-cell table:number-columns-repeated="2"/>
          <table:table-cell table:formula="of:=AVERAGE([.G121:.G170])" office:value-type="float" office:value="13523089.48" calcext:value-type="float">
            <text:p>13523089,48</text:p>
          </table:table-cell>
          <table:table-cell table:formula="of:=AVERAGE([.H121:.H170])" office:value-type="float" office:value="62.806" calcext:value-type="float">
            <text:p>62,806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21597726.2" calcext:value-type="float">
            <text:p>21597726,2</text:p>
          </table:table-cell>
          <table:table-cell table:formula="of:=AVERAGE([.M121:.M170])" office:value-type="float" office:value="42.368" calcext:value-type="float">
            <text:p>42,368</text:p>
          </table:table-cell>
          <table:table-cell table:formula="of:=AVERAGE([.N121:.N170])" office:value-type="float" office:value="4.668" calcext:value-type="float">
            <text:p>4,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1411724.34" calcext:value-type="float">
            <text:p>21411724,34</text:p>
          </table:table-cell>
          <table:table-cell table:formula="of:=AVERAGE([.C171:.C220])" office:value-type="float" office:value="26.868" calcext:value-type="float">
            <text:p>26,868</text:p>
          </table:table-cell>
          <table:table-cell table:formula="of:=AVERAGE([.D171:.D220])" office:value-type="float" office:value="3.16" calcext:value-type="float">
            <text:p>3,16</text:p>
          </table:table-cell>
          <table:table-cell table:number-columns-repeated="2"/>
          <table:table-cell table:formula="of:=AVERAGE([.G171:.G220])" office:value-type="float" office:value="14907910.16" calcext:value-type="float">
            <text:p>14907910,16</text:p>
          </table:table-cell>
          <table:table-cell table:formula="of:=AVERAGE([.H171:.H220])" office:value-type="float" office:value="62.802" calcext:value-type="float">
            <text:p>62,802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2223717.06" calcext:value-type="float">
            <text:p>22223717,06</text:p>
          </table:table-cell>
          <table:table-cell table:formula="of:=AVERAGE([.M171:.M220])" office:value-type="float" office:value="26.35" calcext:value-type="float">
            <text:p>26,35</text:p>
          </table:table-cell>
          <table:table-cell table:formula="of:=AVERAGE([.N171:.N220])" office:value-type="float" office:value="5.01" calcext:value-type="float">
            <text:p>5,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6243528.26670859" calcext:value-type="float">
            <text:p>6243528,26670859</text:p>
          </table:table-cell>
          <table:table-cell table:formula="of:=STDEVP([.C171:.C220])" office:value-type="float" office:value="5.41292674992005" calcext:value-type="float">
            <text:p>5,41292674992005</text:p>
          </table:table-cell>
          <table:table-cell table:formula="of:=STDEVP([.D171:.D220])" office:value-type="float" office:value="0.0565685424949238" calcext:value-type="float">
            <text:p>0,056568542494924</text:p>
          </table:table-cell>
          <table:table-cell table:number-columns-repeated="2"/>
          <table:table-cell table:formula="of:=STDEVP([.G171:.G220])" office:value-type="float" office:value="7939815.89709156" calcext:value-type="float">
            <text:p>7939815,89709156</text:p>
          </table:table-cell>
          <table:table-cell table:formula="of:=STDEVP([.H171:.H220])" office:value-type="float" office:value="3.83105677326766" calcext:value-type="float">
            <text:p>3,83105677326766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5696351.08156711" calcext:value-type="float">
            <text:p>5696351,08156711</text:p>
          </table:table-cell>
          <table:table-cell table:formula="of:=STDEVP([.M171:.M220])" office:value-type="float" office:value="4.97124732838751" calcext:value-type="float">
            <text:p>4,97124732838751</text:p>
          </table:table-cell>
          <table:table-cell table:formula="of:=STDEVP([.N171:.N220])" office:value-type="float" office:value="0.0299999999999999" calcext:value-type="float">
            <text:p>0,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3813455" calcext:value-type="float">
            <text:p>23813455</text:p>
          </table:table-cell>
          <table:table-cell table:formula="of:=MEDIAN([.C121:.C170])" office:value-type="float" office:value="27" calcext:value-type="float">
            <text:p>27</text:p>
          </table:table-cell>
          <table:table-cell table:formula="of:=MEDIAN([.D121:.D170])" office:value-type="float" office:value="2.9" calcext:value-type="float">
            <text:p>2,9</text:p>
          </table:table-cell>
          <table:table-cell table:number-columns-repeated="2"/>
          <table:table-cell table:formula="of:=MEDIAN([.G121:.G170])" office:value-type="float" office:value="9063187" calcext:value-type="float">
            <text:p>9063187</text:p>
          </table:table-cell>
          <table:table-cell table:formula="of:=MEDIAN([.H121:.H170])" office:value-type="float" office:value="63" calcext:value-type="float">
            <text:p>63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3369891" calcext:value-type="float">
            <text:p>23369891</text:p>
          </table:table-cell>
          <table:table-cell table:formula="of:=MEDIAN([.M121:.M170])" office:value-type="float" office:value="29" calcext:value-type="float">
            <text:p>29</text:p>
          </table:table-cell>
          <table:table-cell table:formula="of:=MEDIAN([.N121:.N170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3166257" calcext:value-type="float">
            <text:p>23166257</text:p>
          </table:table-cell>
          <table:table-cell table:formula="of:=MEDIAN([.C171:.C220])" office:value-type="float" office:value="25.85" calcext:value-type="float">
            <text:p>25,85</text:p>
          </table:table-cell>
          <table:table-cell table:formula="of:=MEDIAN([.D171:.D220])" office:value-type="float" office:value="3.2" calcext:value-type="float">
            <text:p>3,2</text:p>
          </table:table-cell>
          <table:table-cell table:number-columns-repeated="2"/>
          <table:table-cell table:formula="of:=MEDIAN([.G171:.G220])" office:value-type="float" office:value="15454197" calcext:value-type="float">
            <text:p>15454197</text:p>
          </table:table-cell>
          <table:table-cell table:formula="of:=MEDIAN([.H171:.H220])" office:value-type="float" office:value="62" calcext:value-type="float">
            <text:p>62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642350" calcext:value-type="float">
            <text:p>23642350</text:p>
          </table:table-cell>
          <table:table-cell table:formula="of:=MEDIAN([.M171:.M220])" office:value-type="float" office:value="25" calcext:value-type="float">
            <text:p>25</text:p>
          </table:table-cell>
          <table:table-cell table:formula="of:=MEDIAN([.N171:.N220])"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1357166" calcext:value-type="float">
            <text:p>11357166</text:p>
          </table:table-cell>
          <table:table-cell office:value-type="float" office:value="260" calcext:value-type="float">
            <text:p>26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626973" calcext:value-type="float">
            <text:p>3626973</text:p>
          </table:table-cell>
          <table:table-cell office:value-type="float" office:value="106.7" calcext:value-type="float">
            <text:p>106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7040651" calcext:value-type="float">
            <text:p>27040651</text:p>
          </table:table-cell>
          <table:table-cell office:value-type="float" office:value="213.3" calcext:value-type="float">
            <text:p>213,3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1628" calcext:value-type="float">
            <text:p>2241628</text:p>
          </table:table-cell>
          <table:table-cell office:value-type="float" office:value="174" calcext:value-type="float">
            <text:p>17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359754" calcext:value-type="float">
            <text:p>335975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40007" calcext:value-type="float">
            <text:p>6240007</text:p>
          </table:table-cell>
          <table:table-cell office:value-type="float" office:value="221" calcext:value-type="float">
            <text:p>22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79689" calcext:value-type="float">
            <text:p>8979689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0534" calcext:value-type="float">
            <text:p>6510534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77640" calcext:value-type="float">
            <text:p>1877640</text:p>
          </table:table-cell>
          <table:table-cell office:value-type="float" office:value="135" calcext:value-type="float">
            <text:p>13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9732" calcext:value-type="float">
            <text:p>1809732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787383" calcext:value-type="float">
            <text:p>6787383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60987" calcext:value-type="float">
            <text:p>3960987</text:p>
          </table:table-cell>
          <table:table-cell office:value-type="float" office:value="103" calcext:value-type="float">
            <text:p>10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7237" calcext:value-type="float">
            <text:p>289723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23405" calcext:value-type="float">
            <text:p>702340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37108" calcext:value-type="float">
            <text:p>11137108</text:p>
          </table:table-cell>
          <table:table-cell office:value-type="float" office:value="123" calcext:value-type="float">
            <text:p>12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2684" calcext:value-type="float">
            <text:p>10802684</text:p>
          </table:table-cell>
          <table:table-cell office:value-type="float" office:value="53" calcext:value-type="float">
            <text:p>5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723019" calcext:value-type="float">
            <text:p>6723019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339210" calcext:value-type="float">
            <text:p>6339210</text:p>
          </table:table-cell>
          <table:table-cell office:value-type="float" office:value="88.1" calcext:value-type="float">
            <text:p>88,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92754" calcext:value-type="float">
            <text:p>12092754</text:p>
          </table:table-cell>
          <table:table-cell office:value-type="float" office:value="60.4" calcext:value-type="float">
            <text:p>60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60180" calcext:value-type="float">
            <text:p>3560180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43846" calcext:value-type="float">
            <text:p>11443846</text:p>
          </table:table-cell>
          <table:table-cell office:value-type="float" office:value="67" calcext:value-type="float">
            <text:p>6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9526" calcext:value-type="float">
            <text:p>1819526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086263" calcext:value-type="float">
            <text:p>6086263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5842" calcext:value-type="float">
            <text:p>10715842</text:p>
          </table:table-cell>
          <table:table-cell office:value-type="float" office:value="54" calcext:value-type="float">
            <text:p>5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30067" calcext:value-type="float">
            <text:p>11330067</text:p>
          </table:table-cell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690393" calcext:value-type="float">
            <text:p>669039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88871" calcext:value-type="float">
            <text:p>8188871</text:p>
          </table:table-cell>
          <table:table-cell office:value-type="float" office:value="67" calcext:value-type="float">
            <text:p>6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64873" calcext:value-type="float">
            <text:p>11064873</text:p>
          </table:table-cell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654379" calcext:value-type="float">
            <text:p>6654379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43957" calcext:value-type="float">
            <text:p>11543957</text:p>
          </table:table-cell>
          <table:table-cell office:value-type="float" office:value="75" calcext:value-type="float">
            <text:p>7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26154" calcext:value-type="float">
            <text:p>11226154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927652" calcext:value-type="float">
            <text:p>392765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9037" calcext:value-type="float">
            <text:p>3329037</text:p>
          </table:table-cell>
          <table:table-cell office:value-type="float" office:value="66" calcext:value-type="float">
            <text:p>66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63447" calcext:value-type="float">
            <text:p>10963447</text:p>
          </table:table-cell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610879" calcext:value-type="float">
            <text:p>6610879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5740" calcext:value-type="float">
            <text:p>2655740</text:p>
          </table:table-cell>
          <table:table-cell office:value-type="float" office:value="84.2" calcext:value-type="float">
            <text:p>84,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85637" calcext:value-type="float">
            <text:p>11185637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852687" calcext:value-type="float">
            <text:p>98526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5784" calcext:value-type="float">
            <text:p>2425784</text:p>
          </table:table-cell>
          <table:table-cell office:value-type="float" office:value="69" calcext:value-type="float">
            <text:p>6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15428" calcext:value-type="float">
            <text:p>10915428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589775" calcext:value-type="float">
            <text:p>6589775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76992" calcext:value-type="float">
            <text:p>1776992</text:p>
          </table:table-cell>
          <table:table-cell office:value-type="float" office:value="91" calcext:value-type="float">
            <text:p>9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3478" calcext:value-type="float">
            <text:p>1663478</text:p>
          </table:table-cell>
          <table:table-cell office:value-type="float" office:value="44" calcext:value-type="float">
            <text:p>4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450682" calcext:value-type="float">
            <text:p>94506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88020" calcext:value-type="float">
            <text:p>11788020</text:p>
          </table:table-cell>
          <table:table-cell office:value-type="float" office:value="84" calcext:value-type="float">
            <text:p>84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44111" calcext:value-type="float">
            <text:p>10844111</text:p>
          </table:table-cell>
          <table:table-cell office:value-type="float" office:value="42.6" calcext:value-type="float">
            <text:p>42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507889" calcext:value-type="float">
            <text:p>2150788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93517" calcext:value-type="float">
            <text:p>12593517</text:p>
          </table:table-cell>
          <table:table-cell office:value-type="float" office:value="47.5" calcext:value-type="float">
            <text:p>47,5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41667" calcext:value-type="float">
            <text:p>11341667</text:p>
          </table:table-cell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714724" calcext:value-type="float">
            <text:p>371472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65256" calcext:value-type="float">
            <text:p>1665256</text:p>
          </table:table-cell>
          <table:table-cell office:value-type="float" office:value="52" calcext:value-type="float">
            <text:p>52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50999" calcext:value-type="float">
            <text:p>11150999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256827" calcext:value-type="float">
            <text:p>3256827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80869" calcext:value-type="float">
            <text:p>12280869</text:p>
          </table:table-cell>
          <table:table-cell office:value-type="float" office:value="48" calcext:value-type="float">
            <text:p>48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15732" calcext:value-type="float">
            <text:p>10915732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586760" calcext:value-type="float">
            <text:p>658676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61837" calcext:value-type="float">
            <text:p>11261837</text:p>
          </table:table-cell>
          <table:table-cell office:value-type="float" office:value="56" calcext:value-type="float">
            <text:p>56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4539" calcext:value-type="float">
            <text:p>2624539</text:p>
          </table:table-cell>
          <table:table-cell office:value-type="float" office:value="49" calcext:value-type="float">
            <text:p>4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631080" calcext:value-type="float">
            <text:p>363108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51501" calcext:value-type="float">
            <text:p>10951501</text:p>
          </table:table-cell>
          <table:table-cell office:value-type="float" office:value="42" calcext:value-type="float">
            <text:p>42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8690" calcext:value-type="float">
            <text:p>10938690</text:p>
          </table:table-cell>
          <table:table-cell office:value-type="float" office:value="51" calcext:value-type="float">
            <text:p>5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526974" calcext:value-type="float">
            <text:p>6526974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70444" calcext:value-type="float">
            <text:p>12070444</text:p>
          </table:table-cell>
          <table:table-cell office:value-type="float" office:value="46" calcext:value-type="float">
            <text:p>46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8194" calcext:value-type="float">
            <text:p>1618194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615232" calcext:value-type="float">
            <text:p>361523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25012" calcext:value-type="float">
            <text:p>10525012</text:p>
          </table:table-cell>
          <table:table-cell office:value-type="float" office:value="76" calcext:value-type="float">
            <text:p>76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98846" calcext:value-type="float">
            <text:p>11198846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620672" calcext:value-type="float">
            <text:p>362067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96546" calcext:value-type="float">
            <text:p>12196546</text:p>
          </table:table-cell>
          <table:table-cell office:value-type="float" office:value="46" calcext:value-type="float">
            <text:p>46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49322" calcext:value-type="float">
            <text:p>12749322</text:p>
          </table:table-cell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515543" calcext:value-type="float">
            <text:p>3515543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18486" calcext:value-type="float">
            <text:p>11618486</text:p>
          </table:table-cell>
          <table:table-cell office:value-type="float" office:value="46" calcext:value-type="float">
            <text:p>4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1525" calcext:value-type="float">
            <text:p>1601525</text:p>
          </table:table-cell>
          <table:table-cell office:value-type="float" office:value="41.6" calcext:value-type="float">
            <text:p>41,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716394" calcext:value-type="float">
            <text:p>4716394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1268" calcext:value-type="float">
            <text:p>2751268</text:p>
          </table:table-cell>
          <table:table-cell office:value-type="float" office:value="58.4" calcext:value-type="float">
            <text:p>58,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45522" calcext:value-type="float">
            <text:p>11345522</text:p>
          </table:table-cell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545590" calcext:value-type="float">
            <text:p>6545590</text:p>
          </table:table-cell>
          <table:table-cell office:value-type="float" office:value="93.1" calcext:value-type="float">
            <text:p>93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62157" calcext:value-type="float">
            <text:p>10662157</text:p>
          </table:table-cell>
          <table:table-cell office:value-type="float" office:value="56" calcext:value-type="float">
            <text:p>5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3629" calcext:value-type="float">
            <text:p>2343629</text:p>
          </table:table-cell>
          <table:table-cell office:value-type="float" office:value="56" calcext:value-type="float">
            <text:p>5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603890" calcext:value-type="float">
            <text:p>66038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39020" calcext:value-type="float">
            <text:p>11439020</text:p>
          </table:table-cell>
          <table:table-cell office:value-type="float" office:value="51" calcext:value-type="float">
            <text:p>5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99720" calcext:value-type="float">
            <text:p>11299720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614783" calcext:value-type="float">
            <text:p>3614783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339" calcext:value-type="float">
            <text:p>2545339</text:p>
          </table:table-cell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84704" calcext:value-type="float">
            <text:p>10684704</text:p>
          </table:table-cell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3474121" calcext:value-type="float">
            <text:p>1347412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78768" calcext:value-type="float">
            <text:p>12078768</text:p>
          </table:table-cell>
          <table:table-cell office:value-type="float" office:value="53" calcext:value-type="float">
            <text:p>5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35022" calcext:value-type="float">
            <text:p>12535022</text:p>
          </table:table-cell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689637" calcext:value-type="float">
            <text:p>3689637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8381" calcext:value-type="float">
            <text:p>11298381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14540" calcext:value-type="float">
            <text:p>11514540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635953" calcext:value-type="float">
            <text:p>3635953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21073" calcext:value-type="float">
            <text:p>11121073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71576" calcext:value-type="float">
            <text:p>11271576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644549" calcext:value-type="float">
            <text:p>664454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0479" calcext:value-type="float">
            <text:p>2230479</text:p>
          </table:table-cell>
          <table:table-cell office:value-type="float" office:value="64.4" calcext:value-type="float">
            <text:p>64,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5342" calcext:value-type="float">
            <text:p>2105342</text:p>
          </table:table-cell>
          <table:table-cell office:value-type="float" office:value="42.6" calcext:value-type="float">
            <text:p>42,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595111" calcext:value-type="float">
            <text:p>659511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13842" calcext:value-type="float">
            <text:p>12413842</text:p>
          </table:table-cell>
          <table:table-cell office:value-type="float" office:value="52" calcext:value-type="float">
            <text:p>5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87371" calcext:value-type="float">
            <text:p>11487371</text:p>
          </table:table-cell>
          <table:table-cell office:value-type="float" office:value="54" calcext:value-type="float">
            <text:p>5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573432" calcext:value-type="float">
            <text:p>657343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6687" calcext:value-type="float">
            <text:p>11156687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98930" calcext:value-type="float">
            <text:p>11198930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639307" calcext:value-type="float">
            <text:p>363930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67705" calcext:value-type="float">
            <text:p>12267705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4565" calcext:value-type="float">
            <text:p>1554565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83222" calcext:value-type="float">
            <text:p>698322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64935" calcext:value-type="float">
            <text:p>11164935</text:p>
          </table:table-cell>
          <table:table-cell office:value-type="float" office:value="63" calcext:value-type="float">
            <text:p>6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9162" calcext:value-type="float">
            <text:p>1669162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764367" calcext:value-type="float">
            <text:p>6764367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02560" calcext:value-type="float">
            <text:p>10902560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36430" calcext:value-type="float">
            <text:p>11436430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41947" calcext:value-type="float">
            <text:p>6941947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97314" calcext:value-type="float">
            <text:p>11197314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59400" calcext:value-type="float">
            <text:p>10959400</text:p>
          </table:table-cell>
          <table:table-cell office:value-type="float" office:value="44" calcext:value-type="float">
            <text:p>4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468535" calcext:value-type="float">
            <text:p>346853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73601" calcext:value-type="float">
            <text:p>12673601</text:p>
          </table:table-cell>
          <table:table-cell office:value-type="float" office:value="50.5" calcext:value-type="float">
            <text:p>50,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37597" calcext:value-type="float">
            <text:p>12637597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547952" calcext:value-type="float">
            <text:p>3547952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68760" calcext:value-type="float">
            <text:p>11668760</text:p>
          </table:table-cell>
          <table:table-cell office:value-type="float" office:value="56" calcext:value-type="float">
            <text:p>5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09304" calcext:value-type="float">
            <text:p>12609304</text:p>
          </table:table-cell>
          <table:table-cell office:value-type="float" office:value="42" calcext:value-type="float">
            <text:p>4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127950" calcext:value-type="float">
            <text:p>612795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5465" calcext:value-type="float">
            <text:p>2675465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16969" calcext:value-type="float">
            <text:p>11416969</text:p>
          </table:table-cell>
          <table:table-cell office:value-type="float" office:value="40.6" calcext:value-type="float">
            <text:p>40,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525696" calcext:value-type="float">
            <text:p>952569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44279" calcext:value-type="float">
            <text:p>3244279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00607" calcext:value-type="float">
            <text:p>13300607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476527" calcext:value-type="float">
            <text:p>6476527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63423" calcext:value-type="float">
            <text:p>11863423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63619" calcext:value-type="float">
            <text:p>11163619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367330" calcext:value-type="float">
            <text:p>6367330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3423" calcext:value-type="float">
            <text:p>2483423</text:p>
          </table:table-cell>
          <table:table-cell office:value-type="float" office:value="71.3" calcext:value-type="float">
            <text:p>71,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63809" calcext:value-type="float">
            <text:p>11263809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659381" calcext:value-type="float">
            <text:p>3659381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41808" calcext:value-type="float">
            <text:p>12341808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36312" calcext:value-type="float">
            <text:p>10536312</text:p>
          </table:table-cell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481883" calcext:value-type="float">
            <text:p>348188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8113" calcext:value-type="float">
            <text:p>14208113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9121" calcext:value-type="float">
            <text:p>2619121</text:p>
          </table:table-cell>
          <table:table-cell office:value-type="float" office:value="41" calcext:value-type="float">
            <text:p>4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781827" calcext:value-type="float">
            <text:p>3781827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21053" calcext:value-type="float">
            <text:p>11721053</text:p>
          </table:table-cell>
          <table:table-cell office:value-type="float" office:value="65" calcext:value-type="float">
            <text:p>6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69188" calcext:value-type="float">
            <text:p>12169188</text:p>
          </table:table-cell>
          <table:table-cell office:value-type="float" office:value="44" calcext:value-type="float">
            <text:p>4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583766" calcext:value-type="float">
            <text:p>3583766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81619" calcext:value-type="float">
            <text:p>11681619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8302" calcext:value-type="float">
            <text:p>1104830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446589" calcext:value-type="float">
            <text:p>644658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0642" calcext:value-type="float">
            <text:p>1530642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85399" calcext:value-type="float">
            <text:p>11985399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690473" calcext:value-type="float">
            <text:p>369047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7537" calcext:value-type="float">
            <text:p>2267537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73052" calcext:value-type="float">
            <text:p>10873052</text:p>
          </table:table-cell>
          <table:table-cell office:value-type="float" office:value="43.6" calcext:value-type="float">
            <text:p>43,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838372" calcext:value-type="float">
            <text:p>3838372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28921" calcext:value-type="float">
            <text:p>12528921</text:p>
          </table:table-cell>
          <table:table-cell office:value-type="float" office:value="39.6" calcext:value-type="float">
            <text:p>39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0714" calcext:value-type="float">
            <text:p>1540714</text:p>
          </table:table-cell>
          <table:table-cell office:value-type="float" office:value="41" calcext:value-type="float">
            <text:p>4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737135" calcext:value-type="float">
            <text:p>6737135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13202" calcext:value-type="float">
            <text:p>11813202</text:p>
          </table:table-cell>
          <table:table-cell office:value-type="float" office:value="39" calcext:value-type="float">
            <text:p>3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65863" calcext:value-type="float">
            <text:p>10565863</text:p>
          </table:table-cell>
          <table:table-cell office:value-type="float" office:value="43" calcext:value-type="float">
            <text:p>4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825005" calcext:value-type="float">
            <text:p>682500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513598" calcext:value-type="float">
            <text:p>9513598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10169" calcext:value-type="float">
            <text:p>12210169</text:p>
          </table:table-cell>
          <table:table-cell office:value-type="float" office:value="46" calcext:value-type="float">
            <text:p>4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6923092" calcext:value-type="float">
            <text:p>69230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12023" calcext:value-type="float">
            <text:p>9212023</text:p>
          </table:table-cell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8434" calcext:value-type="float">
            <text:p>1518434</text:p>
          </table:table-cell>
          <table:table-cell office:value-type="float" office:value="42" calcext:value-type="float">
            <text:p>4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629330" calcext:value-type="float">
            <text:p>362933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85981" calcext:value-type="float">
            <text:p>1985981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15797" calcext:value-type="float">
            <text:p>12215797</text:p>
          </table:table-cell>
          <table:table-cell office:value-type="float" office:value="41" calcext:value-type="float">
            <text:p>4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670098" calcext:value-type="float">
            <text:p>367009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2828" calcext:value-type="float">
            <text:p>11152828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2808" calcext:value-type="float">
            <text:p>2522808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533422" calcext:value-type="float">
            <text:p>3533422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58325" calcext:value-type="float">
            <text:p>3058325</text:p>
          </table:table-cell>
          <table:table-cell office:value-type="float" office:value="58.4" calcext:value-type="float">
            <text:p>58,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6968" calcext:value-type="float">
            <text:p>1546968</text:p>
          </table:table-cell>
          <table:table-cell office:value-type="float" office:value="41.6" calcext:value-type="float">
            <text:p>41,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133460" calcext:value-type="float">
            <text:p>6133460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35680" calcext:value-type="float">
            <text:p>10335680</text:p>
          </table:table-cell>
          <table:table-cell office:value-type="float" office:value="51" calcext:value-type="float">
            <text:p>5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1515" calcext:value-type="float">
            <text:p>11041515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849130" calcext:value-type="float">
            <text:p>3849130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340" calcext:value-type="float">
            <text:p>2512340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42127" calcext:value-type="float">
            <text:p>11742127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632140" calcext:value-type="float">
            <text:p>3632140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16105" calcext:value-type="float">
            <text:p>10616105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64774" calcext:value-type="float">
            <text:p>10464774</text:p>
          </table:table-cell>
          <table:table-cell office:value-type="float" office:value="42" calcext:value-type="float">
            <text:p>4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376495" calcext:value-type="float">
            <text:p>6376495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1522" calcext:value-type="float">
            <text:p>2401522</text:p>
          </table:table-cell>
          <table:table-cell office:value-type="float" office:value="53" calcext:value-type="float">
            <text:p>5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75492" calcext:value-type="float">
            <text:p>10675492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859905" calcext:value-type="float">
            <text:p>385990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43425" calcext:value-type="float">
            <text:p>10643425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53006" calcext:value-type="float">
            <text:p>10753006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893907" calcext:value-type="float">
            <text:p>6893907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83233" calcext:value-type="float">
            <text:p>3483233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0682" calcext:value-type="float">
            <text:p>1570682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486145" calcext:value-type="float">
            <text:p>948614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82367" calcext:value-type="float">
            <text:p>10582367</text:p>
          </table:table-cell>
          <table:table-cell office:value-type="float" office:value="52.5" calcext:value-type="float">
            <text:p>52,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21044" calcext:value-type="float">
            <text:p>10821044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832984" calcext:value-type="float">
            <text:p>683298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08846" calcext:value-type="float">
            <text:p>11508846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8539" calcext:value-type="float">
            <text:p>2658539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413115" calcext:value-type="float">
            <text:p>941311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8844" calcext:value-type="float">
            <text:p>1448844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49173" calcext:value-type="float">
            <text:p>12449173</text:p>
          </table:table-cell>
          <table:table-cell office:value-type="float" office:value="43.6" calcext:value-type="float">
            <text:p>43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76479" calcext:value-type="float">
            <text:p>647647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6508" calcext:value-type="float">
            <text:p>2806508</text:p>
          </table:table-cell>
          <table:table-cell office:value-type="float" office:value="53" calcext:value-type="float">
            <text:p>5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4076" calcext:value-type="float">
            <text:p>261407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66825" calcext:value-type="float">
            <text:p>6866825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5401" calcext:value-type="float">
            <text:p>2585401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84965" calcext:value-type="float">
            <text:p>1088496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20884" calcext:value-type="float">
            <text:p>9320884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50740" calcext:value-type="float">
            <text:p>2050740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76141" calcext:value-type="float">
            <text:p>1237614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15477" calcext:value-type="float">
            <text:p>671547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81901" calcext:value-type="float">
            <text:p>10681901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21086" calcext:value-type="float">
            <text:p>1122108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40741" calcext:value-type="float">
            <text:p>714074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9571" calcext:value-type="float">
            <text:p>1599571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95477" calcext:value-type="float">
            <text:p>1109547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93017" calcext:value-type="float">
            <text:p>6393017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15173" calcext:value-type="float">
            <text:p>1815173</text:p>
          </table:table-cell>
          <table:table-cell office:value-type="float" office:value="43.6" calcext:value-type="float">
            <text:p>43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25097" calcext:value-type="float">
            <text:p>1092509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21525" calcext:value-type="float">
            <text:p>38215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89394" calcext:value-type="float">
            <text:p>12789394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86314" calcext:value-type="float">
            <text:p>1068631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55052" calcext:value-type="float">
            <text:p>675505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821" calcext:value-type="float">
            <text:p>2430821</text:p>
          </table:table-cell>
          <table:table-cell office:value-type="float" office:value="53" calcext:value-type="float">
            <text:p>5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4910" calcext:value-type="float">
            <text:p>1594910</text:p>
          </table:table-cell>
          <table:table-cell office:value-type="float" office:value="41.6" calcext:value-type="float">
            <text:p>41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74777" calcext:value-type="float">
            <text:p>6674777</text:p>
          </table:table-cell>
          <table:table-cell office:value-type="float" office:value="93.1" calcext:value-type="float">
            <text:p>93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287532" calcext:value-type="float">
            <text:p>7287532</text:p>
          </table:table-cell>
          <table:table-cell office:value-type="float" office:value="56" calcext:value-type="float">
            <text:p>5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91204" calcext:value-type="float">
            <text:p>1159120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90770" calcext:value-type="float">
            <text:p>3690770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71820" calcext:value-type="float">
            <text:p>1771820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50335" calcext:value-type="float">
            <text:p>1085033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09467" calcext:value-type="float">
            <text:p>3609467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85738" calcext:value-type="float">
            <text:p>1585738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77874" calcext:value-type="float">
            <text:p>1067787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84772" calcext:value-type="float">
            <text:p>698477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0537" calcext:value-type="float">
            <text:p>1760537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36518" calcext:value-type="float">
            <text:p>1243651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49509" calcext:value-type="float">
            <text:p>354950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2899" calcext:value-type="float">
            <text:p>2272899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44223" calcext:value-type="float">
            <text:p>108442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50101" calcext:value-type="float">
            <text:p>685010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0355" calcext:value-type="float">
            <text:p>2500355</text:p>
          </table:table-cell>
          <table:table-cell office:value-type="float" office:value="44.6" calcext:value-type="float">
            <text:p>44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46687" calcext:value-type="float">
            <text:p>1084668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58604" calcext:value-type="float">
            <text:p>4058604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44864" calcext:value-type="float">
            <text:p>11444864</text:p>
          </table:table-cell>
          <table:table-cell office:value-type="float" office:value="65" calcext:value-type="float">
            <text:p>6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0092" calcext:value-type="float">
            <text:p>1080009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368025" calcext:value-type="float">
            <text:p>736802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81378" calcext:value-type="float">
            <text:p>9081378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3315" calcext:value-type="float">
            <text:p>10893315</text:p>
          </table:table-cell>
          <table:table-cell office:value-type="float" office:value="39.6" calcext:value-type="float">
            <text:p>39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79401" calcext:value-type="float">
            <text:p>3579401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58690" calcext:value-type="float">
            <text:p>11058690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0554" calcext:value-type="float">
            <text:p>254055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81966" calcext:value-type="float">
            <text:p>3781966</text:p>
          </table:table-cell>
          <table:table-cell office:value-type="float" office:value="90.1" calcext:value-type="float">
            <text:p>90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9364" calcext:value-type="float">
            <text:p>1439364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85839" calcext:value-type="float">
            <text:p>1228583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14051" calcext:value-type="float">
            <text:p>9314051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69917" calcext:value-type="float">
            <text:p>11869917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3206" calcext:value-type="float">
            <text:p>497320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87088" calcext:value-type="float">
            <text:p>668708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61597" calcext:value-type="float">
            <text:p>1661597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4203" calcext:value-type="float">
            <text:p>15942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63379" calcext:value-type="float">
            <text:p>7163379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18612" calcext:value-type="float">
            <text:p>171861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16813" calcext:value-type="float">
            <text:p>1081681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81090" calcext:value-type="float">
            <text:p>9381090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91131" calcext:value-type="float">
            <text:p>1891131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9419" calcext:value-type="float">
            <text:p>151941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03564" calcext:value-type="float">
            <text:p>670356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47807" calcext:value-type="float">
            <text:p>10847807</text:p>
          </table:table-cell>
          <table:table-cell office:value-type="float" office:value="38.6" calcext:value-type="float">
            <text:p>38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86328" calcext:value-type="float">
            <text:p>1078632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99045" calcext:value-type="float">
            <text:p>679904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21835" calcext:value-type="float">
            <text:p>11521835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36513" calcext:value-type="float">
            <text:p>2036513</text:p>
          </table:table-cell>
          <table:table-cell office:value-type="float" office:value="46.5" calcext:value-type="float">
            <text:p>46,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06338" calcext:value-type="float">
            <text:p>670633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73763" calcext:value-type="float">
            <text:p>11473763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31012" calcext:value-type="float">
            <text:p>1063101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41459" calcext:value-type="float">
            <text:p>674145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65613" calcext:value-type="float">
            <text:p>11365613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18440" calcext:value-type="float">
            <text:p>106184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77767" calcext:value-type="float">
            <text:p>3677767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53607" calcext:value-type="float">
            <text:p>11053607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8562" calcext:value-type="float">
            <text:p>1080856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99583" calcext:value-type="float">
            <text:p>9299583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4766" calcext:value-type="float">
            <text:p>1474766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05566" calcext:value-type="float">
            <text:p>1100556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19951" calcext:value-type="float">
            <text:p>9319951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34562" calcext:value-type="float">
            <text:p>10834562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52455" calcext:value-type="float">
            <text:p>1115245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33522" calcext:value-type="float">
            <text:p>363352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4427" calcext:value-type="float">
            <text:p>11024427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85356" calcext:value-type="float">
            <text:p>1178535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703036" calcext:value-type="float">
            <text:p>670303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69359" calcext:value-type="float">
            <text:p>11069359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09093" calcext:value-type="float">
            <text:p>1110909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196214" calcext:value-type="float">
            <text:p>619621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3327" calcext:value-type="float">
            <text:p>2653327</text:p>
          </table:table-cell>
          <table:table-cell office:value-type="float" office:value="47.5" calcext:value-type="float">
            <text:p>47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66946" calcext:value-type="float">
            <text:p>11566946</text:p>
          </table:table-cell>
          <table:table-cell office:value-type="float" office:value="43.6" calcext:value-type="float">
            <text:p>43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32851" calcext:value-type="float">
            <text:p>353285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31125" calcext:value-type="float">
            <text:p>1133112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32282" calcext:value-type="float">
            <text:p>1053228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04833" calcext:value-type="float">
            <text:p>3604833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09554" calcext:value-type="float">
            <text:p>12009554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8887603.23" calcext:value-type="float">
            <text:p>8887603,23</text:p>
          </table:table-cell>
          <table:table-cell table:formula="of:=AVERAGE([.C236:.C335])" office:value-type="float" office:value="49.209" calcext:value-type="float">
            <text:p>49,209</text:p>
          </table:table-cell>
          <table:table-cell table:formula="of:=AVERAGE([.D236:.D335])" office:value-type="float" office:value="2.684" calcext:value-type="float">
            <text:p>2,684</text:p>
          </table:table-cell>
          <table:table-cell table:number-columns-repeated="2"/>
          <table:table-cell table:formula="of:=AVERAGE([.G236:.G335])" office:value-type="float" office:value="5967447.69" calcext:value-type="float">
            <text:p>5967447,69</text:p>
          </table:table-cell>
          <table:table-cell table:formula="of:=AVERAGE([.H236:.H335])" office:value-type="float" office:value="96.43" calcext:value-type="float">
            <text:p>96,43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7907773.39" calcext:value-type="float">
            <text:p>7907773,39</text:p>
          </table:table-cell>
          <table:table-cell table:formula="of:=AVERAGE([.M236:.M335])" office:value-type="float" office:value="56.765" calcext:value-type="float">
            <text:p>56,765</text:p>
          </table:table-cell>
          <table:table-cell table:formula="of:=AVERAGE([.N236:.N335])" office:value-type="float" office:value="6.488" calcext:value-type="float">
            <text:p>6,4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4078716.80109279" calcext:value-type="float">
            <text:p>4078716,80109279</text:p>
          </table:table-cell>
          <table:table-cell table:formula="of:=STDEVP([.C236:.C335])" office:value-type="float" office:value="26.5095156311842" calcext:value-type="float">
            <text:p>26,5095156311842</text:p>
          </table:table-cell>
          <table:table-cell table:formula="of:=STDEVP([.D236:.D335])" office:value-type="float" office:value="0.364889024225174" calcext:value-type="float">
            <text:p>0,364889024225174</text:p>
          </table:table-cell>
          <table:table-cell table:number-columns-repeated="2"/>
          <table:table-cell table:formula="of:=STDEVP([.G236:.G335])" office:value-type="float" office:value="2566229.69601438" calcext:value-type="float">
            <text:p>2566229,69601438</text:p>
          </table:table-cell>
          <table:table-cell table:formula="of:=STDEVP([.H236:.H335])" office:value-type="float" office:value="3.48084759792784" calcext:value-type="float">
            <text:p>3,48084759792784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4823592.85750837" calcext:value-type="float">
            <text:p>4823592,85750837</text:p>
          </table:table-cell>
          <table:table-cell table:formula="of:=STDEVP([.M236:.M335])" office:value-type="float" office:value="28.1561764982393" calcext:value-type="float">
            <text:p>28,1561764982393</text:p>
          </table:table-cell>
          <table:table-cell table:formula="of:=STDEVP([.N236:.N335])" office:value-type="float" office:value="0.847617838415404" calcext:value-type="float">
            <text:p>0,8476178384154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0889140" calcext:value-type="float">
            <text:p>10889140</text:p>
          </table:table-cell>
          <table:table-cell table:formula="of:=MEDIAN([.C236:.C335])" office:value-type="float" office:value="43" calcext:value-type="float">
            <text:p>43</text:p>
          </table:table-cell>
          <table:table-cell table:formula="of:=MEDIAN([.D236:.D335])" office:value-type="float" office:value="2.8" calcext:value-type="float">
            <text:p>2,8</text:p>
          </table:table-cell>
          <table:table-cell table:number-columns-repeated="2"/>
          <table:table-cell table:formula="of:=MEDIAN([.G236:.G335])" office:value-type="float" office:value="6493530.5" calcext:value-type="float">
            <text:p>6493530,5</text:p>
          </table:table-cell>
          <table:table-cell table:formula="of:=MEDIAN([.H236:.H335])" office:value-type="float" office:value="97" calcext:value-type="float">
            <text:p>97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0652791" calcext:value-type="float">
            <text:p>10652791</text:p>
          </table:table-cell>
          <table:table-cell table:formula="of:=MEDIAN([.M236:.M335])" office:value-type="float" office:value="48.5" calcext:value-type="float">
            <text:p>48,5</text:p>
          </table:table-cell>
          <table:table-cell table:formula="of:=MEDIAN([.N236:.N335])"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8949785.3" calcext:value-type="float">
            <text:p>8949785,3</text:p>
          </table:table-cell>
          <table:table-cell table:formula="of:=AVERAGE([.C236:.C285])" office:value-type="float" office:value="55.696" calcext:value-type="float">
            <text:p>55,696</text:p>
          </table:table-cell>
          <table:table-cell table:formula="of:=AVERAGE([.D236:.D285])" office:value-type="float" office:value="2.412" calcext:value-type="float">
            <text:p>2,412</text:p>
          </table:table-cell>
          <table:table-cell table:number-columns-repeated="2"/>
          <table:table-cell table:formula="of:=AVERAGE([.G236:.G285])" office:value-type="float" office:value="5920197.42" calcext:value-type="float">
            <text:p>5920197,42</text:p>
          </table:table-cell>
          <table:table-cell table:formula="of:=AVERAGE([.H236:.H285])" office:value-type="float" office:value="96.616" calcext:value-type="float">
            <text:p>96,616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8944328.22" calcext:value-type="float">
            <text:p>8944328,22</text:p>
          </table:table-cell>
          <table:table-cell table:formula="of:=AVERAGE([.M236:.M285])" office:value-type="float" office:value="67.154" calcext:value-type="float">
            <text:p>67,154</text:p>
          </table:table-cell>
          <table:table-cell table:formula="of:=AVERAGE([.N236:.N285])" office:value-type="float" office:value="6.10800000000001" calcext:value-type="float">
            <text:p>6,10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8825421.16" calcext:value-type="float">
            <text:p>8825421,16</text:p>
          </table:table-cell>
          <table:table-cell table:formula="of:=AVERAGE([.C286:.C335])" office:value-type="float" office:value="42.722" calcext:value-type="float">
            <text:p>42,722</text:p>
          </table:table-cell>
          <table:table-cell table:formula="of:=AVERAGE([.D286:.D335])" office:value-type="float" office:value="2.956" calcext:value-type="float">
            <text:p>2,956</text:p>
          </table:table-cell>
          <table:table-cell table:number-columns-repeated="2"/>
          <table:table-cell table:formula="of:=AVERAGE([.G286:.G335])" office:value-type="float" office:value="6014697.96" calcext:value-type="float">
            <text:p>6014697,96</text:p>
          </table:table-cell>
          <table:table-cell table:formula="of:=AVERAGE([.H286:.H335])" office:value-type="float" office:value="96.244" calcext:value-type="float">
            <text:p>96,244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6871218.56" calcext:value-type="float">
            <text:p>6871218,56</text:p>
          </table:table-cell>
          <table:table-cell table:formula="of:=AVERAGE([.M286:.M335])" office:value-type="float" office:value="46.376" calcext:value-type="float">
            <text:p>46,376</text:p>
          </table:table-cell>
          <table:table-cell table:formula="of:=AVERAGE([.N286:.N335])" office:value-type="float" office:value="6.868" calcext:value-type="float">
            <text:p>6,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4005612.92192951" calcext:value-type="float">
            <text:p>4005612,92192951</text:p>
          </table:table-cell>
          <table:table-cell table:formula="of:=STDEVP([.C286:.C335])" office:value-type="float" office:value="4.63021770546483" calcext:value-type="float">
            <text:p>4,63021770546483</text:p>
          </table:table-cell>
          <table:table-cell table:formula="of:=STDEVP([.D286:.D335])" office:value-type="float" office:value="0.0697423830966509" calcext:value-type="float">
            <text:p>0,069742383096651</text:p>
          </table:table-cell>
          <table:table-cell table:number-columns-repeated="2"/>
          <table:table-cell table:formula="of:=STDEVP([.G286:.G335])" office:value-type="float" office:value="1953095.96351583" calcext:value-type="float">
            <text:p>1953095,96351583</text:p>
          </table:table-cell>
          <table:table-cell table:formula="of:=STDEVP([.H286:.H335])" office:value-type="float" office:value="3.53622171250616" calcext:value-type="float">
            <text:p>3,53622171250616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4469173.97644528" calcext:value-type="float">
            <text:p>4469173,97644528</text:p>
          </table:table-cell>
          <table:table-cell table:formula="of:=STDEVP([.M286:.M335])" office:value-type="float" office:value="5.84573553969045" calcext:value-type="float">
            <text:p>5,84573553969045</text:p>
          </table:table-cell>
          <table:table-cell table:formula="of:=STDEVP([.N286:.N335])" office:value-type="float" office:value="0.0466476151587627" calcext:value-type="float">
            <text:p>0,046647615158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1107936" calcext:value-type="float">
            <text:p>11107936</text:p>
          </table:table-cell>
          <table:table-cell table:formula="of:=MEDIAN([.C236:.C285])" office:value-type="float" office:value="45" calcext:value-type="float">
            <text:p>45</text:p>
          </table:table-cell>
          <table:table-cell table:formula="of:=MEDIAN([.D236:.D285])" office:value-type="float" office:value="2.5" calcext:value-type="float">
            <text:p>2,5</text:p>
          </table:table-cell>
          <table:table-cell table:number-columns-repeated="2"/>
          <table:table-cell table:formula="of:=MEDIAN([.G236:.G285])" office:value-type="float" office:value="6406959.5" calcext:value-type="float">
            <text:p>6406959,5</text:p>
          </table:table-cell>
          <table:table-cell table:formula="of:=MEDIAN([.H236:.H285])" office:value-type="float" office:value="96.5" calcext:value-type="float">
            <text:p>96,5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146897.5" calcext:value-type="float">
            <text:p>11146897,5</text:p>
          </table:table-cell>
          <table:table-cell table:formula="of:=MEDIAN([.M236:.M285])" office:value-type="float" office:value="55" calcext:value-type="float">
            <text:p>55</text:p>
          </table:table-cell>
          <table:table-cell table:formula="of:=MEDIAN([.N236:.N285])" office:value-type="float" office:value="6.75" calcext:value-type="float">
            <text:p>6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0812687.5" calcext:value-type="float">
            <text:p>10812687,5</text:p>
          </table:table-cell>
          <table:table-cell table:formula="of:=MEDIAN([.C286:.C335])" office:value-type="float" office:value="42" calcext:value-type="float">
            <text:p>42</text:p>
          </table:table-cell>
          <table:table-cell table:formula="of:=MEDIAN([.D286:.D335])" office:value-type="float" office:value="3" calcext:value-type="float">
            <text:p>3</text:p>
          </table:table-cell>
          <table:table-cell table:number-columns-repeated="2"/>
          <table:table-cell table:formula="of:=MEDIAN([.G286:.G335])" office:value-type="float" office:value="6695062" calcext:value-type="float">
            <text:p>6695062</text:p>
          </table:table-cell>
          <table:table-cell table:formula="of:=MEDIAN([.H286:.H335])" office:value-type="float" office:value="97" calcext:value-type="float">
            <text:p>97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9146700.5" calcext:value-type="float">
            <text:p>9146700,5</text:p>
          </table:table-cell>
          <table:table-cell table:formula="of:=MEDIAN([.M286:.M335])" office:value-type="float" office:value="45" calcext:value-type="float">
            <text:p>45</text:p>
          </table:table-cell>
          <table:table-cell table:formula="of:=MEDIAN([.N286:.N335])" office:value-type="float" office:value="6.9" calcext:value-type="float">
            <text:p>6,9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6320493" calcext:value-type="float">
            <text:p>6320493</text:p>
          </table:table-cell>
          <table:table-cell office:value-type="float" office:value="240" calcext:value-type="float">
            <text:p>24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6472417" calcext:value-type="float">
            <text:p>647241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4014826" calcext:value-type="float">
            <text:p>14014826</text:p>
          </table:table-cell>
          <table:table-cell office:value-type="float" office:value="180" calcext:value-type="float">
            <text:p>18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3898" calcext:value-type="float">
            <text:p>2013898</text:p>
          </table:table-cell>
          <table:table-cell office:value-type="float" office:value="170" calcext:value-type="float">
            <text:p>17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818605" calcext:value-type="float">
            <text:p>381860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37460" calcext:value-type="float">
            <text:p>3037460</text:p>
          </table:table-cell>
          <table:table-cell office:value-type="float" office:value="224" calcext:value-type="float">
            <text:p>22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4558" calcext:value-type="float">
            <text:p>2574558</text:p>
          </table:table-cell>
          <table:table-cell office:value-type="float" office:value="137" calcext:value-type="float">
            <text:p>1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65498" calcext:value-type="float">
            <text:p>34654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3771" calcext:value-type="float">
            <text:p>2693771</text:p>
          </table:table-cell>
          <table:table-cell office:value-type="float" office:value="206" calcext:value-type="float">
            <text:p>20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4667" calcext:value-type="float">
            <text:p>1754667</text:p>
          </table:table-cell>
          <table:table-cell office:value-type="float" office:value="172" calcext:value-type="float">
            <text:p>17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558147" calcext:value-type="float">
            <text:p>35581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9722" calcext:value-type="float">
            <text:p>1699722</text:p>
          </table:table-cell>
          <table:table-cell office:value-type="float" office:value="146" calcext:value-type="float">
            <text:p>14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1264" calcext:value-type="float">
            <text:p>1671264</text:p>
          </table:table-cell>
          <table:table-cell office:value-type="float" office:value="126" calcext:value-type="float">
            <text:p>12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538264" calcext:value-type="float">
            <text:p>353826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16679" calcext:value-type="float">
            <text:p>4316679</text:p>
          </table:table-cell>
          <table:table-cell office:value-type="float" office:value="213" calcext:value-type="float">
            <text:p>21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8110" calcext:value-type="float">
            <text:p>3628110</text:p>
          </table:table-cell>
          <table:table-cell office:value-type="float" office:value="108.9" calcext:value-type="float">
            <text:p>108,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382617" calcext:value-type="float">
            <text:p>43826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1398" calcext:value-type="float">
            <text:p>1521398</text:p>
          </table:table-cell>
          <table:table-cell office:value-type="float" office:value="122.8" calcext:value-type="float">
            <text:p>122,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2914" calcext:value-type="float">
            <text:p>1732914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750690" calcext:value-type="float">
            <text:p>37506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2652" calcext:value-type="float">
            <text:p>1762652</text:p>
          </table:table-cell>
          <table:table-cell office:value-type="float" office:value="112" calcext:value-type="float">
            <text:p>1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4473" calcext:value-type="float">
            <text:p>2764473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35406" calcext:value-type="float">
            <text:p>41354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94143" calcext:value-type="float">
            <text:p>1794143</text:p>
          </table:table-cell>
          <table:table-cell office:value-type="float" office:value="129" calcext:value-type="float">
            <text:p>129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5536" calcext:value-type="float">
            <text:p>2665536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88558" calcext:value-type="float">
            <text:p>39885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24835" calcext:value-type="float">
            <text:p>5724835</text:p>
          </table:table-cell>
          <table:table-cell office:value-type="float" office:value="106" calcext:value-type="float">
            <text:p>106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2222" calcext:value-type="float">
            <text:p>2682222</text:p>
          </table:table-cell>
          <table:table-cell office:value-type="float" office:value="97" calcext:value-type="float">
            <text:p>9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6272458" calcext:value-type="float">
            <text:p>627245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7045" calcext:value-type="float">
            <text:p>1417045</text:p>
          </table:table-cell>
          <table:table-cell office:value-type="float" office:value="98" calcext:value-type="float">
            <text:p>98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7657" calcext:value-type="float">
            <text:p>5937657</text:p>
          </table:table-cell>
          <table:table-cell office:value-type="float" office:value="106" calcext:value-type="float">
            <text:p>10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7151235" calcext:value-type="float">
            <text:p>71512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53685" calcext:value-type="float">
            <text:p>3653685</text:p>
          </table:table-cell>
          <table:table-cell office:value-type="float" office:value="82" calcext:value-type="float">
            <text:p>82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4839" calcext:value-type="float">
            <text:p>1754839</text:p>
          </table:table-cell>
          <table:table-cell office:value-type="float" office:value="92" calcext:value-type="float">
            <text:p>9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230763" calcext:value-type="float">
            <text:p>82307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72197" calcext:value-type="float">
            <text:p>5472197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1946" calcext:value-type="float">
            <text:p>1611946</text:p>
          </table:table-cell>
          <table:table-cell office:value-type="float" office:value="96" calcext:value-type="float">
            <text:p>9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744484" calcext:value-type="float">
            <text:p>374448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87458" calcext:value-type="float">
            <text:p>5387458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9403" calcext:value-type="float">
            <text:p>2709403</text:p>
          </table:table-cell>
          <table:table-cell office:value-type="float" office:value="125" calcext:value-type="float">
            <text:p>12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826591" calcext:value-type="float">
            <text:p>782659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3125" calcext:value-type="float">
            <text:p>5093125</text:p>
          </table:table-cell>
          <table:table-cell office:value-type="float" office:value="95" calcext:value-type="float">
            <text:p>95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2238" calcext:value-type="float">
            <text:p>2612238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898102" calcext:value-type="float">
            <text:p>489810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77813" calcext:value-type="float">
            <text:p>5477813</text:p>
          </table:table-cell>
          <table:table-cell office:value-type="float" office:value="113" calcext:value-type="float">
            <text:p>113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6429" calcext:value-type="float">
            <text:p>5406429</text:p>
          </table:table-cell>
          <table:table-cell office:value-type="float" office:value="75" calcext:value-type="float">
            <text:p>7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733342" calcext:value-type="float">
            <text:p>573334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21736" calcext:value-type="float">
            <text:p>3021736</text:p>
          </table:table-cell>
          <table:table-cell office:value-type="float" office:value="79" calcext:value-type="float">
            <text:p>79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2319" calcext:value-type="float">
            <text:p>2642319</text:p>
          </table:table-cell>
          <table:table-cell office:value-type="float" office:value="98" calcext:value-type="float">
            <text:p>9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834266" calcext:value-type="float">
            <text:p>783426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9838" calcext:value-type="float">
            <text:p>2399838</text:p>
          </table:table-cell>
          <table:table-cell office:value-type="float" office:value="98" calcext:value-type="float">
            <text:p>98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1218" calcext:value-type="float">
            <text:p>2131218</text:p>
          </table:table-cell>
          <table:table-cell office:value-type="float" office:value="79" calcext:value-type="float">
            <text:p>7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104720" calcext:value-type="float">
            <text:p>710472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1354" calcext:value-type="float">
            <text:p>1461354</text:p>
          </table:table-cell>
          <table:table-cell office:value-type="float" office:value="114" calcext:value-type="float">
            <text:p>114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6549" calcext:value-type="float">
            <text:p>5306549</text:p>
          </table:table-cell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501348" calcext:value-type="float">
            <text:p>65013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59290" calcext:value-type="float">
            <text:p>4659290</text:p>
          </table:table-cell>
          <table:table-cell office:value-type="float" office:value="91" calcext:value-type="float">
            <text:p>91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0430" calcext:value-type="float">
            <text:p>5530430</text:p>
          </table:table-cell>
          <table:table-cell office:value-type="float" office:value="94" calcext:value-type="float">
            <text:p>9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233299" calcext:value-type="float">
            <text:p>623329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1186" calcext:value-type="float">
            <text:p>5541186</text:p>
          </table:table-cell>
          <table:table-cell office:value-type="float" office:value="82" calcext:value-type="float">
            <text:p>8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7987" calcext:value-type="float">
            <text:p>2497987</text:p>
          </table:table-cell>
          <table:table-cell office:value-type="float" office:value="89" calcext:value-type="float">
            <text:p>8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011025" calcext:value-type="float">
            <text:p>10011025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6211" calcext:value-type="float">
            <text:p>1486211</text:p>
          </table:table-cell>
          <table:table-cell office:value-type="float" office:value="92" calcext:value-type="float">
            <text:p>9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9573" calcext:value-type="float">
            <text:p>2609573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859543" calcext:value-type="float">
            <text:p>78595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35432" calcext:value-type="float">
            <text:p>5635432</text:p>
          </table:table-cell>
          <table:table-cell office:value-type="float" office:value="76.2" calcext:value-type="float">
            <text:p>76,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4831" calcext:value-type="float">
            <text:p>1534831</text:p>
          </table:table-cell>
          <table:table-cell office:value-type="float" office:value="85.1" calcext:value-type="float">
            <text:p>85,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27999" calcext:value-type="float">
            <text:p>70279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21554" calcext:value-type="float">
            <text:p>4321554</text:p>
          </table:table-cell>
          <table:table-cell office:value-type="float" office:value="87" calcext:value-type="float">
            <text:p>87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9140" calcext:value-type="float">
            <text:p>2439140</text:p>
          </table:table-cell>
          <table:table-cell office:value-type="float" office:value="80" calcext:value-type="float">
            <text:p>8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643625" calcext:value-type="float">
            <text:p>464362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5546" calcext:value-type="float">
            <text:p>2295546</text:p>
          </table:table-cell>
          <table:table-cell office:value-type="float" office:value="77" calcext:value-type="float">
            <text:p>7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4398" calcext:value-type="float">
            <text:p>1554398</text:p>
          </table:table-cell>
          <table:table-cell office:value-type="float" office:value="83" calcext:value-type="float">
            <text:p>8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623711" calcext:value-type="float">
            <text:p>7623711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3738" calcext:value-type="float">
            <text:p>2553738</text:p>
          </table:table-cell>
          <table:table-cell office:value-type="float" office:value="80" calcext:value-type="float">
            <text:p>8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6537" calcext:value-type="float">
            <text:p>2696537</text:p>
          </table:table-cell>
          <table:table-cell office:value-type="float" office:value="83" calcext:value-type="float">
            <text:p>8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548700" calcext:value-type="float">
            <text:p>754870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3690" calcext:value-type="float">
            <text:p>2003690</text:p>
          </table:table-cell>
          <table:table-cell office:value-type="float" office:value="83" calcext:value-type="float">
            <text:p>8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0488" calcext:value-type="float">
            <text:p>3890488</text:p>
          </table:table-cell>
          <table:table-cell office:value-type="float" office:value="89" calcext:value-type="float">
            <text:p>8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1573766" calcext:value-type="float">
            <text:p>115737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52163" calcext:value-type="float">
            <text:p>5352163</text:p>
          </table:table-cell>
          <table:table-cell office:value-type="float" office:value="84" calcext:value-type="float">
            <text:p>8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0478" calcext:value-type="float">
            <text:p>2610478</text:p>
          </table:table-cell>
          <table:table-cell office:value-type="float" office:value="86.1" calcext:value-type="float">
            <text:p>86,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920068" calcext:value-type="float">
            <text:p>39200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04574" calcext:value-type="float">
            <text:p>4704574</text:p>
          </table:table-cell>
          <table:table-cell office:value-type="float" office:value="77" calcext:value-type="float">
            <text:p>7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8177" calcext:value-type="float">
            <text:p>4798177</text:p>
          </table:table-cell>
          <table:table-cell office:value-type="float" office:value="90" calcext:value-type="float">
            <text:p>9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043227" calcext:value-type="float">
            <text:p>50432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66484" calcext:value-type="float">
            <text:p>1966484</text:p>
          </table:table-cell>
          <table:table-cell office:value-type="float" office:value="80" calcext:value-type="float">
            <text:p>8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1090" calcext:value-type="float">
            <text:p>5161090</text:p>
          </table:table-cell>
          <table:table-cell office:value-type="float" office:value="83" calcext:value-type="float">
            <text:p>8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9829477" calcext:value-type="float">
            <text:p>982947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7824" calcext:value-type="float">
            <text:p>1447824</text:p>
          </table:table-cell>
          <table:table-cell office:value-type="float" office:value="82" calcext:value-type="float">
            <text:p>8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772" calcext:value-type="float">
            <text:p>1638772</text:p>
          </table:table-cell>
          <table:table-cell office:value-type="float" office:value="93" calcext:value-type="float">
            <text:p>9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275759" calcext:value-type="float">
            <text:p>727575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6712" calcext:value-type="float">
            <text:p>4926712</text:p>
          </table:table-cell>
          <table:table-cell office:value-type="float" office:value="81.2" calcext:value-type="float">
            <text:p>81,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3208" calcext:value-type="float">
            <text:p>1613208</text:p>
          </table:table-cell>
          <table:table-cell office:value-type="float" office:value="90" calcext:value-type="float">
            <text:p>9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319704" calcext:value-type="float">
            <text:p>33197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5746" calcext:value-type="float">
            <text:p>1465746</text:p>
          </table:table-cell>
          <table:table-cell office:value-type="float" office:value="78" calcext:value-type="float">
            <text:p>7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7637" calcext:value-type="float">
            <text:p>2657637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17236" calcext:value-type="float">
            <text:p>66172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2881" calcext:value-type="float">
            <text:p>2482881</text:p>
          </table:table-cell>
          <table:table-cell office:value-type="float" office:value="81" calcext:value-type="float">
            <text:p>8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3344" calcext:value-type="float">
            <text:p>171334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05716" calcext:value-type="float">
            <text:p>390571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93785" calcext:value-type="float">
            <text:p>2793785</text:p>
          </table:table-cell>
          <table:table-cell office:value-type="float" office:value="93" calcext:value-type="float">
            <text:p>9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1948" calcext:value-type="float">
            <text:p>266194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29508" calcext:value-type="float">
            <text:p>502950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22300" calcext:value-type="float">
            <text:p>1622300</text:p>
          </table:table-cell>
          <table:table-cell office:value-type="float" office:value="89" calcext:value-type="float">
            <text:p>8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090" calcext:value-type="float">
            <text:p>1638090</text:p>
          </table:table-cell>
          <table:table-cell office:value-type="float" office:value="82" calcext:value-type="float">
            <text:p>8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12701" calcext:value-type="float">
            <text:p>361270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84002" calcext:value-type="float">
            <text:p>2984002</text:p>
          </table:table-cell>
          <table:table-cell office:value-type="float" office:value="96" calcext:value-type="float">
            <text:p>9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1308" calcext:value-type="float">
            <text:p>2631308</text:p>
          </table:table-cell>
          <table:table-cell office:value-type="float" office:value="90.1" calcext:value-type="float">
            <text:p>90,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476565" calcext:value-type="float">
            <text:p>34765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640044" calcext:value-type="float">
            <text:p>6640044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1578" calcext:value-type="float">
            <text:p>2661578</text:p>
          </table:table-cell>
          <table:table-cell office:value-type="float" office:value="88" calcext:value-type="float">
            <text:p>8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82156" calcext:value-type="float">
            <text:p>37821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1653" calcext:value-type="float">
            <text:p>2611653</text:p>
          </table:table-cell>
          <table:table-cell office:value-type="float" office:value="80.2" calcext:value-type="float">
            <text:p>80,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6761" calcext:value-type="float">
            <text:p>1536761</text:p>
          </table:table-cell>
          <table:table-cell office:value-type="float" office:value="88" calcext:value-type="float">
            <text:p>88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622213" calcext:value-type="float">
            <text:p>362221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59970" calcext:value-type="float">
            <text:p>4659970</text:p>
          </table:table-cell>
          <table:table-cell office:value-type="float" office:value="88" calcext:value-type="float">
            <text:p>8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7572" calcext:value-type="float">
            <text:p>1567572</text:p>
          </table:table-cell>
          <table:table-cell office:value-type="float" office:value="90" calcext:value-type="float">
            <text:p>9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12131" calcext:value-type="float">
            <text:p>381213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474" calcext:value-type="float">
            <text:p>2356474</text:p>
          </table:table-cell>
          <table:table-cell office:value-type="float" office:value="90" calcext:value-type="float">
            <text:p>9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9125" calcext:value-type="float">
            <text:p>2629125</text:p>
          </table:table-cell>
          <table:table-cell office:value-type="float" office:value="111" calcext:value-type="float">
            <text:p>111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775183" calcext:value-type="float">
            <text:p>377518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0366" calcext:value-type="float">
            <text:p>1440366</text:p>
          </table:table-cell>
          <table:table-cell office:value-type="float" office:value="93" calcext:value-type="float">
            <text:p>9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8073" calcext:value-type="float">
            <text:p>2768073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22494" calcext:value-type="float">
            <text:p>352249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00530" calcext:value-type="float">
            <text:p>1600530</text:p>
          </table:table-cell>
          <table:table-cell office:value-type="float" office:value="90" calcext:value-type="float">
            <text:p>9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3710" calcext:value-type="float">
            <text:p>2583710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94999" calcext:value-type="float">
            <text:p>359499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7643" calcext:value-type="float">
            <text:p>2917643</text:p>
          </table:table-cell>
          <table:table-cell office:value-type="float" office:value="99" calcext:value-type="float">
            <text:p>9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3955" calcext:value-type="float">
            <text:p>2643955</text:p>
          </table:table-cell>
          <table:table-cell office:value-type="float" office:value="94" calcext:value-type="float">
            <text:p>9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766190" calcext:value-type="float">
            <text:p>376619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3652" calcext:value-type="float">
            <text:p>2733652</text:p>
          </table:table-cell>
          <table:table-cell office:value-type="float" office:value="97" calcext:value-type="float">
            <text:p>9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6546" calcext:value-type="float">
            <text:p>5966546</text:p>
          </table:table-cell>
          <table:table-cell office:value-type="float" office:value="80.2" calcext:value-type="float">
            <text:p>80,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38243" calcext:value-type="float">
            <text:p>363824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4528" calcext:value-type="float">
            <text:p>1454528</text:p>
          </table:table-cell>
          <table:table-cell office:value-type="float" office:value="92" calcext:value-type="float">
            <text:p>9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2147" calcext:value-type="float">
            <text:p>3082147</text:p>
          </table:table-cell>
          <table:table-cell office:value-type="float" office:value="93" calcext:value-type="float">
            <text:p>9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98662" calcext:value-type="float">
            <text:p>369866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12844" calcext:value-type="float">
            <text:p>6212844</text:p>
          </table:table-cell>
          <table:table-cell office:value-type="float" office:value="109" calcext:value-type="float">
            <text:p>10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3697" calcext:value-type="float">
            <text:p>2633697</text:p>
          </table:table-cell>
          <table:table-cell office:value-type="float" office:value="102" calcext:value-type="float">
            <text:p>10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59819" calcext:value-type="float">
            <text:p>365981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2384" calcext:value-type="float">
            <text:p>2652384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3283" calcext:value-type="float">
            <text:p>1573283</text:p>
          </table:table-cell>
          <table:table-cell office:value-type="float" office:value="102" calcext:value-type="float">
            <text:p>10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04490" calcext:value-type="float">
            <text:p>36044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0802" calcext:value-type="float">
            <text:p>2910802</text:p>
          </table:table-cell>
          <table:table-cell office:value-type="float" office:value="98" calcext:value-type="float">
            <text:p>9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7535" calcext:value-type="float">
            <text:p>1557535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7112080" calcext:value-type="float">
            <text:p>71120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3439" calcext:value-type="float">
            <text:p>1473439</text:p>
          </table:table-cell>
          <table:table-cell office:value-type="float" office:value="93" calcext:value-type="float">
            <text:p>9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2188" calcext:value-type="float">
            <text:p>1742188</text:p>
          </table:table-cell>
          <table:table-cell office:value-type="float" office:value="83" calcext:value-type="float">
            <text:p>8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4048101" calcext:value-type="float">
            <text:p>404810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1207" calcext:value-type="float">
            <text:p>2721207</text:p>
          </table:table-cell>
          <table:table-cell office:value-type="float" office:value="93" calcext:value-type="float">
            <text:p>9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5437" calcext:value-type="float">
            <text:p>1595437</text:p>
          </table:table-cell>
          <table:table-cell office:value-type="float" office:value="85" calcext:value-type="float">
            <text:p>8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872120" calcext:value-type="float">
            <text:p>387212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04323" calcext:value-type="float">
            <text:p>4704323</text:p>
          </table:table-cell>
          <table:table-cell office:value-type="float" office:value="89" calcext:value-type="float">
            <text:p>8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5519" calcext:value-type="float">
            <text:p>4645519</text:p>
          </table:table-cell>
          <table:table-cell office:value-type="float" office:value="85" calcext:value-type="float">
            <text:p>8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913638" calcext:value-type="float">
            <text:p>691363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83526" calcext:value-type="float">
            <text:p>4783526</text:p>
          </table:table-cell>
          <table:table-cell office:value-type="float" office:value="84.2" calcext:value-type="float">
            <text:p>84,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9552" calcext:value-type="float">
            <text:p>2429552</text:p>
          </table:table-cell>
          <table:table-cell office:value-type="float" office:value="80.2" calcext:value-type="float">
            <text:p>80,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991011" calcext:value-type="float">
            <text:p>39910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8768" calcext:value-type="float">
            <text:p>3538768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0704" calcext:value-type="float">
            <text:p>1610704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684723" calcext:value-type="float">
            <text:p>36847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7388" calcext:value-type="float">
            <text:p>227738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9913" calcext:value-type="float">
            <text:p>4159913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922781" calcext:value-type="float">
            <text:p>39227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0495" calcext:value-type="float">
            <text:p>3180495</text:p>
          </table:table-cell>
          <table:table-cell office:value-type="float" office:value="88" calcext:value-type="float">
            <text:p>8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3419" calcext:value-type="float">
            <text:p>4703419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981178" calcext:value-type="float">
            <text:p>698117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8114" calcext:value-type="float">
            <text:p>1338114</text:p>
          </table:table-cell>
          <table:table-cell office:value-type="float" office:value="80" calcext:value-type="float">
            <text:p>8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5401" calcext:value-type="float">
            <text:p>1745401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017453" calcext:value-type="float">
            <text:p>40174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9517" calcext:value-type="float">
            <text:p>1339517</text:p>
          </table:table-cell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1334" calcext:value-type="float">
            <text:p>4031334</text:p>
          </table:table-cell>
          <table:table-cell office:value-type="float" office:value="81" calcext:value-type="float">
            <text:p>81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872914" calcext:value-type="float">
            <text:p>38729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22881" calcext:value-type="float">
            <text:p>5422881</text:p>
          </table:table-cell>
          <table:table-cell office:value-type="float" office:value="74" calcext:value-type="float">
            <text:p>7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8876" calcext:value-type="float">
            <text:p>1708876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142141" calcext:value-type="float">
            <text:p>414214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31214" calcext:value-type="float">
            <text:p>4131214</text:p>
          </table:table-cell>
          <table:table-cell office:value-type="float" office:value="73.3" calcext:value-type="float">
            <text:p>73,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7377" calcext:value-type="float">
            <text:p>3957377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120976" calcext:value-type="float">
            <text:p>41209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56021" calcext:value-type="float">
            <text:p>5656021</text:p>
          </table:table-cell>
          <table:table-cell office:value-type="float" office:value="73" calcext:value-type="float">
            <text:p>7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3918" calcext:value-type="float">
            <text:p>1543918</text:p>
          </table:table-cell>
          <table:table-cell office:value-type="float" office:value="80.2" calcext:value-type="float">
            <text:p>80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678081" calcext:value-type="float">
            <text:p>36780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9727" calcext:value-type="float">
            <text:p>1369727</text:p>
          </table:table-cell>
          <table:table-cell office:value-type="float" office:value="78" calcext:value-type="float">
            <text:p>7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1144" calcext:value-type="float">
            <text:p>1851144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23226" calcext:value-type="float">
            <text:p>35232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85342" calcext:value-type="float">
            <text:p>4785342</text:p>
          </table:table-cell>
          <table:table-cell office:value-type="float" office:value="78" calcext:value-type="float">
            <text:p>7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9477" calcext:value-type="float">
            <text:p>2649477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361266" calcext:value-type="float">
            <text:p>33612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51421" calcext:value-type="float">
            <text:p>1851421</text:p>
          </table:table-cell>
          <table:table-cell office:value-type="float" office:value="82" calcext:value-type="float">
            <text:p>8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0655" calcext:value-type="float">
            <text:p>1570655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47626" calcext:value-type="float">
            <text:p>37476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3065" calcext:value-type="float">
            <text:p>1403065</text:p>
          </table:table-cell>
          <table:table-cell office:value-type="float" office:value="75" calcext:value-type="float">
            <text:p>7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6764" calcext:value-type="float">
            <text:p>4666764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915104" calcext:value-type="float">
            <text:p>39151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0999" calcext:value-type="float">
            <text:p>2430999</text:p>
          </table:table-cell>
          <table:table-cell office:value-type="float" office:value="74" calcext:value-type="float">
            <text:p>7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9898" calcext:value-type="float">
            <text:p>2659898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272484" calcext:value-type="float">
            <text:p>427248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24126" calcext:value-type="float">
            <text:p>4724126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6617" calcext:value-type="float">
            <text:p>5276617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686928" calcext:value-type="float">
            <text:p>368692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89683" calcext:value-type="float">
            <text:p>5289683</text:p>
          </table:table-cell>
          <table:table-cell office:value-type="float" office:value="74" calcext:value-type="float">
            <text:p>7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25654" calcext:value-type="float">
            <text:p>5025654</text:p>
          </table:table-cell>
          <table:table-cell office:value-type="float" office:value="81.2" calcext:value-type="float">
            <text:p>81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986064" calcext:value-type="float">
            <text:p>698606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182" calcext:value-type="float">
            <text:p>2344182</text:p>
          </table:table-cell>
          <table:table-cell office:value-type="float" office:value="79.2" calcext:value-type="float">
            <text:p>79,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261" calcext:value-type="float">
            <text:p>1626261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674285" calcext:value-type="float">
            <text:p>46742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4448" calcext:value-type="float">
            <text:p>2004448</text:p>
          </table:table-cell>
          <table:table-cell office:value-type="float" office:value="78" calcext:value-type="float">
            <text:p>7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5923" calcext:value-type="float">
            <text:p>2595923</text:p>
          </table:table-cell>
          <table:table-cell office:value-type="float" office:value="89" calcext:value-type="float">
            <text:p>8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645984" calcext:value-type="float">
            <text:p>364598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67905" calcext:value-type="float">
            <text:p>5267905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1699" calcext:value-type="float">
            <text:p>2621699</text:p>
          </table:table-cell>
          <table:table-cell office:value-type="float" office:value="87" calcext:value-type="float">
            <text:p>8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50851" calcext:value-type="float">
            <text:p>37508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7742" calcext:value-type="float">
            <text:p>1337742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7490" calcext:value-type="float">
            <text:p>4057490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368135" calcext:value-type="float">
            <text:p>33681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98745" calcext:value-type="float">
            <text:p>2898745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0107" calcext:value-type="float">
            <text:p>2080107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901679" calcext:value-type="float">
            <text:p>69016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42164" calcext:value-type="float">
            <text:p>4142164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5648" calcext:value-type="float">
            <text:p>1605648</text:p>
          </table:table-cell>
          <table:table-cell office:value-type="float" office:value="87" calcext:value-type="float">
            <text:p>8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92971" calcext:value-type="float">
            <text:p>359297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9342" calcext:value-type="float">
            <text:p>1359342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3064" calcext:value-type="float">
            <text:p>1563064</text:p>
          </table:table-cell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83937" calcext:value-type="float">
            <text:p>35839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7962" calcext:value-type="float">
            <text:p>4587962</text:p>
          </table:table-cell>
          <table:table-cell office:value-type="float" office:value="73" calcext:value-type="float">
            <text:p>7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4900" calcext:value-type="float">
            <text:p>3564900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474648" calcext:value-type="float">
            <text:p>44746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6522" calcext:value-type="float">
            <text:p>2116522</text:p>
          </table:table-cell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6458" calcext:value-type="float">
            <text:p>4546458</text:p>
          </table:table-cell>
          <table:table-cell office:value-type="float" office:value="77.2" calcext:value-type="float">
            <text:p>77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690912" calcext:value-type="float">
            <text:p>369091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6687" calcext:value-type="float">
            <text:p>2236687</text:p>
          </table:table-cell>
          <table:table-cell office:value-type="float" office:value="75.2" calcext:value-type="float">
            <text:p>75,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9279" calcext:value-type="float">
            <text:p>2789279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336980" calcext:value-type="float">
            <text:p>733698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30596" calcext:value-type="float">
            <text:p>5730596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8009" calcext:value-type="float">
            <text:p>2598009</text:p>
          </table:table-cell>
          <table:table-cell office:value-type="float" office:value="87" calcext:value-type="float">
            <text:p>8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854529" calcext:value-type="float">
            <text:p>58545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57271" calcext:value-type="float">
            <text:p>5657271</text:p>
          </table:table-cell>
          <table:table-cell office:value-type="float" office:value="73" calcext:value-type="float">
            <text:p>7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32114" calcext:value-type="float">
            <text:p>5232114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211457" calcext:value-type="float">
            <text:p>72114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04302" calcext:value-type="float">
            <text:p>5304302</text:p>
          </table:table-cell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2304" calcext:value-type="float">
            <text:p>3252304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804310" calcext:value-type="float">
            <text:p>48043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7558" calcext:value-type="float">
            <text:p>2237558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9148" calcext:value-type="float">
            <text:p>1589148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8463649" calcext:value-type="float">
            <text:p>84636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84956" calcext:value-type="float">
            <text:p>5084956</text:p>
          </table:table-cell>
          <table:table-cell office:value-type="float" office:value="74" calcext:value-type="float">
            <text:p>7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1396" calcext:value-type="float">
            <text:p>6691396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79105" calcext:value-type="float">
            <text:p>667910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0011" calcext:value-type="float">
            <text:p>2350011</text:p>
          </table:table-cell>
          <table:table-cell office:value-type="float" office:value="77" calcext:value-type="float">
            <text:p>7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28879" calcext:value-type="float">
            <text:p>5328879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997510" calcext:value-type="float">
            <text:p>49975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3807" calcext:value-type="float">
            <text:p>4833807</text:p>
          </table:table-cell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8630" calcext:value-type="float">
            <text:p>2738630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138093" calcext:value-type="float">
            <text:p>513809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7273" calcext:value-type="float">
            <text:p>2847273</text:p>
          </table:table-cell>
          <table:table-cell office:value-type="float" office:value="79" calcext:value-type="float">
            <text:p>7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5807" calcext:value-type="float">
            <text:p>4435807</text:p>
          </table:table-cell>
          <table:table-cell office:value-type="float" office:value="83.2" calcext:value-type="float">
            <text:p>83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443240" calcext:value-type="float">
            <text:p>744324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22415" calcext:value-type="float">
            <text:p>6222415</text:p>
          </table:table-cell>
          <table:table-cell office:value-type="float" office:value="89.1" calcext:value-type="float">
            <text:p>89,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7600" calcext:value-type="float">
            <text:p>1547600</text:p>
          </table:table-cell>
          <table:table-cell office:value-type="float" office:value="91" calcext:value-type="float">
            <text:p>91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299522" calcext:value-type="float">
            <text:p>529952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4895" calcext:value-type="float">
            <text:p>2624895</text:p>
          </table:table-cell>
          <table:table-cell office:value-type="float" office:value="88" calcext:value-type="float">
            <text:p>8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1227" calcext:value-type="float">
            <text:p>4011227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516735" calcext:value-type="float">
            <text:p>75167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41257" calcext:value-type="float">
            <text:p>4041257</text:p>
          </table:table-cell>
          <table:table-cell office:value-type="float" office:value="93" calcext:value-type="float">
            <text:p>9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9706" calcext:value-type="float">
            <text:p>1609706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399169" calcext:value-type="float">
            <text:p>43991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5033" calcext:value-type="float">
            <text:p>2515033</text:p>
          </table:table-cell>
          <table:table-cell office:value-type="float" office:value="83" calcext:value-type="float">
            <text:p>8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2907" calcext:value-type="float">
            <text:p>1782907</text:p>
          </table:table-cell>
          <table:table-cell office:value-type="float" office:value="82" calcext:value-type="float">
            <text:p>8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726653" calcext:value-type="float">
            <text:p>672665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83665" calcext:value-type="float">
            <text:p>1883665</text:p>
          </table:table-cell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5482" calcext:value-type="float">
            <text:p>3965482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189283" calcext:value-type="float">
            <text:p>618928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7102" calcext:value-type="float">
            <text:p>2517102</text:p>
          </table:table-cell>
          <table:table-cell office:value-type="float" office:value="87" calcext:value-type="float">
            <text:p>8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9691" calcext:value-type="float">
            <text:p>2589691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4476491" calcext:value-type="float">
            <text:p>44764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1863" calcext:value-type="float">
            <text:p>2601863</text:p>
          </table:table-cell>
          <table:table-cell office:value-type="float" office:value="83" calcext:value-type="float">
            <text:p>8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5704" calcext:value-type="float">
            <text:p>5135704</text:p>
          </table:table-cell>
          <table:table-cell office:value-type="float" office:value="76" calcext:value-type="float">
            <text:p>7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991034" calcext:value-type="float">
            <text:p>599103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78869" calcext:value-type="float">
            <text:p>8978869</text:p>
          </table:table-cell>
          <table:table-cell office:value-type="float" office:value="86" calcext:value-type="float">
            <text:p>8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2562" calcext:value-type="float">
            <text:p>1812562</text:p>
          </table:table-cell>
          <table:table-cell office:value-type="float" office:value="79.2" calcext:value-type="float">
            <text:p>79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654115" calcext:value-type="float">
            <text:p>565411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646" calcext:value-type="float">
            <text:p>2344646</text:p>
          </table:table-cell>
          <table:table-cell office:value-type="float" office:value="86.1" calcext:value-type="float">
            <text:p>86,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3127" calcext:value-type="float">
            <text:p>4003127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385095" calcext:value-type="float">
            <text:p>738509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56245" calcext:value-type="float">
            <text:p>3056245</text:p>
          </table:table-cell>
          <table:table-cell office:value-type="float" office:value="92" calcext:value-type="float">
            <text:p>9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8399" calcext:value-type="float">
            <text:p>1578399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137907" calcext:value-type="float">
            <text:p>61379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1040" calcext:value-type="float">
            <text:p>1571040</text:p>
          </table:table-cell>
          <table:table-cell office:value-type="float" office:value="96" calcext:value-type="float">
            <text:p>9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26969" calcext:value-type="float">
            <text:p>5326969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905558" calcext:value-type="float">
            <text:p>590555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63557" calcext:value-type="float">
            <text:p>4463557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3396" calcext:value-type="float">
            <text:p>4463396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265088" calcext:value-type="float">
            <text:p>726508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5000" calcext:value-type="float">
            <text:p>1695000</text:p>
          </table:table-cell>
          <table:table-cell office:value-type="float" office:value="80" calcext:value-type="float">
            <text:p>8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6963" calcext:value-type="float">
            <text:p>4046963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263144" calcext:value-type="float">
            <text:p>726314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0552" calcext:value-type="float">
            <text:p>2490552</text:p>
          </table:table-cell>
          <table:table-cell office:value-type="float" office:value="87" calcext:value-type="float">
            <text:p>8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51015" calcext:value-type="float">
            <text:p>4451015</text:p>
          </table:table-cell>
          <table:table-cell office:value-type="float" office:value="88" calcext:value-type="float">
            <text:p>8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552644" calcext:value-type="float">
            <text:p>755264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13407" calcext:value-type="float">
            <text:p>5813407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3018178.62" calcext:value-type="float">
            <text:p>3018178,62</text:p>
          </table:table-cell>
          <table:table-cell table:formula="of:=AVERAGE([.C351:.C450])" office:value-type="float" office:value="91.516" calcext:value-type="float">
            <text:p>91,516</text:p>
          </table:table-cell>
          <table:table-cell table:formula="of:=AVERAGE([.D351:.D450])" office:value-type="float" office:value="4.09400000000001" calcext:value-type="float">
            <text:p>4,09400000000001</text:p>
          </table:table-cell>
          <table:table-cell table:number-columns-repeated="2"/>
          <table:table-cell table:formula="of:=AVERAGE([.G351:.G450])" office:value-type="float" office:value="5306603.28" calcext:value-type="float">
            <text:p>5306603,28</text:p>
          </table:table-cell>
          <table:table-cell table:formula="of:=AVERAGE([.H351:.H450])" office:value-type="float" office:value="101.34" calcext:value-type="float">
            <text:p>101,34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3439660.2" calcext:value-type="float">
            <text:p>3439660,2</text:p>
          </table:table-cell>
          <table:table-cell table:formula="of:=AVERAGE([.M351:.M450])" office:value-type="float" office:value="91.725" calcext:value-type="float">
            <text:p>91,725</text:p>
          </table:table-cell>
          <table:table-cell table:formula="of:=AVERAGE([.N351:.N450])" office:value-type="float" office:value="7.77600000000001" calcext:value-type="float">
            <text:p>7,77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379678.6917561" calcext:value-type="float">
            <text:p>1379678,6917561</text:p>
          </table:table-cell>
          <table:table-cell table:formula="of:=STDEVP([.C351:.C450])" office:value-type="float" office:value="21.5427236903786" calcext:value-type="float">
            <text:p>21,5427236903786</text:p>
          </table:table-cell>
          <table:table-cell table:formula="of:=STDEVP([.D351:.D450])" office:value-type="float" office:value="0.716075415022748" calcext:value-type="float">
            <text:p>0,716075415022748</text:p>
          </table:table-cell>
          <table:table-cell table:number-columns-repeated="2"/>
          <table:table-cell table:formula="of:=STDEVP([.G351:.G450])" office:value-type="float" office:value="1799924.38292163" calcext:value-type="float">
            <text:p>1799924,38292163</text:p>
          </table:table-cell>
          <table:table-cell table:formula="of:=STDEVP([.H351:.H450])" office:value-type="float" office:value="1.33581435835972" calcext:value-type="float">
            <text:p>1,33581435835972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1946481.87788295" calcext:value-type="float">
            <text:p>1946481,87788295</text:p>
          </table:table-cell>
          <table:table-cell table:formula="of:=STDEVP([.M351:.M450])" office:value-type="float" office:value="26.5411807386182" calcext:value-type="float">
            <text:p>26,5411807386182</text:p>
          </table:table-cell>
          <table:table-cell table:formula="of:=STDEVP([.N351:.N450])" office:value-type="float" office:value="1.16009654770627" calcext:value-type="float">
            <text:p>1,16009654770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638008" calcext:value-type="float">
            <text:p>2638008</text:p>
          </table:table-cell>
          <table:table-cell table:formula="of:=MEDIAN([.C351:.C450])" office:value-type="float" office:value="85" calcext:value-type="float">
            <text:p>85</text:p>
          </table:table-cell>
          <table:table-cell table:formula="of:=MEDIAN([.D351:.D450])" office:value-type="float" office:value="4.5" calcext:value-type="float">
            <text:p>4,5</text:p>
          </table:table-cell>
          <table:table-cell table:number-columns-repeated="2"/>
          <table:table-cell table:formula="of:=MEDIAN([.G351:.G450])" office:value-type="float" office:value="4560058" calcext:value-type="float">
            <text:p>4560058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763718.5" calcext:value-type="float">
            <text:p>2763718,5</text:p>
          </table:table-cell>
          <table:table-cell table:formula="of:=MEDIAN([.M351:.M450])" office:value-type="float" office:value="84.1" calcext:value-type="float">
            <text:p>84,1</text:p>
          </table:table-cell>
          <table:table-cell table:formula="of:=MEDIAN([.N351:.N450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2814886.78" calcext:value-type="float">
            <text:p>2814886,78</text:p>
          </table:table-cell>
          <table:table-cell table:formula="of:=AVERAGE([.C351:.C400])" office:value-type="float" office:value="99.608" calcext:value-type="float">
            <text:p>99,608</text:p>
          </table:table-cell>
          <table:table-cell table:formula="of:=AVERAGE([.D351:.D400])" office:value-type="float" office:value="3.596" calcext:value-type="float">
            <text:p>3,596</text:p>
          </table:table-cell>
          <table:table-cell table:number-columns-repeated="2"/>
          <table:table-cell table:formula="of:=AVERAGE([.G351:.G400])" office:value-type="float" office:value="5371918.02" calcext:value-type="float">
            <text:p>5371918,02</text:p>
          </table:table-cell>
          <table:table-cell table:formula="of:=AVERAGE([.H351:.H400])" office:value-type="float" office:value="101.16" calcext:value-type="float">
            <text:p>101,16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3411567.82" calcext:value-type="float">
            <text:p>3411567,82</text:p>
          </table:table-cell>
          <table:table-cell table:formula="of:=AVERAGE([.M351:.M400])" office:value-type="float" office:value="102.388" calcext:value-type="float">
            <text:p>102,388</text:p>
          </table:table-cell>
          <table:table-cell table:formula="of:=AVERAGE([.N351:.N400])" office:value-type="float" office:value="7.352" calcext:value-type="float">
            <text:p>7,3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3221470.46" calcext:value-type="float">
            <text:p>3221470,46</text:p>
          </table:table-cell>
          <table:table-cell table:formula="of:=AVERAGE([.C401:.C450])" office:value-type="float" office:value="83.424" calcext:value-type="float">
            <text:p>83,424</text:p>
          </table:table-cell>
          <table:table-cell table:formula="of:=AVERAGE([.D401:.D450])" office:value-type="float" office:value="4.592" calcext:value-type="float">
            <text:p>4,592</text:p>
          </table:table-cell>
          <table:table-cell table:number-columns-repeated="2"/>
          <table:table-cell table:formula="of:=AVERAGE([.G401:.G450])" office:value-type="float" office:value="5241288.54" calcext:value-type="float">
            <text:p>5241288,54</text:p>
          </table:table-cell>
          <table:table-cell table:formula="of:=AVERAGE([.H401:.H450])" office:value-type="float" office:value="101.52" calcext:value-type="float">
            <text:p>101,52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3467752.58" calcext:value-type="float">
            <text:p>3467752,58</text:p>
          </table:table-cell>
          <table:table-cell table:formula="of:=AVERAGE([.M401:.M450])" office:value-type="float" office:value="81.062" calcext:value-type="float">
            <text:p>81,062</text:p>
          </table:table-cell>
          <table:table-cell table:formula="of:=AVERAGE([.N401:.N450])" office:value-type="float" office:value="8.19999999999999" calcext:value-type="float">
            <text:p>8,1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403147.28614582" calcext:value-type="float">
            <text:p>1403147,28614582</text:p>
          </table:table-cell>
          <table:table-cell table:formula="of:=STDEVP([.C401:.C450])" office:value-type="float" office:value="2.8497410408667" calcext:value-type="float">
            <text:p>2,8497410408667</text:p>
          </table:table-cell>
          <table:table-cell table:formula="of:=STDEVP([.D401:.D450])" office:value-type="float" office:value="0.027129319932501" calcext:value-type="float">
            <text:p>0,027129319932501</text:p>
          </table:table-cell>
          <table:table-cell table:number-columns-repeated="2"/>
          <table:table-cell table:formula="of:=STDEVP([.G401:.G450])" office:value-type="float" office:value="1511777.9404232" calcext:value-type="float">
            <text:p>1511777,9404232</text:p>
          </table:table-cell>
          <table:table-cell table:formula="of:=STDEVP([.H401:.H450])" office:value-type="float" office:value="0.805977667184395" calcext:value-type="float">
            <text:p>0,805977667184395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693957.9287888" calcext:value-type="float">
            <text:p>1693957,9287888</text:p>
          </table:table-cell>
          <table:table-cell table:formula="of:=STDEVP([.M401:.M450])" office:value-type="float" office:value="6.58762142203087" calcext:value-type="float">
            <text:p>6,58762142203087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2620681.5" calcext:value-type="float">
            <text:p>2620681,5</text:p>
          </table:table-cell>
          <table:table-cell table:formula="of:=MEDIAN([.C351:.C400])" office:value-type="float" office:value="90" calcext:value-type="float">
            <text:p>90</text:p>
          </table:table-cell>
          <table:table-cell table:formula="of:=MEDIAN([.D351:.D400])" office:value-type="float" office:value="3.75" calcext:value-type="float">
            <text:p>3,75</text:p>
          </table:table-cell>
          <table:table-cell table:number-columns-repeated="2"/>
          <table:table-cell table:formula="of:=MEDIAN([.G351:.G400])" office:value-type="float" office:value="4259011.5" calcext:value-type="float">
            <text:p>4259011,5</text:p>
          </table:table-cell>
          <table:table-cell table:formula="of:=MEDIAN([.H351:.H400])" office:value-type="float" office:value="102" calcext:value-type="float">
            <text:p>102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727429.5" calcext:value-type="float">
            <text:p>2727429,5</text:p>
          </table:table-cell>
          <table:table-cell table:formula="of:=MEDIAN([.M351:.M400])" office:value-type="float" office:value="92.5" calcext:value-type="float">
            <text:p>92,5</text:p>
          </table:table-cell>
          <table:table-cell table:formula="of:=MEDIAN([.N351:.N400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2763954.5" calcext:value-type="float">
            <text:p>2763954,5</text:p>
          </table:table-cell>
          <table:table-cell table:formula="of:=MEDIAN([.C401:.C450])" office:value-type="float" office:value="84" calcext:value-type="float">
            <text:p>84</text:p>
          </table:table-cell>
          <table:table-cell table:formula="of:=MEDIAN([.D401:.D450])" office:value-type="float" office:value="4.6" calcext:value-type="float">
            <text:p>4,6</text:p>
          </table:table-cell>
          <table:table-cell table:number-columns-repeated="2"/>
          <table:table-cell table:formula="of:=MEDIAN([.G401:.G450])" office:value-type="float" office:value="4739297.5" calcext:value-type="float">
            <text:p>4739297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2873009" calcext:value-type="float">
            <text:p>2873009</text:p>
          </table:table-cell>
          <table:table-cell table:formula="of:=MEDIAN([.M401:.M450])" office:value-type="float" office:value="79" calcext:value-type="float">
            <text:p>79</text:p>
          </table:table-cell>
          <table:table-cell table:formula="of:=MEDIAN([.N401:.N450])" office:value-type="float" office:value="8.2" calcext:value-type="float">
            <text:p>8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3890528" calcext:value-type="float">
            <text:p>13890528</text:p>
          </table:table-cell>
          <table:table-cell office:value-type="float" office:value="206.7" calcext:value-type="float">
            <text:p>20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5749910" calcext:value-type="float">
            <text:p>574991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9666105" calcext:value-type="float">
            <text:p>9666105</text:p>
          </table:table-cell>
          <table:table-cell office:value-type="float" office:value="253.3" calcext:value-type="float">
            <text:p>253,3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8257" calcext:value-type="float">
            <text:p>2798257</text:p>
          </table:table-cell>
          <table:table-cell office:value-type="float" office:value="191" calcext:value-type="float">
            <text:p>1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9758" calcext:value-type="float">
            <text:p>41297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8899" calcext:value-type="float">
            <text:p>4818899</text:p>
          </table:table-cell>
          <table:table-cell office:value-type="float" office:value="254" calcext:value-type="float">
            <text:p>25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1945" calcext:value-type="float">
            <text:p>4041945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640891" calcext:value-type="float">
            <text:p>56408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9537" calcext:value-type="float">
            <text:p>2819537</text:p>
          </table:table-cell>
          <table:table-cell office:value-type="float" office:value="137" calcext:value-type="float">
            <text:p>13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5412" calcext:value-type="float">
            <text:p>3155412</text:p>
          </table:table-cell>
          <table:table-cell office:value-type="float" office:value="142" calcext:value-type="float">
            <text:p>14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676495" calcext:value-type="float">
            <text:p>367649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24829" calcext:value-type="float">
            <text:p>3224829</text:p>
          </table:table-cell>
          <table:table-cell office:value-type="float" office:value="166" calcext:value-type="float">
            <text:p>16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9391" calcext:value-type="float">
            <text:p>1969391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53742" calcext:value-type="float">
            <text:p>35537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2585" calcext:value-type="float">
            <text:p>2592585</text:p>
          </table:table-cell>
          <table:table-cell office:value-type="float" office:value="178.2" calcext:value-type="float">
            <text:p>178,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4482" calcext:value-type="float">
            <text:p>2874482</text:p>
          </table:table-cell>
          <table:table-cell office:value-type="float" office:value="117.8" calcext:value-type="float">
            <text:p>117,8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134733" calcext:value-type="float">
            <text:p>413473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6141" calcext:value-type="float">
            <text:p>1426141</text:p>
          </table:table-cell>
          <table:table-cell office:value-type="float" office:value="121" calcext:value-type="float">
            <text:p>12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6183" calcext:value-type="float">
            <text:p>2556183</text:p>
          </table:table-cell>
          <table:table-cell office:value-type="float" office:value="112" calcext:value-type="float">
            <text:p>1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237772" calcext:value-type="float">
            <text:p>62377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88907" calcext:value-type="float">
            <text:p>1588907</text:p>
          </table:table-cell>
          <table:table-cell office:value-type="float" office:value="131" calcext:value-type="float">
            <text:p>131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96275" calcext:value-type="float">
            <text:p>1896275</text:p>
          </table:table-cell>
          <table:table-cell office:value-type="float" office:value="114" calcext:value-type="float">
            <text:p>11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476781" calcext:value-type="float">
            <text:p>64767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9164" calcext:value-type="float">
            <text:p>1379164</text:p>
          </table:table-cell>
          <table:table-cell office:value-type="float" office:value="122" calcext:value-type="float">
            <text:p>1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0721" calcext:value-type="float">
            <text:p>2800721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46717" calcext:value-type="float">
            <text:p>43467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1752" calcext:value-type="float">
            <text:p>1571752</text:p>
          </table:table-cell>
          <table:table-cell office:value-type="float" office:value="111" calcext:value-type="float">
            <text:p>111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9190" calcext:value-type="float">
            <text:p>2139190</text:p>
          </table:table-cell>
          <table:table-cell office:value-type="float" office:value="107" calcext:value-type="float">
            <text:p>10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472021" calcext:value-type="float">
            <text:p>34720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48128" calcext:value-type="float">
            <text:p>1548128</text:p>
          </table:table-cell>
          <table:table-cell office:value-type="float" office:value="108" calcext:value-type="float">
            <text:p>108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15071" calcext:value-type="float">
            <text:p>14015071</text:p>
          </table:table-cell>
          <table:table-cell office:value-type="float" office:value="103" calcext:value-type="float">
            <text:p>10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984242" calcext:value-type="float">
            <text:p>39842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88948" calcext:value-type="float">
            <text:p>1788948</text:p>
          </table:table-cell>
          <table:table-cell office:value-type="float" office:value="108" calcext:value-type="float">
            <text:p>108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2225" calcext:value-type="float">
            <text:p>1592225</text:p>
          </table:table-cell>
          <table:table-cell office:value-type="float" office:value="107" calcext:value-type="float">
            <text:p>107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8563280" calcext:value-type="float">
            <text:p>85632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77801" calcext:value-type="float">
            <text:p>1777801</text:p>
          </table:table-cell>
          <table:table-cell office:value-type="float" office:value="129.7" calcext:value-type="float">
            <text:p>129,7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1863" calcext:value-type="float">
            <text:p>2801863</text:p>
          </table:table-cell>
          <table:table-cell office:value-type="float" office:value="108" calcext:value-type="float">
            <text:p>10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14820406" calcext:value-type="float">
            <text:p>148204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6208" calcext:value-type="float">
            <text:p>1506208</text:p>
          </table:table-cell>
          <table:table-cell office:value-type="float" office:value="115" calcext:value-type="float">
            <text:p>11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6461" calcext:value-type="float">
            <text:p>1776461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939237" calcext:value-type="float">
            <text:p>393923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914" calcext:value-type="float">
            <text:p>2322914</text:p>
          </table:table-cell>
          <table:table-cell office:value-type="float" office:value="111" calcext:value-type="float">
            <text:p>11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5221" calcext:value-type="float">
            <text:p>2745221</text:p>
          </table:table-cell>
          <table:table-cell office:value-type="float" office:value="106.9" calcext:value-type="float">
            <text:p>106,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483007" calcext:value-type="float">
            <text:p>74830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4029" calcext:value-type="float">
            <text:p>1324029</text:p>
          </table:table-cell>
          <table:table-cell office:value-type="float" office:value="110" calcext:value-type="float">
            <text:p>11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7808" calcext:value-type="float">
            <text:p>2747808</text:p>
          </table:table-cell>
          <table:table-cell office:value-type="float" office:value="117" calcext:value-type="float">
            <text:p>117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169984" calcext:value-type="float">
            <text:p>716998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4210" calcext:value-type="float">
            <text:p>2314210</text:p>
          </table:table-cell>
          <table:table-cell office:value-type="float" office:value="115" calcext:value-type="float">
            <text:p>11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1584" calcext:value-type="float">
            <text:p>1511584</text:p>
          </table:table-cell>
          <table:table-cell office:value-type="float" office:value="105" calcext:value-type="float">
            <text:p>10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641870" calcext:value-type="float">
            <text:p>364187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3263" calcext:value-type="float">
            <text:p>1373263</text:p>
          </table:table-cell>
          <table:table-cell office:value-type="float" office:value="111" calcext:value-type="float">
            <text:p>11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0340" calcext:value-type="float">
            <text:p>1540340</text:p>
          </table:table-cell>
          <table:table-cell office:value-type="float" office:value="108" calcext:value-type="float">
            <text:p>10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490087" calcext:value-type="float">
            <text:p>44900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03921" calcext:value-type="float">
            <text:p>1303921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4618" calcext:value-type="float">
            <text:p>1614618</text:p>
          </table:table-cell>
          <table:table-cell office:value-type="float" office:value="107" calcext:value-type="float">
            <text:p>107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876447" calcext:value-type="float">
            <text:p>38764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9536" calcext:value-type="float">
            <text:p>2349536</text:p>
          </table:table-cell>
          <table:table-cell office:value-type="float" office:value="114" calcext:value-type="float">
            <text:p>11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1860" calcext:value-type="float">
            <text:p>172186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53726" calcext:value-type="float">
            <text:p>39537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6472" calcext:value-type="float">
            <text:p>2436472</text:p>
          </table:table-cell>
          <table:table-cell office:value-type="float" office:value="105.9" calcext:value-type="float">
            <text:p>105,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0438" calcext:value-type="float">
            <text:p>1510438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90762" calcext:value-type="float">
            <text:p>35907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4134" calcext:value-type="float">
            <text:p>1514134</text:p>
          </table:table-cell>
          <table:table-cell office:value-type="float" office:value="95" calcext:value-type="float">
            <text:p>9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6527" calcext:value-type="float">
            <text:p>1616527</text:p>
          </table:table-cell>
          <table:table-cell office:value-type="float" office:value="104" calcext:value-type="float">
            <text:p>10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016156" calcext:value-type="float">
            <text:p>401615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461" calcext:value-type="float">
            <text:p>2310461</text:p>
          </table:table-cell>
          <table:table-cell office:value-type="float" office:value="104" calcext:value-type="float">
            <text:p>104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3569" calcext:value-type="float">
            <text:p>1773569</text:p>
          </table:table-cell>
          <table:table-cell office:value-type="float" office:value="104" calcext:value-type="float">
            <text:p>10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5080115" calcext:value-type="float">
            <text:p>5080115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3231" calcext:value-type="float">
            <text:p>1413231</text:p>
          </table:table-cell>
          <table:table-cell office:value-type="float" office:value="107" calcext:value-type="float">
            <text:p>10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6227" calcext:value-type="float">
            <text:p>1826227</text:p>
          </table:table-cell>
          <table:table-cell office:value-type="float" office:value="103" calcext:value-type="float">
            <text:p>10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409589" calcext:value-type="float">
            <text:p>640958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4915" calcext:value-type="float">
            <text:p>1274915</text:p>
          </table:table-cell>
          <table:table-cell office:value-type="float" office:value="113" calcext:value-type="float">
            <text:p>113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0223" calcext:value-type="float">
            <text:p>3350223</text:p>
          </table:table-cell>
          <table:table-cell office:value-type="float" office:value="104" calcext:value-type="float">
            <text:p>104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7168090" calcext:value-type="float">
            <text:p>716809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3890" calcext:value-type="float">
            <text:p>2303890</text:p>
          </table:table-cell>
          <table:table-cell office:value-type="float" office:value="108" calcext:value-type="float">
            <text:p>108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8624" calcext:value-type="float">
            <text:p>2838624</text:p>
          </table:table-cell>
          <table:table-cell office:value-type="float" office:value="108" calcext:value-type="float">
            <text:p>10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93543" calcext:value-type="float">
            <text:p>37935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4504" calcext:value-type="float">
            <text:p>1414504</text:p>
          </table:table-cell>
          <table:table-cell office:value-type="float" office:value="111" calcext:value-type="float">
            <text:p>111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3595" calcext:value-type="float">
            <text:p>2933595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5130748" calcext:value-type="float">
            <text:p>51307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7007" calcext:value-type="float">
            <text:p>1767007</text:p>
          </table:table-cell>
          <table:table-cell office:value-type="float" office:value="106" calcext:value-type="float">
            <text:p>106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2287" calcext:value-type="float">
            <text:p>2602287</text:p>
          </table:table-cell>
          <table:table-cell office:value-type="float" office:value="102" calcext:value-type="float">
            <text:p>10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375783" calcext:value-type="float">
            <text:p>73757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5365" calcext:value-type="float">
            <text:p>1575365</text:p>
          </table:table-cell>
          <table:table-cell office:value-type="float" office:value="103" calcext:value-type="float">
            <text:p>103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6613" calcext:value-type="float">
            <text:p>2106613</text:p>
          </table:table-cell>
          <table:table-cell office:value-type="float" office:value="105" calcext:value-type="float">
            <text:p>10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440846" calcext:value-type="float">
            <text:p>744084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4779" calcext:value-type="float">
            <text:p>2474779</text:p>
          </table:table-cell>
          <table:table-cell office:value-type="float" office:value="103" calcext:value-type="float">
            <text:p>103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9849" calcext:value-type="float">
            <text:p>1929849</text:p>
          </table:table-cell>
          <table:table-cell office:value-type="float" office:value="110" calcext:value-type="float">
            <text:p>110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615682" calcext:value-type="float">
            <text:p>36156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8847" calcext:value-type="float">
            <text:p>1558847</text:p>
          </table:table-cell>
          <table:table-cell office:value-type="float" office:value="115.8" calcext:value-type="float">
            <text:p>115,8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00155" calcext:value-type="float">
            <text:p>3200155</text:p>
          </table:table-cell>
          <table:table-cell office:value-type="float" office:value="103" calcext:value-type="float">
            <text:p>10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6947593" calcext:value-type="float">
            <text:p>694759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2693" calcext:value-type="float">
            <text:p>1442693</text:p>
          </table:table-cell>
          <table:table-cell office:value-type="float" office:value="107" calcext:value-type="float">
            <text:p>107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6066" calcext:value-type="float">
            <text:p>3176066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838554" calcext:value-type="float">
            <text:p>48385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1084" calcext:value-type="float">
            <text:p>1381084</text:p>
          </table:table-cell>
          <table:table-cell office:value-type="float" office:value="105" calcext:value-type="float">
            <text:p>105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9899" calcext:value-type="float">
            <text:p>2909899</text:p>
          </table:table-cell>
          <table:table-cell office:value-type="float" office:value="118" calcext:value-type="float">
            <text:p>118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814872" calcext:value-type="float">
            <text:p>681487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0243" calcext:value-type="float">
            <text:p>1410243</text:p>
          </table:table-cell>
          <table:table-cell office:value-type="float" office:value="105" calcext:value-type="float">
            <text:p>105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3338" calcext:value-type="float">
            <text:p>2863338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37923" calcext:value-type="float">
            <text:p>393792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60847" calcext:value-type="float">
            <text:p>4460847</text:p>
          </table:table-cell>
          <table:table-cell office:value-type="float" office:value="112" calcext:value-type="float">
            <text:p>11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1492" calcext:value-type="float">
            <text:p>2191492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776332" calcext:value-type="float">
            <text:p>67763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60921" calcext:value-type="float">
            <text:p>1660921</text:p>
          </table:table-cell>
          <table:table-cell office:value-type="float" office:value="99" calcext:value-type="float">
            <text:p>99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0800" calcext:value-type="float">
            <text:p>1920800</text:p>
          </table:table-cell>
          <table:table-cell office:value-type="float" office:value="103" calcext:value-type="float">
            <text:p>103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785723" calcext:value-type="float">
            <text:p>37857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8237" calcext:value-type="float">
            <text:p>1338237</text:p>
          </table:table-cell>
          <table:table-cell office:value-type="float" office:value="102" calcext:value-type="float">
            <text:p>102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0487" calcext:value-type="float">
            <text:p>1920487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39962" calcext:value-type="float">
            <text:p>37399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8216" calcext:value-type="float">
            <text:p>1348216</text:p>
          </table:table-cell>
          <table:table-cell office:value-type="float" office:value="108" calcext:value-type="float">
            <text:p>108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6909" calcext:value-type="float">
            <text:p>282690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89878" calcext:value-type="float">
            <text:p>348987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7627" calcext:value-type="float">
            <text:p>2307627</text:p>
          </table:table-cell>
          <table:table-cell office:value-type="float" office:value="103" calcext:value-type="float">
            <text:p>103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7732" calcext:value-type="float">
            <text:p>2267732</text:p>
          </table:table-cell>
          <table:table-cell office:value-type="float" office:value="101" calcext:value-type="float">
            <text:p>101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6806144" calcext:value-type="float">
            <text:p>680614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1931" calcext:value-type="float">
            <text:p>1351931</text:p>
          </table:table-cell>
          <table:table-cell office:value-type="float" office:value="104" calcext:value-type="float">
            <text:p>104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6743" calcext:value-type="float">
            <text:p>2326743</text:p>
          </table:table-cell>
          <table:table-cell office:value-type="float" office:value="104" calcext:value-type="float">
            <text:p>104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4860199" calcext:value-type="float">
            <text:p>486019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3917" calcext:value-type="float">
            <text:p>1553917</text:p>
          </table:table-cell>
          <table:table-cell office:value-type="float" office:value="107" calcext:value-type="float">
            <text:p>107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958" calcext:value-type="float">
            <text:p>2560958</text:p>
          </table:table-cell>
          <table:table-cell office:value-type="float" office:value="101" calcext:value-type="float">
            <text:p>101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3733792" calcext:value-type="float">
            <text:p>37337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3968" calcext:value-type="float">
            <text:p>2743968</text:p>
          </table:table-cell>
          <table:table-cell office:value-type="float" office:value="116" calcext:value-type="float">
            <text:p>116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0461" calcext:value-type="float">
            <text:p>2840461</text:p>
          </table:table-cell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7447747" calcext:value-type="float">
            <text:p>744774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0838" calcext:value-type="float">
            <text:p>2440838</text:p>
          </table:table-cell>
          <table:table-cell office:value-type="float" office:value="105" calcext:value-type="float">
            <text:p>105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6439" calcext:value-type="float">
            <text:p>2706439</text:p>
          </table:table-cell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3534228" calcext:value-type="float">
            <text:p>353422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0993" calcext:value-type="float">
            <text:p>2610993</text:p>
          </table:table-cell>
          <table:table-cell office:value-type="float" office:value="109" calcext:value-type="float">
            <text:p>109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5587" calcext:value-type="float">
            <text:p>2685587</text:p>
          </table:table-cell>
          <table:table-cell office:value-type="float" office:value="103" calcext:value-type="float">
            <text:p>103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10522858" calcext:value-type="float">
            <text:p>105228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8745" calcext:value-type="float">
            <text:p>2298745</text:p>
          </table:table-cell>
          <table:table-cell office:value-type="float" office:value="101" calcext:value-type="float">
            <text:p>101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7844" calcext:value-type="float">
            <text:p>2827844</text:p>
          </table:table-cell>
          <table:table-cell office:value-type="float" office:value="105" calcext:value-type="float">
            <text:p>105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3599622" calcext:value-type="float">
            <text:p>359962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83653" calcext:value-type="float">
            <text:p>3483653</text:p>
          </table:table-cell>
          <table:table-cell office:value-type="float" office:value="103" calcext:value-type="float">
            <text:p>103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3278" calcext:value-type="float">
            <text:p>2333278</text:p>
          </table:table-cell>
          <table:table-cell office:value-type="float" office:value="102" calcext:value-type="float">
            <text:p>102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5586995" calcext:value-type="float">
            <text:p>558699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6156" calcext:value-type="float">
            <text:p>2316156</text:p>
          </table:table-cell>
          <table:table-cell office:value-type="float" office:value="105" calcext:value-type="float">
            <text:p>105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2616" calcext:value-type="float">
            <text:p>1602616</text:p>
          </table:table-cell>
          <table:table-cell office:value-type="float" office:value="109" calcext:value-type="float">
            <text:p>109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675606" calcext:value-type="float">
            <text:p>46756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8874" calcext:value-type="float">
            <text:p>2348874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1075" calcext:value-type="float">
            <text:p>2211075</text:p>
          </table:table-cell>
          <table:table-cell office:value-type="float" office:value="110" calcext:value-type="float">
            <text:p>110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711228" calcext:value-type="float">
            <text:p>371122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5551" calcext:value-type="float">
            <text:p>2345551</text:p>
          </table:table-cell>
          <table:table-cell office:value-type="float" office:value="103" calcext:value-type="float">
            <text:p>103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5499" calcext:value-type="float">
            <text:p>2335499</text:p>
          </table:table-cell>
          <table:table-cell office:value-type="float" office:value="105" calcext:value-type="float">
            <text:p>10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5725716" calcext:value-type="float">
            <text:p>572571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61850" calcext:value-type="float">
            <text:p>1661850</text:p>
          </table:table-cell>
          <table:table-cell office:value-type="float" office:value="105.9" calcext:value-type="float">
            <text:p>105,9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0118" calcext:value-type="float">
            <text:p>2900118</text:p>
          </table:table-cell>
          <table:table-cell office:value-type="float" office:value="104" calcext:value-type="float">
            <text:p>10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812994" calcext:value-type="float">
            <text:p>381299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2398" calcext:value-type="float">
            <text:p>1432398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2585" calcext:value-type="float">
            <text:p>1682585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5786603" calcext:value-type="float">
            <text:p>578660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3560" calcext:value-type="float">
            <text:p>2363560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6358" calcext:value-type="float">
            <text:p>2356358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711811" calcext:value-type="float">
            <text:p>37118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7561" calcext:value-type="float">
            <text:p>1417561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3615" calcext:value-type="float">
            <text:p>1673615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169563" calcext:value-type="float">
            <text:p>716956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08481" calcext:value-type="float">
            <text:p>2908481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539" calcext:value-type="float">
            <text:p>1638539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609183" calcext:value-type="float">
            <text:p>360918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9826" calcext:value-type="float">
            <text:p>1769826</text:p>
          </table:table-cell>
          <table:table-cell office:value-type="float" office:value="97" calcext:value-type="float">
            <text:p>97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8496" calcext:value-type="float">
            <text:p>1618496</text:p>
          </table:table-cell>
          <table:table-cell office:value-type="float" office:value="104" calcext:value-type="float">
            <text:p>10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611243" calcext:value-type="float">
            <text:p>36112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4241" calcext:value-type="float">
            <text:p>2414241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7530" calcext:value-type="float">
            <text:p>1777530</text:p>
          </table:table-cell>
          <table:table-cell office:value-type="float" office:value="105" calcext:value-type="float">
            <text:p>10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6861159" calcext:value-type="float">
            <text:p>68611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73167" calcext:value-type="float">
            <text:p>1773167</text:p>
          </table:table-cell>
          <table:table-cell office:value-type="float" office:value="101" calcext:value-type="float">
            <text:p>101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2257" calcext:value-type="float">
            <text:p>1562257</text:p>
          </table:table-cell>
          <table:table-cell office:value-type="float" office:value="102" calcext:value-type="float">
            <text:p>10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5907201" calcext:value-type="float">
            <text:p>590720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2819" calcext:value-type="float">
            <text:p>2282819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1897" calcext:value-type="float">
            <text:p>1531897</text:p>
          </table:table-cell>
          <table:table-cell office:value-type="float" office:value="109" calcext:value-type="float">
            <text:p>10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616470" calcext:value-type="float">
            <text:p>36164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9437" calcext:value-type="float">
            <text:p>1399437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9938" calcext:value-type="float">
            <text:p>1589938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550815" calcext:value-type="float">
            <text:p>35508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6213" calcext:value-type="float">
            <text:p>1426213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8675" calcext:value-type="float">
            <text:p>2748675</text:p>
          </table:table-cell>
          <table:table-cell office:value-type="float" office:value="105" calcext:value-type="float">
            <text:p>10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592622" calcext:value-type="float">
            <text:p>359262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6032" calcext:value-type="float">
            <text:p>1416032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3812" calcext:value-type="float">
            <text:p>1613812</text:p>
          </table:table-cell>
          <table:table-cell office:value-type="float" office:value="103" calcext:value-type="float">
            <text:p>10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3623749" calcext:value-type="float">
            <text:p>36237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8480" calcext:value-type="float">
            <text:p>1348480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4181" calcext:value-type="float">
            <text:p>3144181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15063" calcext:value-type="float">
            <text:p>3615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4883" calcext:value-type="float">
            <text:p>2364883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2860" calcext:value-type="float">
            <text:p>3282860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750782" calcext:value-type="float">
            <text:p>37507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102" calcext:value-type="float">
            <text:p>1393102</text:p>
          </table:table-cell>
          <table:table-cell office:value-type="float" office:value="104" calcext:value-type="float">
            <text:p>10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8114" calcext:value-type="float">
            <text:p>2158114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804449" calcext:value-type="float">
            <text:p>38044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8987" calcext:value-type="float">
            <text:p>1388987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3694" calcext:value-type="float">
            <text:p>2733694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5386519" calcext:value-type="float">
            <text:p>538651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250" calcext:value-type="float">
            <text:p>2337250</text:p>
          </table:table-cell>
          <table:table-cell office:value-type="float" office:value="100" calcext:value-type="float">
            <text:p>100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5643" calcext:value-type="float">
            <text:p>2655643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903291" calcext:value-type="float">
            <text:p>39032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5292" calcext:value-type="float">
            <text:p>2085292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4500" calcext:value-type="float">
            <text:p>2714500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6992410" calcext:value-type="float">
            <text:p>69924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47548" calcext:value-type="float">
            <text:p>1847548</text:p>
          </table:table-cell>
          <table:table-cell office:value-type="float" office:value="102" calcext:value-type="float">
            <text:p>102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0961" calcext:value-type="float">
            <text:p>2740961</text:p>
          </table:table-cell>
          <table:table-cell office:value-type="float" office:value="106" calcext:value-type="float">
            <text:p>106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5588878" calcext:value-type="float">
            <text:p>558887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8276" calcext:value-type="float">
            <text:p>1398276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8281" calcext:value-type="float">
            <text:p>2758281</text:p>
          </table:table-cell>
          <table:table-cell office:value-type="float" office:value="101" calcext:value-type="float">
            <text:p>10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45275" calcext:value-type="float">
            <text:p>364527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5817" calcext:value-type="float">
            <text:p>2485817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8971" calcext:value-type="float">
            <text:p>1678971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19223" calcext:value-type="float">
            <text:p>36192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6140" calcext:value-type="float">
            <text:p>1466140</text:p>
          </table:table-cell>
          <table:table-cell office:value-type="float" office:value="99" calcext:value-type="float">
            <text:p>99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2404" calcext:value-type="float">
            <text:p>1582404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7249849" calcext:value-type="float">
            <text:p>72498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4777" calcext:value-type="float">
            <text:p>1444777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8046" calcext:value-type="float">
            <text:p>1608046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55685" calcext:value-type="float">
            <text:p>36556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3419" calcext:value-type="float">
            <text:p>2503419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8699" calcext:value-type="float">
            <text:p>2728699</text:p>
          </table:table-cell>
          <table:table-cell office:value-type="float" office:value="104" calcext:value-type="float">
            <text:p>104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16070473" calcext:value-type="float">
            <text:p>160704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615" calcext:value-type="float">
            <text:p>1420615</text:p>
          </table:table-cell>
          <table:table-cell office:value-type="float" office:value="105" calcext:value-type="float">
            <text:p>105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8681" calcext:value-type="float">
            <text:p>2638681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528509" calcext:value-type="float">
            <text:p>352850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54097" calcext:value-type="float">
            <text:p>1854097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1238" calcext:value-type="float">
            <text:p>1541238</text:p>
          </table:table-cell>
          <table:table-cell office:value-type="float" office:value="101" calcext:value-type="float">
            <text:p>10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302703" calcext:value-type="float">
            <text:p>430270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148" calcext:value-type="float">
            <text:p>2545148</text:p>
          </table:table-cell>
          <table:table-cell office:value-type="float" office:value="101" calcext:value-type="float">
            <text:p>10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0658" calcext:value-type="float">
            <text:p>1830658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802059" calcext:value-type="float">
            <text:p>38020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1890" calcext:value-type="float">
            <text:p>2631890</text:p>
          </table:table-cell>
          <table:table-cell office:value-type="float" office:value="104" calcext:value-type="float">
            <text:p>10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5864" calcext:value-type="float">
            <text:p>2735864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6980481" calcext:value-type="float">
            <text:p>698048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10959" calcext:value-type="float">
            <text:p>2710959</text:p>
          </table:table-cell>
          <table:table-cell office:value-type="float" office:value="105" calcext:value-type="float">
            <text:p>105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3364" calcext:value-type="float">
            <text:p>2673364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741266" calcext:value-type="float">
            <text:p>37412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2551" calcext:value-type="float">
            <text:p>2192551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1776" calcext:value-type="float">
            <text:p>1661776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824372" calcext:value-type="float">
            <text:p>38243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0198" calcext:value-type="float">
            <text:p>2320198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6845" calcext:value-type="float">
            <text:p>6486845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466119" calcext:value-type="float">
            <text:p>44661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0996" calcext:value-type="float">
            <text:p>1510996</text:p>
          </table:table-cell>
          <table:table-cell office:value-type="float" office:value="103" calcext:value-type="float">
            <text:p>103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9645" calcext:value-type="float">
            <text:p>1699645</text:p>
          </table:table-cell>
          <table:table-cell office:value-type="float" office:value="101" calcext:value-type="float">
            <text:p>10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17303" calcext:value-type="float">
            <text:p>361730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6197" calcext:value-type="float">
            <text:p>2086197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3919" calcext:value-type="float">
            <text:p>1853919</text:p>
          </table:table-cell>
          <table:table-cell office:value-type="float" office:value="101" calcext:value-type="float">
            <text:p>10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504417" calcext:value-type="float">
            <text:p>45044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9830" calcext:value-type="float">
            <text:p>1359830</text:p>
          </table:table-cell>
          <table:table-cell office:value-type="float" office:value="103" calcext:value-type="float">
            <text:p>103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1466" calcext:value-type="float">
            <text:p>2991466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786003" calcext:value-type="float">
            <text:p>378600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9239" calcext:value-type="float">
            <text:p>1379239</text:p>
          </table:table-cell>
          <table:table-cell office:value-type="float" office:value="105" calcext:value-type="float">
            <text:p>105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2069" calcext:value-type="float">
            <text:p>2012069</text:p>
          </table:table-cell>
          <table:table-cell office:value-type="float" office:value="99" calcext:value-type="float">
            <text:p>99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532332" calcext:value-type="float">
            <text:p>45323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851" calcext:value-type="float">
            <text:p>1443851</text:p>
          </table:table-cell>
          <table:table-cell office:value-type="float" office:value="104" calcext:value-type="float">
            <text:p>10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937" calcext:value-type="float">
            <text:p>1638937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91627" calcext:value-type="float">
            <text:p>36916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2637" calcext:value-type="float">
            <text:p>1312637</text:p>
          </table:table-cell>
          <table:table-cell office:value-type="float" office:value="104" calcext:value-type="float">
            <text:p>10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1799" calcext:value-type="float">
            <text:p>1591799</text:p>
          </table:table-cell>
          <table:table-cell office:value-type="float" office:value="103" calcext:value-type="float">
            <text:p>103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3667965" calcext:value-type="float">
            <text:p>36679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4914" calcext:value-type="float">
            <text:p>1374914</text:p>
          </table:table-cell>
          <table:table-cell office:value-type="float" office:value="104" calcext:value-type="float">
            <text:p>104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2886" calcext:value-type="float">
            <text:p>1662886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5436833" calcext:value-type="float">
            <text:p>54368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411" calcext:value-type="float">
            <text:p>2365411</text:p>
          </table:table-cell>
          <table:table-cell office:value-type="float" office:value="105" calcext:value-type="float">
            <text:p>105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4947" calcext:value-type="float">
            <text:p>1684947</text:p>
          </table:table-cell>
          <table:table-cell office:value-type="float" office:value="104" calcext:value-type="float">
            <text:p>104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672898" calcext:value-type="float">
            <text:p>36728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1376" calcext:value-type="float">
            <text:p>1631376</text:p>
          </table:table-cell>
          <table:table-cell office:value-type="float" office:value="100" calcext:value-type="float">
            <text:p>100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6929" calcext:value-type="float">
            <text:p>1636929</text:p>
          </table:table-cell>
          <table:table-cell office:value-type="float" office:value="104" calcext:value-type="float">
            <text:p>104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779066" calcext:value-type="float">
            <text:p>37790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163" calcext:value-type="float">
            <text:p>2318163</text:p>
          </table:table-cell>
          <table:table-cell office:value-type="float" office:value="99" calcext:value-type="float">
            <text:p>99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2172" calcext:value-type="float">
            <text:p>2802172</text:p>
          </table:table-cell>
          <table:table-cell office:value-type="float" office:value="99" calcext:value-type="float">
            <text:p>99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711782" calcext:value-type="float">
            <text:p>37117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61722" calcext:value-type="float">
            <text:p>2061722</text:p>
          </table:table-cell>
          <table:table-cell office:value-type="float" office:value="101" calcext:value-type="float">
            <text:p>10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1812" calcext:value-type="float">
            <text:p>2751812</text:p>
          </table:table-cell>
          <table:table-cell office:value-type="float" office:value="101" calcext:value-type="float">
            <text:p>101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6863744" calcext:value-type="float">
            <text:p>686374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310" calcext:value-type="float">
            <text:p>2322310</text:p>
          </table:table-cell>
          <table:table-cell office:value-type="float" office:value="103" calcext:value-type="float">
            <text:p>103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5057" calcext:value-type="float">
            <text:p>3505057</text:p>
          </table:table-cell>
          <table:table-cell office:value-type="float" office:value="99" calcext:value-type="float">
            <text:p>99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5381908" calcext:value-type="float">
            <text:p>538190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1086" calcext:value-type="float">
            <text:p>2291086</text:p>
          </table:table-cell>
          <table:table-cell office:value-type="float" office:value="103" calcext:value-type="float">
            <text:p>103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2357" calcext:value-type="float">
            <text:p>3422357</text:p>
          </table:table-cell>
          <table:table-cell office:value-type="float" office:value="98" calcext:value-type="float">
            <text:p>98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7351671" calcext:value-type="float">
            <text:p>735167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2680" calcext:value-type="float">
            <text:p>1552680</text:p>
          </table:table-cell>
          <table:table-cell office:value-type="float" office:value="96" calcext:value-type="float">
            <text:p>96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9588" calcext:value-type="float">
            <text:p>3709588</text:p>
          </table:table-cell>
          <table:table-cell office:value-type="float" office:value="96" calcext:value-type="float">
            <text:p>96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762090" calcext:value-type="float">
            <text:p>37620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9121" calcext:value-type="float">
            <text:p>1459121</text:p>
          </table:table-cell>
          <table:table-cell office:value-type="float" office:value="102" calcext:value-type="float">
            <text:p>102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2430" calcext:value-type="float">
            <text:p>3092430</text:p>
          </table:table-cell>
          <table:table-cell office:value-type="float" office:value="93" calcext:value-type="float">
            <text:p>93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949525" calcext:value-type="float">
            <text:p>394952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240" calcext:value-type="float">
            <text:p>2294240</text:p>
          </table:table-cell>
          <table:table-cell office:value-type="float" office:value="99" calcext:value-type="float">
            <text:p>99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4722" calcext:value-type="float">
            <text:p>1684722</text:p>
          </table:table-cell>
          <table:table-cell office:value-type="float" office:value="92" calcext:value-type="float">
            <text:p>92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243565" calcext:value-type="float">
            <text:p>424356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66685" calcext:value-type="float">
            <text:p>5566685</text:p>
          </table:table-cell>
          <table:table-cell office:value-type="float" office:value="101" calcext:value-type="float">
            <text:p>10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1958" calcext:value-type="float">
            <text:p>1641958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6924330" calcext:value-type="float">
            <text:p>69243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78985" calcext:value-type="float">
            <text:p>3878985</text:p>
          </table:table-cell>
          <table:table-cell office:value-type="float" office:value="98" calcext:value-type="float">
            <text:p>98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2837" calcext:value-type="float">
            <text:p>3132837</text:p>
          </table:table-cell>
          <table:table-cell office:value-type="float" office:value="102" calcext:value-type="float">
            <text:p>102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597915" calcext:value-type="float">
            <text:p>359791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1607" calcext:value-type="float">
            <text:p>2281607</text:p>
          </table:table-cell>
          <table:table-cell office:value-type="float" office:value="101" calcext:value-type="float">
            <text:p>101</text:p>
          </table:table-cell>
          <table:table-cell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0244" calcext:value-type="float">
            <text:p>3250244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843055" calcext:value-type="float">
            <text:p>384305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3470" calcext:value-type="float">
            <text:p>1563470</text:p>
          </table:table-cell>
          <table:table-cell office:value-type="float" office:value="101" calcext:value-type="float">
            <text:p>101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4060" calcext:value-type="float">
            <text:p>1714060</text:p>
          </table:table-cell>
          <table:table-cell office:value-type="float" office:value="101" calcext:value-type="float">
            <text:p>101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907818" calcext:value-type="float">
            <text:p>39078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6633" calcext:value-type="float">
            <text:p>2296633</text:p>
          </table:table-cell>
          <table:table-cell office:value-type="float" office:value="99" calcext:value-type="float">
            <text:p>99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599131.99" calcext:value-type="float">
            <text:p>2599131,99</text:p>
          </table:table-cell>
          <table:table-cell table:formula="of:=AVERAGE([.C466:.C565])" office:value-type="float" office:value="107.054" calcext:value-type="float">
            <text:p>107,054</text:p>
          </table:table-cell>
          <table:table-cell table:formula="of:=AVERAGE([.D466:.D565])" office:value-type="float" office:value="5.747" calcext:value-type="float">
            <text:p>5,747</text:p>
          </table:table-cell>
          <table:table-cell table:number-columns-repeated="2"/>
          <table:table-cell table:formula="of:=AVERAGE([.G466:.G565])" office:value-type="float" office:value="5065040.58" calcext:value-type="float">
            <text:p>5065040,58</text:p>
          </table:table-cell>
          <table:table-cell table:formula="of:=AVERAGE([.H466:.H565])" office:value-type="float" office:value="101.5" calcext:value-type="float">
            <text:p>101,5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2099411.43" calcext:value-type="float">
            <text:p>2099411,43</text:p>
          </table:table-cell>
          <table:table-cell table:formula="of:=AVERAGE([.M466:.M565])" office:value-type="float" office:value="109.778" calcext:value-type="float">
            <text:p>109,778</text:p>
          </table:table-cell>
          <table:table-cell table:formula="of:=AVERAGE([.N466:.N565])" office:value-type="float" office:value="7.33800000000001" calcext:value-type="float">
            <text:p>7,33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785329.27525831" calcext:value-type="float">
            <text:p>1785329,27525831</text:p>
          </table:table-cell>
          <table:table-cell table:formula="of:=STDEVP([.C466:.C565])" office:value-type="float" office:value="15.4186407961273" calcext:value-type="float">
            <text:p>15,4186407961273</text:p>
          </table:table-cell>
          <table:table-cell table:formula="of:=STDEVP([.D466:.D565])" office:value-type="float" office:value="1.17664395634363" calcext:value-type="float">
            <text:p>1,17664395634363</text:p>
          </table:table-cell>
          <table:table-cell table:number-columns-repeated="2"/>
          <table:table-cell table:formula="of:=STDEVP([.G466:.G565])" office:value-type="float" office:value="2099857.08673522" calcext:value-type="float">
            <text:p>2099857,08673522</text:p>
          </table:table-cell>
          <table:table-cell table:formula="of:=STDEVP([.H466:.H565])" office:value-type="float" office:value="1.01488915650922" calcext:value-type="float">
            <text:p>1,01488915650922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1068718.40749345" calcext:value-type="float">
            <text:p>1068718,40749345</text:p>
          </table:table-cell>
          <table:table-cell table:formula="of:=STDEVP([.M466:.M565])" office:value-type="float" office:value="23.5782848400811" calcext:value-type="float">
            <text:p>23,5782848400811</text:p>
          </table:table-cell>
          <table:table-cell table:formula="of:=STDEVP([.N466:.N565])" office:value-type="float" office:value="0.991542233089443" calcext:value-type="float">
            <text:p>0,9915422330894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2334388.5" calcext:value-type="float">
            <text:p>2334388,5</text:p>
          </table:table-cell>
          <table:table-cell table:formula="of:=MEDIAN([.C466:.C565])" office:value-type="float" office:value="103" calcext:value-type="float">
            <text:p>103</text:p>
          </table:table-cell>
          <table:table-cell table:formula="of:=MEDIAN([.D466:.D565])" office:value-type="float" office:value="6.4" calcext:value-type="float">
            <text:p>6,4</text:p>
          </table:table-cell>
          <table:table-cell table:number-columns-repeated="2"/>
          <table:table-cell table:formula="of:=MEDIAN([.G466:.G565])" office:value-type="float" office:value="4000199" calcext:value-type="float">
            <text:p>4000199</text:p>
          </table:table-cell>
          <table:table-cell table:formula="of:=MEDIAN([.H466:.H565])" office:value-type="float" office:value="102" calcext:value-type="float">
            <text:p>102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1783374.5" calcext:value-type="float">
            <text:p>1783374,5</text:p>
          </table:table-cell>
          <table:table-cell table:formula="of:=MEDIAN([.M466:.M565])" office:value-type="float" office:value="104" calcext:value-type="float">
            <text:p>104</text:p>
          </table:table-cell>
          <table:table-cell table:formula="of:=MEDIAN([.N466:.N565])"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865697.66" calcext:value-type="float">
            <text:p>2865697,66</text:p>
          </table:table-cell>
          <table:table-cell table:formula="of:=AVERAGE([.C466:.C515])" office:value-type="float" office:value="112.368" calcext:value-type="float">
            <text:p>112,368</text:p>
          </table:table-cell>
          <table:table-cell table:formula="of:=AVERAGE([.D466:.D515])" office:value-type="float" office:value="5" calcext:value-type="float">
            <text:p>5</text:p>
          </table:table-cell>
          <table:table-cell table:number-columns-repeated="2"/>
          <table:table-cell table:formula="of:=AVERAGE([.G466:.G515])" office:value-type="float" office:value="5346207.72" calcext:value-type="float">
            <text:p>5346207,72</text:p>
          </table:table-cell>
          <table:table-cell table:formula="of:=AVERAGE([.H466:.H515])" office:value-type="float" office:value="101.32" calcext:value-type="float">
            <text:p>101,32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2173584.48" calcext:value-type="float">
            <text:p>2173584,48</text:p>
          </table:table-cell>
          <table:table-cell table:formula="of:=AVERAGE([.M466:.M515])" office:value-type="float" office:value="117.616" calcext:value-type="float">
            <text:p>117,616</text:p>
          </table:table-cell>
          <table:table-cell table:formula="of:=AVERAGE([.N466:.N515])" office:value-type="float" office:value="6.946" calcext:value-type="float">
            <text:p>6,9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332566.32" calcext:value-type="float">
            <text:p>2332566,32</text:p>
          </table:table-cell>
          <table:table-cell table:formula="of:=AVERAGE([.C516:.C565])" office:value-type="float" office:value="101.74" calcext:value-type="float">
            <text:p>101,74</text:p>
          </table:table-cell>
          <table:table-cell table:formula="of:=AVERAGE([.D516:.D565])" office:value-type="float" office:value="6.494" calcext:value-type="float">
            <text:p>6,494</text:p>
          </table:table-cell>
          <table:table-cell table:number-columns-repeated="2"/>
          <table:table-cell table:formula="of:=AVERAGE([.G516:.G565])" office:value-type="float" office:value="4783873.44" calcext:value-type="float">
            <text:p>4783873,44</text:p>
          </table:table-cell>
          <table:table-cell table:formula="of:=AVERAGE([.H516:.H565])" office:value-type="float" office:value="101.68" calcext:value-type="float">
            <text:p>101,68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2025238.38" calcext:value-type="float">
            <text:p>2025238,38</text:p>
          </table:table-cell>
          <table:table-cell table:formula="of:=AVERAGE([.M516:.M565])" office:value-type="float" office:value="101.94" calcext:value-type="float">
            <text:p>101,94</text:p>
          </table:table-cell>
          <table:table-cell table:formula="of:=AVERAGE([.N516:.N565])" office:value-type="float" office:value="7.72999999999999" calcext:value-type="float">
            <text:p>7,72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887204.440212141" calcext:value-type="float">
            <text:p>887204,440212141</text:p>
          </table:table-cell>
          <table:table-cell table:formula="of:=STDEVP([.C516:.C565])" office:value-type="float" office:value="2.79864252808393" calcext:value-type="float">
            <text:p>2,79864252808393</text:p>
          </table:table-cell>
          <table:table-cell table:formula="of:=STDEVP([.D516:.D565])" office:value-type="float" office:value="0.0704556598152339" calcext:value-type="float">
            <text:p>0,070455659815234</text:p>
          </table:table-cell>
          <table:table-cell table:number-columns-repeated="2"/>
          <table:table-cell table:formula="of:=STDEVP([.G516:.G565])" office:value-type="float" office:value="2042979.77186874" calcext:value-type="float">
            <text:p>2042979,77186874</text:p>
          </table:table-cell>
          <table:table-cell table:formula="of:=STDEVP([.H516:.H565])" office:value-type="float" office:value="0.76" calcext:value-type="float">
            <text:p>0,76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737629.544340461" calcext:value-type="float">
            <text:p>737629,544340461</text:p>
          </table:table-cell>
          <table:table-cell table:formula="of:=STDEVP([.M516:.M565])" office:value-type="float" office:value="2.12988262587402" calcext:value-type="float">
            <text:p>2,12988262587402</text:p>
          </table:table-cell>
          <table:table-cell table:formula="of:=STDEVP([.N516:.N565])" office:value-type="float" office:value="0.053851648071345" calcext:value-type="float">
            <text:p>0,0538516480713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2558570.5" calcext:value-type="float">
            <text:p>2558570,5</text:p>
          </table:table-cell>
          <table:table-cell table:formula="of:=MEDIAN([.C466:.C515])" office:value-type="float" office:value="105" calcext:value-type="float">
            <text:p>105</text:p>
          </table:table-cell>
          <table:table-cell table:formula="of:=MEDIAN([.D466:.D515])" office:value-type="float" office:value="5.25" calcext:value-type="float">
            <text:p>5,25</text:p>
          </table:table-cell>
          <table:table-cell table:number-columns-repeated="2"/>
          <table:table-cell table:formula="of:=MEDIAN([.G466:.G515])" office:value-type="float" office:value="4582846.5" calcext:value-type="float">
            <text:p>4582846,5</text:p>
          </table:table-cell>
          <table:table-cell table:formula="of:=MEDIAN([.H466:.H515])" office:value-type="float" office:value="101.5" calcext:value-type="float">
            <text:p>101,5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1714428.5" calcext:value-type="float">
            <text:p>1714428,5</text:p>
          </table:table-cell>
          <table:table-cell table:formula="of:=MEDIAN([.M466:.M515])" office:value-type="float" office:value="108" calcext:value-type="float">
            <text:p>108</text:p>
          </table:table-cell>
          <table:table-cell table:formula="of:=MEDIAN([.N466:.N515])"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1932994" calcext:value-type="float">
            <text:p>1932994</text:p>
          </table:table-cell>
          <table:table-cell table:formula="of:=MEDIAN([.C516:.C565])" office:value-type="float" office:value="102" calcext:value-type="float">
            <text:p>102</text:p>
          </table:table-cell>
          <table:table-cell table:formula="of:=MEDIAN([.D516:.D565])" office:value-type="float" office:value="6.5" calcext:value-type="float">
            <text:p>6,5</text:p>
          </table:table-cell>
          <table:table-cell table:number-columns-repeated="2"/>
          <table:table-cell table:formula="of:=MEDIAN([.G516:.G565])" office:value-type="float" office:value="3814410.5" calcext:value-type="float">
            <text:p>3814410,5</text:p>
          </table:table-cell>
          <table:table-cell table:formula="of:=MEDIAN([.H516:.H565])" office:value-type="float" office:value="102" calcext:value-type="float">
            <text:p>102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1957909.5" calcext:value-type="float">
            <text:p>1957909,5</text:p>
          </table:table-cell>
          <table:table-cell table:formula="of:=MEDIAN([.M516:.M565])" office:value-type="float" office:value="102" calcext:value-type="float">
            <text:p>102</text:p>
          </table:table-cell>
          <table:table-cell table:formula="of:=MEDIAN([.N516:.N565])" office:value-type="float" office:value="7.7" calcext:value-type="float">
            <text:p>7,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1:19.2385889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3M58S</meta:editing-duration>
    <meta:editing-cycles>23</meta:editing-cycles>
    <meta:generator>LibreOffice/6.0.7.3$Linux_X86_64 LibreOffice_project/00m0$Build-3</meta:generator>
    <dc:date>2020-10-04T19:11:50.444114456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249cm" svg:y="1.474cm" svg:width="9.816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36120538.46">
                <text:p>36120538.46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1411724.34">
                <text:p>21411724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8825421.16">
                <text:p>8825421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3221470.46">
                <text:p>322147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2332566.32">
                <text:p>2332566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